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100000251C0677E3042FB8F8A.png" manifest:media-type="image/png"/>
  <manifest:file-entry manifest:full-path="Pictures/100000010000020000000200F1D90A2CAE206167.png" manifest:media-type="image/png"/>
  <manifest:file-entry manifest:full-path="Pictures/100000000000053D0000021CFC08467DF6C93A36.png" manifest:media-type="image/png"/>
  <manifest:file-entry manifest:full-path="Pictures/10000000000000B1000002D3166DCD13158E3495.jpg" manifest:media-type="image/jpeg"/>
  <manifest:file-entry manifest:full-path="Pictures/100000010000012C0000012C04FB197EA6E2D227.png" manifest:media-type="image/pn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0A70000009470CAF5BAC9FC6DD0.png" manifest:media-type="image/png"/>
  <manifest:file-entry manifest:full-path="Pictures/10000001000002800000028032BE7E3D0F400F05.png" manifest:media-type="image/png"/>
  <manifest:file-entry manifest:full-path="Pictures/1000000100000229000001BC3E290425B99727BE.png" manifest:media-type="image/png"/>
  <manifest:file-entry manifest:full-path="Pictures/1000000100000229000001BC77B52509530B62F0.png" manifest:media-type="image/png"/>
  <manifest:file-entry manifest:full-path="Pictures/1000000100000229000001BC86582C85D3385FA4.png" manifest:media-type="image/png"/>
  <manifest:file-entry manifest:full-path="Pictures/100000010000020000000200D844629585022F60.png" manifest:media-type="image/png"/>
  <manifest:file-entry manifest:full-path="Pictures/1000000000000556000002D051CBC061096F0FD0.png" manifest:media-type="image/png"/>
  <manifest:file-entry manifest:full-path="Pictures/1000000000000556000002D097FAA71F536E482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/>
    <style:font-face style:name="Consolas1" svg:font-family="Consolas" style:font-adornments="Gras" style:font-pitch="variable"/>
    <style:font-face style:name="Consolas2" svg:font-family="Consolas"/>
    <style:font-face style:name="Consolas3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modern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pitch="variable"/>
    <style:font-face style:name="Segoe UI1" svg:font-family="'Segoe UI'" style:font-family-generic="modern" style:font-pitch="variable"/>
    <style:font-face style:name="Segoe UI2" svg:font-family="'Segoe UI'" style:font-family-generic="swiss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 style:font-charset="x-symbol"/>
    <style:font-face style:name="Segoe UI5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sans-serif" svg:font-family="sans-serif, Arial" style:font-adornments="Gras"/>
    <style:font-face style:name="sans-serif1" svg:font-family="sans-serif, Arial" style:font-adornments="Gras" style:font-pitch="variable"/>
    <style:font-face style:name="sans-serif2" svg:font-family="sans-serif, Arial"/>
    <style:font-face style:name="sans-serif3" svg:font-family="sans-serif, Ari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Ligne_20_separation">
      <style:graphic-properties draw:textarea-vertical-align="middle" style:protect="position size"/>
    </style:style>
    <style:style style:name="gr4" style:family="graphic" style:parent-style-name="standard">
      <style:graphic-properties draw:stroke="none" draw:fill="none" fo:min-height="13.35cm"/>
      <style:paragraph-properties style:writing-mode="lr-tb"/>
    </style:style>
    <style:style style:name="gr5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2.014cm" fo:min-width="15.764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1.91cm" fo:min-width="15.66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0.849cm" fo:min-width="9.72cm" fo:padding-top="0.177cm" fo:padding-bottom="0.177cm" fo:padding-left="0.302cm" fo:padding-right="0.302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4.75cm" fo:min-width="6.9cm" draw:shadow="visible" style:writing-mode="lr-tb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55cm"/>
      <style:paragraph-properties style:writing-mode="lr-tb"/>
    </style:style>
    <style:style style:name="gr10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3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76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35cm"/>
      <style:paragraph-properties style:writing-mode="lr-tb"/>
    </style:style>
    <style:style style:name="gr14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353cm" fo:min-width="2.508cm" fo:padding-top="0.177cm" fo:padding-bottom="0.177cm" fo:padding-left="0.302cm" fo:padding-right="0.302cm"/>
    </style:style>
    <style:style style:name="gr15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778cm" fo:min-width="8.59cm" fo:padding-top="0.177cm" fo:padding-bottom="0.177cm" fo:padding-left="0.302cm" fo:padding-right="0.302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3.85cm" fo:min-width="6.9cm" draw:shadow="visible" style:writing-mode="lr-tb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363cm"/>
      <style:paragraph-properties style:writing-mode="lr-tb"/>
    </style:style>
    <style:style style:name="gr18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2" style:family="presentation" style:parent-style-name="Modele_5f_Insee_5f_V4-outline1">
      <style:graphic-properties fo:min-height="11.929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1-outline1">
      <style:graphic-properties draw:textarea-vertical-align="middle" fo:min-height="11.929cm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9" style:family="presentation" style:parent-style-name="Modele_5f_Insee_5f_V42-outline1">
      <style:graphic-properties fo:min-height="11.929cm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style:paragraph-properties fo:margin-left="0cm" fo:margin-right="0cm" fo:margin-top="0cm" fo:margin-bottom="0.7cm" fo:text-align="start" fo:text-indent="0cm"/>
    </style:style>
    <style:style style:name="P3" style:family="paragraph">
      <style:paragraph-properties fo:margin-left="0cm" fo:margin-right="0cm" fo:margin-top="0cm" fo:margin-bottom="0.7cm" fo:text-align="start" fo:text-indent="0cm"/>
      <style:text-properties fo:color="#000080" loext:opacity="100%" loext:color-lum-mod="100%" loext:color-lum-off="0%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/>
      <style:text-properties fo:font-size="34pt" style:font-size-asian="34pt" style:font-size-complex="34pt"/>
    </style:style>
    <style:style style:name="P9" style:family="paragraph">
      <style:paragraph-properties fo:margin-left="0cm" fo:margin-right="0cm" fo:margin-top="0cm" fo:margin-bottom="0.7cm" fo:text-align="center" fo:text-indent="0cm"/>
    </style:style>
    <style:style style:name="P10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11" style:family="paragraph">
      <style:paragraph-properties fo:margin-top="0cm" fo:margin-bottom="0.7cm"/>
      <style:text-properties fo:font-size="34pt" style:font-size-asian="34pt" style:font-size-complex="34pt"/>
    </style:style>
    <style:style style:name="P12" style:family="paragraph">
      <style:paragraph-properties fo:margin-top="0cm" fo:margin-bottom="0.5cm"/>
    </style:style>
    <style:style style:name="P13" style:family="paragraph">
      <style:paragraph-properties style:text-autospace="none"/>
    </style:style>
    <style:style style:name="P14" style:family="paragraph">
      <loext:graphic-properties draw:fill="none"/>
      <style:paragraph-properties style:text-autospace="none"/>
      <style:text-properties style:font-name="Consolas2" fo:font-size="12pt" style:font-name-asian="Consolas2" style:font-size-asian="12pt" style:font-name-complex="Consolas2" style:font-size-complex="12pt"/>
    </style:style>
    <style:style style:name="P15" style:family="paragraph">
      <style:paragraph-properties fo:text-align="start"/>
    </style:style>
    <style:style style:name="P16" style:family="paragraph">
      <style:paragraph-properties fo:margin-left="0cm" fo:margin-right="0cm" fo:margin-top="0cm" fo:margin-bottom="0cm" fo:line-height="100%" fo:text-indent="0cm" style:text-autospace="none"/>
    </style:style>
    <style:style style:name="P17" style:family="paragraph">
      <loext:graphic-properties draw:fill="none" draw:opacity="50%"/>
      <style:paragraph-properties fo:text-align="center"/>
    </style:style>
    <style:style style:name="P18" style:family="paragraph">
      <style:paragraph-properties fo:margin-top="0cm" fo:margin-bottom="0.4cm"/>
    </style:style>
    <style:style style:name="P19" style:family="paragraph">
      <style:paragraph-properties fo:margin-top="0cm" fo:margin-bottom="0.5cm" fo:text-align="center"/>
    </style:style>
    <style:style style:name="P20" style:family="paragraph">
      <style:paragraph-properties fo:margin-left="0cm" fo:margin-right="0cm" fo:margin-top="0cm" fo:margin-bottom="0.5cm" fo:text-indent="0cm"/>
    </style:style>
    <style:style style:name="P21" style:family="paragraph">
      <style:paragraph-properties fo:margin-left="1cm" fo:margin-right="0cm" fo:margin-top="0cm" fo:margin-bottom="0.5cm" fo:text-indent="0cm"/>
    </style:style>
    <style:style style:name="P22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4" style:family="paragraph">
      <style:paragraph-properties fo:margin-top="0cm" fo:margin-bottom="0.5cm" style:text-autospace="none"/>
    </style:style>
    <style:style style:name="P25" style:family="paragraph">
      <style:paragraph-properties fo:margin-top="0cm" fo:margin-bottom="0.5cm" fo:text-align="start"/>
    </style:style>
    <style:style style:name="P26" style:family="paragraph">
      <style:paragraph-properties fo:margin-left="3cm" fo:margin-right="0cm" fo:margin-top="0cm" fo:margin-bottom="0.5cm" fo:text-align="start" fo:text-indent="0cm" style:text-autospace="none"/>
    </style:style>
    <style:style style:name="P27" style:family="paragraph">
      <style:paragraph-properties fo:margin-left="1cm" fo:margin-right="0cm" fo:margin-top="0cm" fo:margin-bottom="0.5cm" fo:text-indent="0cm" style:text-autospace="none"/>
    </style:style>
    <style:style style:name="P28" style:family="paragraph">
      <style:paragraph-properties fo:margin-left="2cm" fo:margin-right="0cm" fo:margin-top="0cm" fo:margin-bottom="0.5cm" fo:text-indent="0cm" style:text-autospace="none"/>
    </style:style>
    <style:style style:name="P29" style:family="paragraph">
      <style:paragraph-properties fo:margin-left="0cm" fo:margin-right="0cm" fo:margin-top="0cm" fo:margin-bottom="0.5cm" fo:text-indent="0cm" style:text-autospace="none"/>
    </style:style>
    <style:style style:name="P30" style:family="paragraph">
      <style:paragraph-properties fo:margin-left="0cm" fo:margin-right="0cm" fo:margin-top="0cm" fo:margin-bottom="0.5cm" fo:text-align="center" fo:text-indent="0cm" style:text-autospace="none"/>
    </style:style>
    <style:style style:name="P31" style:family="paragraph">
      <style:paragraph-properties fo:margin-left="3cm" fo:margin-right="0cm" fo:margin-top="0cm" fo:margin-bottom="0.5cm" fo:text-indent="0cm" style:text-autospace="none"/>
    </style:style>
    <style:style style:name="P32" style:family="paragraph">
      <style:paragraph-properties fo:margin-left="0cm" fo:margin-right="0cm" fo:margin-top="0cm" fo:margin-bottom="0.5cm" fo:text-align="start" fo:text-indent="0cm" style:text-autospace="none"/>
    </style:style>
    <style:style style:name="P33" style:family="paragraph">
      <loext:graphic-properties draw:fill="none" draw:fill-color="#ffffff"/>
      <style:paragraph-properties fo:text-align="center"/>
      <style:text-properties fo:color="#ff0000" loext:opacity="100%" loext:color-lum-mod="100%" loext:color-lum-off="0%" fo:font-weight="bold" style:font-weight-asian="bold" style:font-weight-complex="bold"/>
    </style:style>
    <style:style style:name="P34" style:family="paragraph">
      <style:paragraph-properties fo:margin-left="2cm" fo:margin-right="0cm" fo:margin-top="0cm" fo:margin-bottom="0.5cm" fo:text-indent="0cm"/>
    </style:style>
    <style:style style:name="P35" style:family="paragraph">
      <style:paragraph-properties fo:margin-top="0cm" fo:margin-bottom="0.3cm" style:text-autospace="none"/>
    </style:style>
    <style:style style:name="P36" style:family="paragraph">
      <style:paragraph-properties fo:margin-left="0cm" fo:margin-right="0cm" fo:margin-top="0cm" fo:margin-bottom="0.4cm" fo:text-indent="0cm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="none"/>
    </style:style>
    <style:style style:name="P39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80" loext:opacity="100%" fo:font-size="40pt" style:font-size-asian="40pt" style:font-size-complex="40pt"/>
    </style:style>
    <style:style style:name="T3" style:family="text">
      <style:text-properties fo:font-size="20pt"/>
    </style:style>
    <style:style style:name="T4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000000" loext:opacity="100%"/>
    </style:style>
    <style:style style:name="T7" style:family="text">
      <style:text-properties fo:color="#666666" loext:opacity="100%"/>
    </style:style>
    <style:style style:name="T8" style:family="text">
      <style:text-properties fo:color="#cc6c1d" loext:opacity="100%" style:font-name="Consolas2" fo:font-size="18pt" style:font-name-asian="Consolas2" style:font-size-asian="18pt" style:font-name-complex="Consolas2" style:font-size-complex="18pt"/>
    </style:style>
    <style:style style:name="T9" style:family="text">
      <style:text-properties fo:color="#d9e8f7" loext:opacity="100%" style:font-name="Consolas2" fo:font-size="18pt" style:font-name-asian="Consolas2" style:font-size-asian="18pt" style:font-name-complex="Consolas2" style:font-size-complex="18pt"/>
    </style:style>
    <style:style style:name="T10" style:family="text">
      <style:text-properties fo:color="#1290c3" loext:opacity="100%" style:font-name="Consolas2" fo:font-size="18pt" style:font-name-asian="Consolas2" style:font-size-asian="18pt" style:font-name-complex="Consolas2" style:font-size-complex="18pt"/>
    </style:style>
    <style:style style:name="T11" style:family="text">
      <style:text-properties fo:color="#80f2f6" loext:opacity="100%" style:font-name="Consolas2" fo:font-size="18pt" style:font-name-asian="Consolas2" style:font-size-asian="18pt" style:font-name-complex="Consolas2" style:font-size-complex="18pt"/>
    </style:style>
    <style:style style:name="T12" style:family="text">
      <style:text-properties fo:color="#000000" loext:opacity="100%" style:font-name="Consolas2" fo:font-size="18pt" style:font-name-asian="Consolas2" style:font-size-asian="18pt" style:font-name-complex="Consolas2" style:font-size-complex="18pt"/>
    </style:style>
    <style:style style:name="T13" style:family="text">
      <style:text-properties style:font-name="Consolas2" fo:font-size="12pt" style:font-name-asian="Consolas2" style:font-size-asian="12pt" style:font-name-complex="Consolas2" style:font-size-complex="12pt"/>
    </style:style>
    <style:style style:name="T14" style:family="text">
      <style:text-properties fo:color="#66e1f8" loext:opacity="100%" style:font-name="Consolas2" fo:font-size="18pt" style:font-name-asian="Consolas2" style:font-size-asian="18pt" style:font-name-complex="Consolas2" style:font-size-complex="18pt"/>
    </style:style>
    <style:style style:name="T15" style:family="text">
      <style:text-properties fo:color="#1eb540" loext:opacity="100%" style:font-name="Consolas2" fo:font-size="18pt" style:font-name-asian="Consolas2" style:font-size-asian="18pt" style:font-name-complex="Consolas2" style:font-size-complex="18pt"/>
    </style:style>
    <style:style style:name="T16" style:family="text">
      <style:text-properties fo:color="#a7ec21" loext:opacity="100%" style:font-name="Consolas2" fo:font-size="18pt" style:font-name-asian="Consolas2" style:font-size-asian="18pt" style:font-name-complex="Consolas2" style:font-size-complex="18pt"/>
    </style:style>
    <style:style style:name="T17" style:family="text">
      <style:text-properties fo:color="#f9faf4" loext:opacity="100%" style:font-name="Consolas2" fo:font-size="18pt" style:font-name-asian="Consolas2" style:font-size-asian="18pt" style:font-name-complex="Consolas2" style:font-size-complex="18pt"/>
    </style:style>
    <style:style style:name="T18" style:family="text">
      <style:text-properties fo:color="#79abff" loext:opacity="100%" style:font-name="Consolas2" fo:font-size="18pt" style:font-name-asian="Consolas2" style:font-size-asian="18pt" style:font-name-complex="Consolas2" style:font-size-complex="18pt"/>
    </style:style>
    <style:style style:name="T19" style:family="text">
      <style:text-properties fo:color="#808080" loext:opacity="100%" style:font-name="Consolas2" fo:font-size="18pt" style:font-name-asian="Consolas2" style:font-size-asian="18pt" style:font-name-complex="Consolas2" style:font-size-complex="18pt"/>
    </style:style>
    <style:style style:name="T20" style:family="text">
      <style:text-properties fo:color="#e6e6fa" loext:opacity="100%" style:font-name="Consolas2" fo:font-size="18pt" style:font-name-asian="Consolas2" style:font-size-asian="18pt" style:font-name-complex="Consolas2" style:font-size-complex="18pt"/>
    </style:style>
    <style:style style:name="T21" style:family="text">
      <style:text-properties fo:color="#80f6a7" loext:opacity="100%" style:font-name="Consolas2" fo:font-size="18pt" style:font-name-asian="Consolas2" style:font-size-asian="18pt" style:font-name-complex="Consolas2" style:font-size-complex="18pt"/>
    </style:style>
    <style:style style:name="T22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8pt" fo:font-style="normal" fo:text-shadow="none" style:text-underline-style="none" fo:font-weight="normal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808080" loext:opacity="100%" style:font-name="Consolas2" fo:font-size="12pt" style:font-name-asian="Consolas2" style:font-size-asian="12pt" style:font-name-complex="Consolas2" style:font-size-complex="12pt"/>
    </style:style>
    <style:style style:name="T24" style:family="text">
      <style:text-properties fo:font-variant="normal" fo:text-transform="none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729fcf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80" loext:opacity="100%"/>
    </style:style>
    <style:style style:name="T27" style:family="text">
      <style:text-properties fo:color="#729fcf" loext:opacity="100%" style:font-name="Consolas2" fo:font-size="18pt" style:font-name-asian="Consolas2" style:font-size-asian="18pt" style:font-name-complex="Consolas2" style:font-size-complex="18pt"/>
    </style:style>
    <style:style style:name="T28" style:family="text">
      <style:text-properties fo:color="#cc6c1d" loext:opacity="100%" style:font-name="Consolas2" fo:font-size="20pt" style:font-name-asian="Consolas2" style:font-size-asian="20pt" style:font-name-complex="Consolas2" style:font-size-complex="20pt"/>
    </style:style>
    <style:style style:name="T29" style:family="text">
      <style:text-properties fo:color="#d9e8f7" loext:opacity="100%" style:font-name="Consolas2" fo:font-size="20pt" style:font-name-asian="Consolas2" style:font-size-asian="20pt" style:font-name-complex="Consolas2" style:font-size-complex="20pt"/>
    </style:style>
    <style:style style:name="T30" style:family="text">
      <style:text-properties fo:color="#1290c3" loext:opacity="100%" style:font-name="Consolas2" fo:font-size="20pt" style:text-underline-style="none" style:font-name-asian="Consolas2" style:font-size-asian="20pt" style:font-name-complex="Consolas2" style:font-size-complex="20pt"/>
    </style:style>
    <style:style style:name="T31" style:family="text">
      <style:text-properties fo:color="#000000" loext:opacity="100%" style:font-name="Consolas2" fo:font-size="20pt" style:font-name-asian="Consolas2" style:font-size-asian="20pt" style:font-name-complex="Consolas2" style:font-size-complex="20pt"/>
    </style:style>
    <style:style style:name="T32" style:family="text">
      <style:text-properties fo:color="#000000" loext:opacity="100%" style:font-name="Consolas2" fo:font-size="12pt" style:font-name-asian="Consolas2" style:font-size-asian="12pt" style:font-name-complex="Consolas2" style:font-size-complex="12pt"/>
    </style:style>
    <style:style style:name="T33" style:family="text">
      <style:text-properties fo:color="#80f2f6" loext:opacity="100%" style:font-name="Consolas2" fo:font-size="20pt" style:font-name-asian="Consolas2" style:font-size-asian="20pt" style:font-name-complex="Consolas2" style:font-size-complex="20pt"/>
    </style:style>
    <style:style style:name="T34" style:family="text">
      <style:text-properties fo:color="#8ddaf8" loext:opacity="100%" style:font-name="Consolas2" fo:font-size="20pt" fo:font-style="italic" style:font-name-asian="Consolas2" style:font-size-asian="20pt" style:font-style-asian="italic" style:font-name-complex="Consolas2" style:font-size-complex="20pt" style:font-style-complex="italic"/>
    </style:style>
    <style:style style:name="T35" style:family="text">
      <style:text-properties fo:color="#1eb540" loext:opacity="100%" style:font-name="Consolas2" fo:font-size="20pt" style:font-name-asian="Consolas2" style:font-size-asian="20pt" style:font-name-complex="Consolas2" style:font-size-complex="20pt"/>
    </style:style>
    <style:style style:name="T36" style:family="text">
      <style:text-properties fo:color="#808080" loext:opacity="100%" style:font-name="Consolas2" fo:font-size="24pt" style:font-name-asian="Consolas2" style:font-size-asian="24pt" style:font-name-complex="Consolas2" style:font-size-complex="24pt"/>
    </style:style>
    <style:style style:name="T37" style:family="text">
      <style:text-properties fo:color="#a7ec21" loext:opacity="100%" style:font-name="Consolas2" fo:font-size="20pt" style:font-name-asian="Consolas2" style:font-size-asian="20pt" style:font-name-complex="Consolas2" style:font-size-complex="20pt"/>
    </style:style>
    <style:style style:name="T38" style:family="text">
      <style:text-properties fo:color="#cc6c1d" loext:opacity="100%" style:font-name="Consolas2" fo:font-size="16pt" style:font-name-asian="Consolas2" style:font-size-asian="16pt" style:font-name-complex="Consolas2" style:font-size-complex="16pt"/>
    </style:style>
    <style:style style:name="T39" style:family="text">
      <style:text-properties fo:color="#d9e8f7" loext:opacity="100%" style:font-name="Consolas2" fo:font-size="16pt" style:font-name-asian="Consolas2" style:font-size-asian="16pt" style:font-name-complex="Consolas2" style:font-size-complex="16pt"/>
    </style:style>
    <style:style style:name="T40" style:family="text">
      <style:text-properties fo:color="#1290c3" loext:opacity="100%" style:font-name="Consolas2" fo:font-size="16pt" style:font-name-asian="Consolas2" style:font-size-asian="16pt" style:font-name-complex="Consolas2" style:font-size-complex="16pt"/>
    </style:style>
    <style:style style:name="T41" style:family="text">
      <style:text-properties fo:color="#80f2f6" loext:opacity="100%" style:font-name="Consolas2" fo:font-size="16pt" style:font-name-asian="Consolas2" style:font-size-asian="16pt" style:font-name-complex="Consolas2" style:font-size-complex="16pt"/>
    </style:style>
    <style:style style:name="T42" style:family="text">
      <style:text-properties fo:color="#000000" loext:opacity="100%" style:font-name="Consolas2" fo:font-size="16pt" style:font-name-asian="Consolas2" style:font-size-asian="16pt" style:font-name-complex="Consolas2" style:font-size-complex="16pt"/>
    </style:style>
    <style:style style:name="T43" style:family="text">
      <style:text-properties fo:color="#66e1f8" loext:opacity="100%" style:font-name="Consolas2" fo:font-size="16pt" style:font-name-asian="Consolas2" style:font-size-asian="16pt" style:font-name-complex="Consolas2" style:font-size-complex="16pt"/>
    </style:style>
    <style:style style:name="T44" style:family="text">
      <style:text-properties fo:color="#1eb540" loext:opacity="100%" style:font-name="Consolas2" fo:font-size="16pt" style:font-name-asian="Consolas2" style:font-size-asian="16pt" style:font-name-complex="Consolas2" style:font-size-complex="16pt"/>
    </style:style>
    <style:style style:name="T45" style:family="text">
      <style:text-properties fo:color="#79abff" loext:opacity="100%" style:font-name="Consolas2" fo:font-size="16pt" style:font-name-asian="Consolas2" style:font-size-asian="16pt" style:font-name-complex="Consolas2" style:font-size-complex="16pt"/>
    </style:style>
    <style:style style:name="T46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6pt" fo:font-style="normal" fo:text-shadow="none" style:text-underline-style="none" fo:font-weight="normal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d9e8f7" loext:opacity="100%" style:font-name="Consolas2" fo:font-size="12pt" style:font-name-asian="Consolas2" style:font-size-asian="12pt" style:font-name-complex="Consolas2" style:font-size-complex="12pt"/>
    </style:style>
    <style:style style:name="T48" style:family="text">
      <style:text-properties fo:color="#80f2f6" loext:opacity="100%"/>
    </style:style>
    <style:style style:name="T49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80f2f6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a7ec21" loext:opacity="100%"/>
    </style:style>
    <style:style style:name="T58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8pt" fo:font-style="normal" fo:text-shadow="none" style:text-underline-style="none" fo:font-weight="bold" style:letter-kerning="true" style:font-name-asian="Microsoft YaHei" style:font-size-asian="28pt" style:font-style-asian="normal" style:font-weight-asian="normal" style:font-name-complex="Mang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81d41a" loext:opacity="100%"/>
    </style:style>
    <style:style style:name="T60" style:family="text">
      <style:text-properties fo:font-variant="normal" fo:text-transform="none" fo:color="#81d41a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81d41a" loext:opacity="100%" style:text-outline="false" style:text-line-through-style="none" style:text-line-through-type="none" style:font-name="sans-serif2" fo:font-size="28pt" fo:font-style="normal" fo:text-shadow="none" style:text-underline-style="none" fo:font-weight="bold" style:letter-kerning="true" style:font-name-asian="Microsoft YaHei" style:font-size-asian="88pt" style:font-style-asian="normal" style:font-weight-asian="normal" style:font-name-complex="sans-serif2" style:font-size-complex="8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size="24pt" fo:font-weight="bold" style:font-size-asian="24pt" style:font-weight-asian="bold" style:font-size-complex="24pt" style:font-weight-complex="bold"/>
    </style:style>
    <style:style style:name="T63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1pt" fo:font-style="normal" fo:text-shadow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1pt" fo:font-style="normal" fo:text-shadow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21pt" fo:font-style="normal" fo:text-shadow="none" style:text-underline-style="solid" style:text-underline-width="auto" style:text-underline-color="font-color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2pt" fo:font-style="italic" fo:text-shadow="none" style:text-underline-style="none" fo:font-weight="bold" style:letter-kerning="true" style:font-name-asian="Consolas2" style:font-size-asian="32pt" style:font-style-asian="italic" style:font-weight-asian="normal" style:font-name-complex="Consola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40pt" fo:font-style="italic" fo:text-shadow="none" style:text-underline-style="none" fo:font-weight="bold" style:letter-kerning="true" style:font-name-asian="Consolas2" style:font-size-asian="40pt" style:font-style-asian="italic" style:font-weight-asian="normal" style:font-name-complex="Consola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Consolas2" style:font-size-asian="28pt" style:font-style-asian="italic" style:font-weight-asian="normal" style:font-name-complex="Consola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size="28pt" style:font-size-asian="28pt" style:font-size-complex="28pt"/>
    </style:style>
    <style:style style:name="T84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Consolas2" style:font-size-asian="28pt" style:font-style-asian="italic" style:font-weight-asian="normal" style:font-name-complex="Consola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Consolas2" style:font-size-asian="28pt" style:font-style-asian="italic" style:font-weight-asian="normal" style:font-name-complex="Consola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Consolas2" style:font-size-asian="28pt" style:font-style-asian="italic" style:font-weight-asian="normal" style:font-name-complex="Consola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Consolas2" style:font-size-asian="28pt" style:font-style-asian="italic" style:font-weight-asian="normal" style:font-name-complex="Consola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Consolas2" style:font-size-asian="28pt" style:font-style-asian="italic" style:font-weight-asian="normal" style:font-name-complex="Consola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4.8999996185303pt" fo:font-style="normal" fo:text-shadow="none" style:text-underline-style="none" fo:font-weight="bold" style:letter-kerning="true" style:font-name-asian="Consolas2" style:font-size-asian="24.8999996185303pt" style:font-style-asian="normal" style:font-weight-asian="normal" style:font-name-complex="Consolas2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.8999996185303pt" fo:font-style="normal" fo:text-shadow="none" style:text-underline-style="none" fo:font-weight="bold" style:letter-kerning="true" style:font-name-asian="Consolas2" style:font-size-asian="24.8999996185303pt" style:font-style-asian="normal" style:font-weight-asian="normal" style:font-name-complex="Consolas2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4.8999996185303pt" fo:font-style="normal" fo:text-shadow="none" style:text-underline-style="none" fo:font-weight="bold" style:letter-kerning="true" style:font-name-asian="Consolas2" style:font-size-asian="24.8999996185303pt" style:font-style-asian="normal" style:font-weight-asian="normal" style:font-name-complex="Consolas2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4.8999996185303pt" fo:font-style="normal" fo:text-shadow="none" style:text-underline-style="none" fo:font-weight="bold" style:letter-kerning="true" style:font-name-asian="Consolas2" style:font-size-asian="24.8999996185303pt" style:font-style-asian="normal" style:font-weight-asian="normal" style:font-name-complex="Consolas2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4.8999996185303pt" fo:font-style="normal" fo:text-shadow="none" style:text-underline-style="none" fo:font-weight="bold" style:letter-kerning="true" style:font-name-asian="Consolas2" style:font-size-asian="24.8999996185303pt" style:font-style-asian="normal" style:font-weight-asian="normal" style:font-name-complex="Consolas2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0080" loext:opacity="100%" style:text-outline="false" style:text-line-through-style="none" style:text-line-through-type="none" style:font-name="Consolas2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17c6a3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Consolas2" style:font-size-asian="28pt" style:font-style-asian="italic" style:font-weight-asian="normal" style:font-name-complex="Consola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26pt" fo:font-style="italic" fo:text-shadow="none" style:text-underline-style="none" fo:font-weight="bold" style:letter-kerning="true" style:font-name-asian="Consolas2" style:font-size-asian="26pt" style:font-style-asian="italic" style:font-weight-asian="bold" style:font-name-complex="Consolas2" style:font-size-complex="26pt" style:font-style-complex="italic" style:font-weight-complex="bold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8pt" fo:font-style="italic" fo:text-shadow="none" style:text-underline-style="none" fo:font-weight="bold" style:letter-kerning="true" style:font-name-asian="Consolas2" style:font-size-asian="18pt" style:font-style-asian="italic" style:font-weight-asian="normal" style:font-name-complex="Consola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18pt" fo:font-style="italic" fo:text-shadow="none" style:text-underline-style="none" fo:font-weight="bold" style:letter-kerning="true" style:font-name-asian="Consolas2" style:font-size-asian="18pt" style:font-style-asian="italic" style:font-weight-asian="bold" style:font-name-complex="Consolas2" style:font-size-complex="18pt" style:font-style-complex="italic" style:font-weight-complex="bold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18pt" fo:font-style="italic" fo:text-shadow="none" style:text-underline-style="none" fo:font-weight="bold" style:letter-kerning="true" style:font-name-asian="Consolas2" style:font-size-asian="18pt" style:font-style-asian="italic" style:font-weight-asian="normal" style:font-name-complex="Consola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18pt" fo:font-style="italic" fo:text-shadow="none" style:text-underline-style="none" fo:font-weight="bold" style:letter-kerning="true" style:font-name-asian="Consolas2" style:font-size-asian="18pt" style:font-style-asian="italic" style:font-weight-asian="normal" style:font-name-complex="Consola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52ca11" loext:opacity="100%" style:text-outline="false" style:text-line-through-style="none" style:text-line-through-type="none" style:font-name="Consolas2" fo:font-size="18pt" fo:font-style="italic" fo:text-shadow="none" style:text-underline-style="none" fo:font-weight="bold" style:letter-kerning="true" style:font-name-asian="Consolas2" style:font-size-asian="18pt" style:font-style-asian="italic" style:font-weight-asian="normal" style:font-name-complex="Consola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17c694" loext:opacity="100%" style:text-outline="false" style:text-line-through-style="none" style:text-line-through-type="none" style:font-name="Consolas2" fo:font-size="18pt" fo:font-style="italic" fo:text-shadow="none" style:text-underline-style="none" fo:font-weight="bold" style:letter-kerning="true" style:font-name-asian="Consolas2" style:font-size-asian="18pt" style:font-style-asian="italic" style:font-weight-asian="normal" style:font-name-complex="Consola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6pt" fo:font-style="italic" fo:text-shadow="none" style:text-underline-style="none" fo:font-weight="bold" style:letter-kerning="true" style:font-name-asian="Consolas2" style:font-size-asian="26pt" style:font-style-asian="italic" style:font-weight-asian="normal" style:font-name-complex="Consolas2" style:font-size-complex="26pt" style:font-style-complex="italic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normal" style:font-name-complex="Consola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normal" style:font-name-complex="Consola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normal" style:font-name-complex="Consola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normal" style:font-name-complex="Consola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normal" style:font-name-complex="Consola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2pt" fo:font-style="italic" fo:text-shadow="none" style:text-underline-style="solid" style:text-underline-width="auto" style:text-underline-color="font-color" fo:font-weight="bold" style:letter-kerning="true" style:font-name-asian="Consolas2" style:font-size-asian="22pt" style:font-style-asian="italic" style:font-weight-asian="normal" style:font-name-complex="Consola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8pt" fo:font-style="normal" fo:text-shadow="none" style:text-underline-style="solid" style:text-underline-width="auto" style:text-underline-color="font-color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18pt" fo:font-style="normal" fo:text-shadow="none" style:text-underline-style="solid" style:text-underline-width="auto" style:text-underline-color="font-color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1pt" fo:text-shadow="none" style:text-underline-style="none" fo:font-weight="bold" style:letter-kerning="true" style:font-name-asian="Consolas2" style:font-size-asian="21pt" style:font-weight-asian="normal" style:font-name-complex="Consolas2" style:font-size-complex="21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1pt" fo:text-shadow="none" style:text-underline-style="none" fo:font-weight="bold" style:letter-kerning="true" style:font-name-asian="Consolas2" style:font-size-asian="21pt" style:font-weight-asian="normal" style:font-name-complex="Consolas2" style:font-size-complex="21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3465a4" loext:opacity="100%" style:text-outline="false" style:text-line-through-style="none" style:text-line-through-type="none" style:font-name="Consolas2" fo:font-size="21pt" fo:text-shadow="none" style:text-underline-style="none" fo:font-weight="bold" style:letter-kerning="true" style:font-name-asian="Consolas2" style:font-size-asian="21pt" style:font-weight-asian="normal" style:font-name-complex="Consolas2" style:font-size-complex="21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1pt" fo:text-shadow="none" style:text-underline-style="none" fo:font-weight="bold" style:letter-kerning="true" style:font-name-asian="Consolas2" style:font-size-asian="21pt" style:font-weight-asian="normal" style:font-name-complex="Consolas2" style:font-size-complex="21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1pt" fo:font-style="italic" fo:text-shadow="none" style:text-underline-style="none" fo:font-weight="bold" style:letter-kerning="true" style:font-name-asian="Consolas2" style:font-size-asian="21pt" style:font-style-asian="italic" style:font-weight-asian="normal" style:font-name-complex="Consolas2" style:font-size-complex="21pt" style:font-style-complex="italic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1pt" fo:font-style="normal" fo:text-shadow="none" style:text-underline-style="solid" style:text-underline-width="auto" style:text-underline-color="font-color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1pt" fo:font-style="normal" fo:text-shadow="none" style:text-underline-style="solid" style:text-underline-width="auto" style:text-underline-color="font-color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21pt" fo:font-style="normal" fo:text-shadow="none" style:text-underline-style="none" fo:font-weight="bold" style:letter-kerning="true" style:font-name-asian="Microsoft YaHei" style:font-size-asian="21pt" style:font-style-asian="normal" style:font-weight-asian="normal" style:font-name-complex="Mangal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3465a4" loext:opacity="100%" style:text-outline="false" style:text-line-through-style="none" style:text-line-through-type="none" style:font-name="Arial4" fo:font-size="21pt" fo:font-style="normal" fo:text-shadow="none" style:text-underline-style="none" fo:font-weight="bold" style:letter-kerning="true" style:font-name-asian="Microsoft YaHei" style:font-size-asian="21pt" style:font-style-asian="normal" style:font-weight-asian="normal" style:font-name-complex="Mangal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22pt" fo:font-style="normal" fo:text-shadow="none" style:text-underline-style="none" fo:font-weight="bold" style:letter-kerning="true" style:font-name-asian="Microsoft YaHei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3465a4" loext:opacity="100%" style:text-outline="false" style:text-line-through-style="none" style:text-line-through-type="none" style:font-name="Arial4" fo:font-size="22pt" fo:font-style="normal" fo:text-shadow="none" style:text-underline-style="none" fo:font-weight="bold" style:letter-kerning="true" style:font-name-asian="Microsoft YaHei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3465a4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22pt" fo:font-style="normal" fo:text-shadow="none" style:text-underline-style="solid" style:text-underline-width="auto" style:text-underline-color="font-color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184" style:family="text">
      <style:text-properties fo:color="#c9211e" loext:opacity="100%"/>
    </style:style>
    <style:style style:name="T185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a933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6pt" fo:text-shadow="none" style:text-underline-style="none" fo:font-weight="bold" style:letter-kerning="true" style:font-name-asian="Consolas2" style:font-size-asian="26pt" style:font-weight-asian="normal" style:font-name-complex="Consolas2" style:font-size-complex="26pt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6pt" fo:text-shadow="none" style:text-underline-style="none" fo:font-weight="bold" style:letter-kerning="true" style:font-name-asian="Consolas2" style:font-size-asian="26pt" style:font-weight-asian="normal" style:font-name-complex="Consolas2" style:font-size-complex="26pt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6pt" fo:text-shadow="none" style:text-underline-style="none" fo:font-weight="bold" style:letter-kerning="true" style:font-name-asian="Consolas2" style:font-size-asian="26pt" style:font-weight-asian="normal" style:font-name-complex="Consolas2" style:font-size-complex="26pt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6pt" fo:text-shadow="none" style:text-underline-style="none" fo:font-weight="bold" style:letter-kerning="true" style:font-name-asian="Consolas2" style:font-size-asian="26pt" style:font-weight-asian="normal" style:font-name-complex="Consolas2" style:font-size-complex="26pt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6pt" fo:text-shadow="none" style:text-underline-style="none" fo:font-weight="bold" style:letter-kerning="true" style:font-name-asian="Consolas2" style:font-size-asian="26pt" style:font-weight-asian="normal" style:font-name-complex="Consolas2" style:font-size-complex="26pt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6pt" fo:text-shadow="none" style:text-underline-style="none" fo:font-weight="bold" style:letter-kerning="true" style:font-name-asian="Consolas2" style:font-size-asian="26pt" style:font-weight-asian="normal" style:font-name-complex="Consolas2" style:font-size-complex="26pt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32pt" fo:text-shadow="none" style:text-underline-style="none" fo:font-weight="bold" style:letter-kerning="true" style:font-name-asian="Consolas2" style:font-size-asian="32pt" style:font-weight-asian="normal" style:font-name-complex="Consolas2" style:font-size-complex="32pt" style:font-weight-complex="normal" style:text-emphasize="none" style:font-relief="none" style:text-overline-style="none" style:text-overline-color="font-color"/>
    </style:style>
    <style:style style:name="T194" style:family="text">
      <style:text-properties fo:font-size="20pt" fo:font-weight="bold" style:font-size-asian="20pt" style:font-weight-asian="bold" style:font-size-complex="20pt" style:font-weight-complex="bold"/>
    </style:style>
    <style:style style:name="T195" style:family="text">
      <style:text-properties fo:font-size="16pt" fo:font-weight="bold" style:font-size-asian="16pt" style:font-weight-asian="bold" style:font-size-complex="16pt" style:font-weight-complex="bold"/>
    </style:style>
    <style:style style:name="T196" style:family="text"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T197" style:family="text">
      <style:text-properties fo:color="#ff0000" loext:opacity="100%" fo:font-size="22pt" fo:font-weight="bold" style:font-size-asian="22pt" style:font-weight-asian="bold" style:font-size-complex="22pt" style:font-weight-complex="bold"/>
    </style:style>
    <style:style style:name="T19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16pt" fo:font-style="italic" fo:text-shadow="none" style:text-underline-style="none" fo:font-weight="bold" style:letter-kerning="true" style:font-name-asian="Consolas2" style:font-size-asian="16pt" style:font-style-asian="italic" style:font-weight-asian="normal" style:font-name-complex="Consola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16pt" fo:text-shadow="none" style:text-underline-style="none" fo:font-weight="bold" style:letter-kerning="true" style:font-name-asian="Consolas2" style:font-size-asian="16pt" style:font-weight-asian="normal" style:font-name-complex="Consolas2" style:font-size-complex="16pt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6pt" fo:text-shadow="none" style:text-underline-style="none" fo:font-weight="bold" style:letter-kerning="true" style:font-name-asian="Consolas2" style:font-size-asian="16pt" style:font-weight-asian="normal" style:font-name-complex="Consolas2" style:font-size-complex="16pt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16pt" fo:text-shadow="none" style:text-underline-style="none" fo:font-weight="bold" style:letter-kerning="true" style:font-name-asian="Consolas2" style:font-size-asian="16pt" style:font-weight-asian="normal" style:font-name-complex="Consolas2" style:font-size-complex="16pt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6pt" fo:text-shadow="none" style:text-underline-style="none" fo:font-weight="bold" style:letter-kerning="true" style:font-name-asian="Consolas2" style:font-size-asian="16pt" style:font-weight-asian="normal" style:font-name-complex="Consolas2" style:font-size-complex="16pt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15.5pt" fo:font-style="normal" fo:text-shadow="none" style:text-underline-style="none" fo:font-weight="bold" style:letter-kerning="true" style:font-name-asian="Consolas2" style:font-size-asian="15.5pt" style:font-style-asian="normal" style:font-weight-asian="normal" style:font-name-complex="Consolas2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15.5pt" fo:font-style="normal" fo:text-shadow="none" style:text-underline-style="none" fo:font-weight="bold" style:letter-kerning="true" style:font-name-asian="Consolas2" style:font-size-asian="15.5pt" style:font-style-asian="normal" style:font-weight-asian="normal" style:font-name-complex="Consolas2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15.5pt" fo:font-style="normal" fo:text-shadow="none" style:text-underline-style="none" fo:font-weight="bold" style:letter-kerning="true" style:font-name-asian="Consolas2" style:font-size-asian="15.5pt" style:font-style-asian="normal" style:font-weight-asian="normal" style:font-name-complex="Consolas2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15.5pt" fo:font-style="normal" fo:text-shadow="none" style:text-underline-style="none" fo:font-weight="bold" style:letter-kerning="true" style:font-name-asian="Consolas2" style:font-size-asian="15.5pt" style:font-style-asian="normal" style:font-weight-asian="normal" style:font-name-complex="Consolas2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2pt" fo:text-shadow="none" style:text-underline-style="none" fo:font-weight="bold" style:letter-kerning="true" style:font-name-asian="Consolas2" style:font-size-asian="22pt" style:font-weight-asian="normal" style:font-name-complex="Consolas2" style:font-size-complex="22pt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2pt" fo:text-shadow="none" style:text-underline-style="none" fo:font-weight="bold" style:letter-kerning="true" style:font-name-asian="Consolas2" style:font-size-asian="22pt" style:font-weight-asian="normal" style:font-name-complex="Consolas2" style:font-size-complex="22pt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2pt" fo:text-shadow="none" style:text-underline-style="none" fo:font-weight="bold" style:letter-kerning="true" style:font-name-asian="Consolas2" style:font-size-asian="22pt" style:font-weight-asian="normal" style:font-name-complex="Consolas2" style:font-size-complex="22pt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2pt" fo:text-shadow="none" style:text-underline-style="none" fo:font-weight="bold" style:letter-kerning="true" style:font-name-asian="Consolas2" style:font-size-asian="22pt" style:font-weight-asian="normal" style:font-name-complex="Consolas2" style:font-size-complex="22pt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2pt" fo:text-shadow="none" style:text-underline-style="none" fo:font-weight="bold" style:letter-kerning="true" style:font-name-asian="Consolas2" style:font-size-asian="22pt" style:font-weight-asian="normal" style:font-name-complex="Consolas2" style:font-size-complex="22pt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a7ec21" loext:opacity="100%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2pt" fo:font-style="normal" fo:text-shadow="none" style:text-underline-style="none" fo:font-weight="bold" style:letter-kerning="true" style:font-name-asian="Microsoft YaHei" style:font-size-asian="42pt" style:font-style-asian="normal" style:font-weight-asian="normal" style:font-name-complex="Mangal2" style:font-size-complex="42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size="32pt" style:font-size-asian="42pt" style:font-size-complex="42pt"/>
    </style:style>
    <style:style style:name="T226" style:family="text">
      <style:text-properties fo:color="#ff4000" loext:opacity="100%"/>
    </style:style>
    <style:style style:name="T227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42pt" style:font-style-asian="normal" style:font-weight-asian="normal" style:font-name-complex="Mangal2" style:font-size-complex="42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18pt" fo:font-style="normal" fo:text-shadow="none" style:text-underline-style="solid" style:text-underline-width="auto" style:text-underline-color="font-color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6pt" fo:font-style="italic" fo:text-shadow="none" style:text-underline-style="none" fo:font-weight="bold" style:letter-kerning="true" style:font-name-asian="Consolas2" style:font-size-asian="36pt" style:font-style-asian="italic" style:font-weight-asian="normal" style:font-name-complex="Consola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size="40pt" style:font-size-asian="48pt" style:font-size-complex="48pt"/>
    </style:style>
    <style:style style:name="T236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1eb540" loext:opacity="100%" style:text-outline="false" style:text-line-through-style="none" style:text-line-through-type="none" style:font-name="Arial4" fo:font-size="30pt" fo:font-style="normal" fo:text-shadow="none" style:text-underline-style="none" fo:font-weight="bold" style:letter-kerning="true" style:font-name-asian="Microsoft YaHei" style:font-size-asian="30pt" style:font-style-asian="normal" style:font-weight-asian="normal" style:font-name-complex="Mangal2" style:font-size-complex="30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2pt" fo:font-style="italic" fo:text-shadow="none" style:text-underline-style="none" fo:font-weight="bold" style:letter-kerning="true" style:font-name-asian="Consolas2" style:font-size-asian="42pt" style:font-style-asian="italic" style:font-weight-asian="normal" style:font-name-complex="Consolas2" style:font-size-complex="42pt" style:font-style-complex="italic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3465a4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bold" style:letter-kerning="true" style:font-name-asian="Microsoft YaHei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a7ec21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0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61" style:family="text">
      <style:text-properties fo:color="#ff6633" loext:opacity="100%" fo:font-size="15pt" style:text-underline-style="none" fo:font-weight="bold" style:font-size-asian="15pt" style:font-size-complex="15pt"/>
    </style:style>
    <style:style style:name="T262" style:family="text">
      <style:text-properties fo:color="#000080" loext:opacity="100%" fo:font-size="15pt" style:text-underline-style="none" fo:font-weight="bold" style:font-size-asian="15pt" style:font-size-complex="15pt"/>
    </style:style>
    <style:style style:name="T263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64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weight-asian="normal" style:font-size-complex="15pt" style:font-weight-complex="normal"/>
    </style:style>
    <style:style style:name="T265" style:family="text">
      <style:text-properties fo:color="#ff6633" loext:opacity="100%" fo:font-size="15pt" style:text-underline-style="none" fo:font-weight="bold" style:font-size-asian="15pt" style:font-weight-asian="normal" style:font-size-complex="15pt" style:font-weight-complex="normal"/>
    </style:style>
    <style:style style:name="T266" style:family="text">
      <style:text-properties fo:color="#000080" loext:opacity="100%" fo:font-size="15pt" style:text-underline-style="none" fo:font-weight="bold" style:font-size-asian="15pt" style:font-weight-asian="normal" style:font-size-complex="15pt" style:font-weight-complex="normal"/>
    </style:style>
    <style:style style:name="T267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268" style:family="text">
      <style:text-properties fo:color="#ff6633" loext:opacity="100%" style:font-name="Arial" fo:font-size="18pt" fo:font-weight="bold" style:font-size-asian="18pt" style:font-weight-asian="bold" style:font-size-complex="18pt" style:font-weight-complex="bold"/>
    </style:style>
    <style:style style:name="T269" style:family="text">
      <style:text-properties fo:color="#ff6633" loext:opacity="100%" style:font-name="Arial" fo:font-size="16pt" fo:font-weight="normal" style:font-size-asian="16pt" style:font-weight-asian="normal" style:font-size-complex="16pt" style:font-weight-complex="normal"/>
    </style:style>
    <style:style style:name="T270" style:family="text">
      <style:text-properties fo:color="#000080" loext:opacity="100%" style:font-name="Arial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6.8cm" svg:height="1.771cm" svg:x="1.4cm" svg:y="7.815cm" presentation:class="subtitle" presentation:user-transformed="true">
          <draw:text-box>
            <text:p><text:span text:style-name="T1">Spring is coming… </text:span></text:p>
          </draw:text-box>
        </draw:frame>
        <draw:frame presentation:style-name="pr2" draw:text-style-name="P3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2"><text:span text:style-name="T2">Les bases du framework Spring</text:span></text:p>
              </text:list-header>
            </text:list>
          </draw:text-box>
        </draw:frame>
        <draw:frame draw:style-name="gr1" draw:text-style-name="P4" draw:layer="layout" svg:width="4.634cm" svg:height="4.634cm" svg:x="17.166cm" svg:y="5cm">
          <draw:image xlink:href="Pictures/10000001000002800000028032BE7E3D0F400F05.png" xlink:type="simple" xlink:show="embed" xlink:actuate="onLoad" draw:mime-type="image/png">
            <text:p/>
          </draw:image>
        </draw:frame>
        <draw:frame draw:style-name="gr1" draw:text-style-name="P4" draw:layer="layout" svg:width="1.094cm" svg:height="1.094cm" svg:x="8.918cm" svg:y="8.106cm">
          <draw:image xlink:href="Pictures/100000010000020000000200F1D90A2CAE2061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3">- Tour de parole pour mesurer le niveau d'expérience</text:span></text:p>
              <text:p><text:span text:style-name="T3">- Questions organisationnelles</text:span></text:p>
            </draw:text-box>
          </draw:frame>
        </presentation:notes>
      </draw:page>
      <draw:page draw:name="page2" draw:style-name="dp3" draw:master-page-name="Modele_5f_Insee_5f_V41" presentation:presentation-page-layout-name="AL2T15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l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2.897cm" svg:height="10.886cm" svg:x="0.8cm" svg:y="4.914cm" presentation:class="outline" presentation:user-transformed="true">
          <draw:text-box>
            <text:list text:style-name="L4">
              <text:list-item>
                <text:p text:style-name="P7"><text:span text:style-name="T4"><text:a xlink:href="#Diapo 3" xlink:type="simple">Introduction</text:a></text:span></text:p>
              </text:list-item>
              <text:list-item>
                <text:p text:style-name="P7"><text:span text:style-name="T4"><text:a xlink:href="#Diapo 9" xlink:type="simple">Couplage faible/Couplage fort</text:a></text:span></text:p>
              </text:list-item>
              <text:list-item>
                <text:p text:style-name="P7"><text:span text:style-name="T4"><text:a xlink:href="#Diapo 14" xlink:type="simple">L’injection de dépendances</text:a></text:span></text:p>
              </text:list-item>
              <text:list-item>
                <text:p text:style-name="P7"><text:span text:style-name="T4"><text:a xlink:href="#Diapo 33" xlink:type="simple">L’inversion de contrôle</text:a></text:span></text:p>
              </text:list-item>
              <text:list-item>
                <text:p text:style-name="P7"><text:span text:style-name="T4"><text:a xlink:href="#Diapo 38" xlink:type="simple">Le contexte d’application</text:a></text:span></text:p>
              </text:list-item>
              <text:list-item>
                <text:p text:style-name="P7"><text:span text:style-name="T4"><text:a xlink:href="#Diapo 45" xlink:type="simple">Création des beans en XML</text:a></text:span></text:p>
              </text:list-item>
              <text:list-item>
                <text:p text:style-name="P7"><text:span text:style-name="T4"><text:a xlink:href="#Diapo 57" xlink:type="simple">Création des beans avec annotations</text:a></text:span></text:p>
              </text:list-item>
              <text:list-item>
                <text:p text:style-name="P7"><text:span text:style-name="T4"><text:a xlink:href="#Diapo 65" xlink:type="simple">Création des beans en mode Java-Based</text:a></text:span></text:p>
              </text:list-item>
            </text:list>
          </draw:text-box>
        </draw:frame>
        <draw:frame presentation:style-name="pr5" draw:layer="layout" svg:width="12.887cm" svg:height="11.086cm" svg:x="14.313cm" svg:y="4.914cm" presentation:class="outline" presentation:user-transformed="true">
          <draw:text-box>
            <text:list text:style-name="L4">
              <text:list-item>
                <text:p text:style-name="P7"><text:span text:style-name="T4"><text:a xlink:href="#Diapo 71" xlink:type="simple">La création du context</text:a></text:span></text:p>
              </text:list-item>
              <text:list-item>
                <text:p text:style-name="P7"><text:span text:style-name="T4"><text:a xlink:href="#Diapo 77" xlink:type="simple">L'autowiring</text:a></text:span></text:p>
              </text:list-item>
              <text:list-item>
                <text:p text:style-name="P7"><text:span text:style-name="T4"><text:a xlink:href="#Diapo 105" xlink:type="simple">Levée des ambiguïtés</text:a></text:span></text:p>
              </text:list-item>
              <text:list-item>
                <text:p text:style-name="P7"><text:span text:style-name="T4"><text:a xlink:href="#Diapo 109" xlink:type="simple">Les annotations standards</text:a></text:span></text:p>
              </text:list-item>
              <text:list-item>
                <text:p text:style-name="P7"><text:span text:style-name="T4"><text:a xlink:href="#Diapo 114" xlink:type="simple">Initialisation destruction des beans</text:a></text:span></text:p>
              </text:list-item>
              <text:list-item>
                <text:p><text:a xlink:href="#Diapo 118" xlink:type="simple">Bean’s scope</text:a></text:p>
              </text:list-item>
              <text:list-item>
                <text:p><text:a xlink:href="#Diapo 123" xlink:type="simple">Héritage entre les beans</text:a></text:p>
              </text:list-item>
              <text:list-item>
                <text:p><text:a xlink:href="#Diapo 128" xlink:type="simple">Configuration XML/Java remix</text:a></text:p>
              </text:list-item>
              <text:list-item>
                <text:p><text:a xlink:href="#Diapo 132" xlink:type="simple">Spring Tools Suite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Introdu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est un framework très répandu dans le monde Java</text:p>
              </text:list-item>
              <text:list-item>
                <text:p>Développé dans les années 2000 par Rod Johnson</text:p>
              </text:list-item>
              <text:list-item>
                <text:p>Entièrement Open Source</text:p>
              </text:list-item>
              <text:list-item>
                <text:p>Utilisé pour le développement d’applications Web ou Batch</text:p>
              </text:list-item>
              <text:list-item>
                <text:p>Volonté d’un framework « léger » et souple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cm" svg:x="1.4cm" svg:y="4cm" presentation:class="outline" presentation:user-transformed="true">
          <draw:text-box>
            <text:list text:style-name="L4">
              <text:list-item>
                <text:p text:style-name="P12">A l’origine une alternative à l’architecture J2EE assez contraignante (EJB)</text:p>
              </text:list-item>
              <text:list-item>
                <text:p text:style-name="P12">On parle de conteneur « léger » par opposition au conteneur « lourd » J2EE</text:p>
              </text:list-item>
              <text:list-item>
                <text:p>Volonté d’être « non-intrusif » dans le code</text:p>
              </text:list-item>
              <text:list-item>
                <text:p>Au départ configuration via fichiers XML externes</text:p>
              </text:list-item>
              <text:list-item>
                <text:p>Plus intrusif depuis l’utilisation des annotations</text:p>
              </text:list-item>
              <text:list-item>
                <text:p>Mais les annotations apportent lisibilité et facilité de prise en mai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2">Noyau initial de Spring (spring-core) est la mise en œuvre de l’Injection de Dépendance (cf partie 1)</text:p>
              </text:list-item>
              <text:list-item>
                <text:p text:style-name="P12">Autour se sont greffés de nombreux autres outils</text:p>
              </text:list-item>
              <text:list-item>
                <text:p text:style-name="P12">Spring présent dans toutes les couches applicatives : services, DAO, Web, Batch, échange par messagerie (JMS), configuration etc.</text:p>
              </text:list-item>
              <text:list-item>
                <text:p text:style-name="P12">Bénéficie d’une importante communauté</text:p>
              </text:list-item>
              <text:list-item>
                <text:p text:style-name="P12">Enfin Spring-Boot (2014) « chapeaute » l’ensemble </text:p>
              </text:list-item>
              <text:list-item>
                <text:p text:style-name="P12">Permet de démarrer et configurer très rapidement les applications</text:p>
              </text:list-item>
              <text:list-item>
                <text:p text:style-name="P12">Ajout des modules Spring très simp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Schéma des modules Spring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7.119cm" svg:height="15.689cm" svg:x="0.4cm" svg:y="3.311cm">
          <draw:image xlink:href="Pictures/100000000000040100000251C0677E3042FB8F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Dépendances Mave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2">Spring a de nombreuses extensions et donc dépendances</text:p>
              </text:list-item>
              <text:list-item>
                <text:p text:style-name="P12">Les applications récentes passent par Spring-Boot et ses « starters »</text:p>
              </text:list-item>
              <text:list-item>
                <text:p text:style-name="P12">Pour utiliser Spring sans Spring-Boot, on peut déclarer la dépendance <text:span text:style-name="T6">spring-context</text:span></text:p>
              </text:list-item>
              <text:list-item>
                <text:p text:style-name="P12">Ex :</text:p>
                <text:list>
                  <text:list-item>
                    <text:list>
                      <text:list-header>
                        <text:p><text:span text:style-name="T7">&lt;dependency&gt;</text:span></text:p>
                        <text:p><text:span text:style-name="T7"><text:s text:c="4"/></text:span><text:span text:style-name="T7">&lt;groupId&gt;org.springframework&lt;/groupId&gt;</text:span></text:p>
                        <text:p><text:span text:style-name="T7"><text:s text:c="4"/></text:span><text:span text:style-name="T7">&lt;artifactId&gt;</text:span><text:span text:style-name="T6">spring-context</text:span><text:span text:style-name="T7">&lt;/artifactId&gt;</text:span></text:p>
                        <text:p><text:span text:style-name="T7"><text:s text:c="4"/></text:span><text:span text:style-name="T7">&lt;version&gt;6.1.4&lt;/version&gt;</text:span></text:p>
                        <text:p><text:span text:style-name="T7">&lt;/dependency&gt;</text:span></text:p>
                      </text:list-header>
                    </text:list>
                  </text:list-item>
                </text:list>
              </text:list-item>
              <text:list-item>
                <text:p text:style-name="P12">Cette dépendance embarque spring-aop, bean, core et expression qui permettent d’utiliser les fonctionnalités de base de Spr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" draw:style-name="dp3" draw:master-page-name="Modele_5f_Insee_5f_V41" presentation:presentation-page-layout-name="AL3T1" presentation:use-date-time-name="dtd1">
        <office:forms form:automatic-focus="false" form:apply-design-mode="false"/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ouplage faible/</text:span></text:p>
                <text:p text:style-name="P9"><text:span text:style-name="T5">Couplage fort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Réduire l’adhérence inter-modu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s pratiques de développement évoluent</text:p>
              </text:list-item>
              <text:list-item>
                <text:p>Objectif : Réduire l’adhérence entre différentes parties du code</text:p>
              </text:list-item>
              <text:list-item>
                <text:p>On parle de couplage faible vs couplage fort</text:p>
              </text:list-item>
              <text:list-item>
                <text:p>Couplage fort → rigidité, coût élevé d’une évolution du code</text:p>
              </text:list-item>
              <text:list-item>
                <text:p>Couplage faible → Souplesse pour les évolutions et maintenances, coût moind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 1 : La division en couches applicativ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’est l’objectif de la division en couches de l’application par exemple</text:p>
              </text:list-item>
              <text:list-item>
                <text:p>Présentation (IHM) – Service - DAO</text:p>
              </text:list-item>
              <text:list-item>
                <text:p>Chaque couche applicative a ses responsabilités qui ne regarde qu’elle</text:p>
              </text:list-item>
              <text:list-item>
                <text:p>Autonomie des couches applicatives</text:p>
              </text:list-item>
              <text:list-item>
                <text:p>Une modification d’une couche n’impacte pas les aut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 2 : Les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Même principe pour les interfaces</text:p>
              </text:list-item>
              <text:list-item>
                <text:p>Idée : L’interface établit un contrat auquel doivent répondre les implémentations</text:p>
              </text:list-item>
              <text:list-item>
                <text:p>Les autres classes n’ont pas connaissance de la manière dont elle y répond</text:p>
              </text:list-item>
              <text:list-item>
                <text:p>Réduit la dépendance, le couplage entre les différentes classes</text:p>
              </text:list-item>
              <text:list-item>
                <text:p>Plus simple de changer d’implément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faible couplage : une bonne pr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De manière générale la recherche d’un couplage faible est une bonne pratique</text:p>
              </text:list-item>
              <text:list-item>
                <text:p>Conduit à un code plus clair, plus lisible</text:p>
              </text:list-item>
              <text:list-item>
                <text:p>Plus grande modularité applicative</text:p>
              </text:list-item>
              <text:list-item>
                <text:p>Séparation claire des problématiques (separation of concern)</text:p>
              </text:list-item>
              <text:list-item>
                <text:p>Évolutions et maintenances moins coûteuses</text:p>
              </text:list-item>
              <text:list-item>
                <text:p>Intérêt croissant avec la taille de l’application</text:p>
              </text:list-item>
              <text:list-item>
                <text:p>Adhérence importante sur appli volumineuse peut conduire à l’abandon de maintenance 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’injection de dépendanc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Nouvelle problém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Division en couches applicatives, recours aux interfaces</text:p>
              </text:list-item>
              <text:list-item>
                <text:p>→ Plus grande souplesse, lisibilité du code</text:p>
              </text:list-item>
              <text:list-item>
                <text:p>Comment et où gérer les liens entre les différents composants et couches ?</text:p>
              </text:list-item>
              <text:list-item>
                <text:p>Comment et où gérer les liens entre interfaces et implémentations ?</text:p>
              </text:list-item>
              <text:list-item>
                <text:p>Comment articuler ces éléments avec un couplage le plus faible possible 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8cm" svg:height="16.7cm" svg:x="3.6cm" svg:y="2.9cm">
          <draw:image xlink:href="Pictures/1000000100000229000001BC3E290425B99727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avec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925cm" svg:height="16.8cm" svg:x="3.538cm" svg:y="2.9cm">
          <draw:image xlink:href="Pictures/1000000100000229000001BC77B52509530B62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avec interfaces + DTO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1.1cm" svg:height="16.941cm" svg:x="3.5cm" svg:y="2.8cm">
          <draw:image xlink:href="Pictures/1000000100000229000001BC86582C85D3385F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3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 </text:span><text:span text:style-name="T8">new</text:span><text:span text:style-name="T9"> </text:span><text:span text:style-name="T16">ReservationSalleDaoImpl</text:span><text:span text:style-name="T12">()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3"><text:span text:style-name="T19"><text:tab/></text:span><text:span text:style-name="T19"><text:tab/></text:span><text:span text:style-name="T19">// Traitement nécessaire à la réservation</text:span></text:p>
            <text:p text:style-name="P13"><text:span text:style-name="T19"><text:tab/></text:span><text:span text:style-name="T19"><text:tab/></text:span><text:span text:style-name="T19">// par exemple vérifier la disponibilité etc.</text:span><text:span text:style-name="T13"><text:tab/></text:span></text:p>
            <text:p text:style-name="P13"><text:span text:style-name="T19"><text:tab/></text:span><text:span text:style-name="T19"><text:tab/></text:span><text:span text:style-name="T19">// Sauvegarde de la réservation</text:span></text:p>
            <text:p text:style-name="P13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3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 </text:span><text:span text:style-name="T8">new</text:span><text:span text:style-name="T9"> </text:span><text:span text:style-name="T16">ReservationSalleDaoImpl</text:span><text:span text:style-name="T12">()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6"><text:span text:style-name="T22"><text:tab/></text:span><text:span text:style-name="T22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23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draw:custom-shape draw:style-name="gr5" draw:text-style-name="P17" draw:layer="layout" svg:width="23cm" svg:height="3.2cm" svg:x="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</text:span></text:p>
            <text:p text:style-name="P13"><text:span text:style-name="T12"><text:tab/></text:span><text:span text:style-name="T12"><text:tab/></text:span><text:span text:style-name="T12"> </text:span><text:span text:style-name="T8">new</text:span><text:span text:style-name="T9"> </text:span><text:span text:style-name="T16">ReservationSalleDaoImpl</text:span><text:span text:style-name="T12">(login, mdp, urlConnexion ...)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6"><text:span text:style-name="T22"><text:tab/></text:span><text:span text:style-name="T22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23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draw:custom-shape draw:style-name="gr6" draw:text-style-name="P17" draw:layer="layout" svg:width="23cm" svg:height="3.2cm" svg:x="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lusieurs problèm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a une référence directe à l’implémentation au sein d’une autre classe</text:p>
                <text:p>→ Pas d’abstraction</text:p>
              </text:list-item>
              <text:list-item>
                <text:p>Considération concernant la couche « persistance » au sein de la couche « service »</text:p>
                <text:p>→ Transgression de la séparation en couche</text:p>
              </text:list-item>
              <text:list-item>
                <text:p text:style-name="P12"><text:span text:style-name="T24">Partage d’instances de </text:span><text:span text:style-name="T25">ReservationDao </text:span><text:span text:style-name="T26">compliqué voire impossible</text:span></text:p>
                <text:p text:style-name="P12"><text:span text:style-name="T26">→ </text:span><text:span text:style-name="T26">Pas de pattern « singleton »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olution « maison » : le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attern Locator, appelé parfois à tort Façade</text:p>
              </text:list-item>
              <text:list-item>
                <text:p>On délègue à une classe particulière la création et gestion des instances</text:p>
              </text:list-item>
              <text:list-item>
                <text:p>Récupération des instances via des méthodes statiques</text:p>
              </text:list-item>
              <text:list-item>
                <text:p>Résout les 3 problèmes précédents</text:p>
              </text:list-item>
              <text:list-item>
                <text:p>Permet la gestion d’instances en mode singleton ou n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 </text:span><text:span text:style-name="T16">ReservationSalleDaoLocator</text:span><text:span text:style-name="T27">.get()</text:span><text:span text:style-name="T12">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6"><text:span text:style-name="T22"><text:tab/></text:span><text:span text:style-name="T22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23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8">public</text:span><text:span text:style-name="T9"> </text:span><text:span text:style-name="T8">class</text:span><text:span text:style-name="T9"> </text:span><text:span text:style-name="T10">ReservationSalleServiceImpl</text:span><text:span text:style-name="T9"> </text:span><text:span text:style-name="T8">implements</text:span><text:span text:style-name="T9"> </text:span><text:span text:style-name="T11">ReservationSalleService</text:span><text:span text:style-name="T12"> {</text:span></text:p>
            <text:p text:style-name="P13"><text:span text:style-name="T13"/></text:p>
            <text:p text:style-name="P13"><text:span text:style-name="T8"><text:tab/></text:span><text:span text:style-name="T8">private</text:span><text:span text:style-name="T9"> </text:span><text:span text:style-name="T11">ReservationSalleDao</text:span><text:span text:style-name="T9"> </text:span><text:span text:style-name="T14">reservationSalleDao</text:span><text:span text:style-name="T12">;</text:span></text:p>
            <text:p text:style-name="P13"><text:span text:style-name="T13"/></text:p>
            <text:p text:style-name="P13"><text:span text:style-name="T8"><text:tab/></text:span><text:span text:style-name="T8">public</text:span><text:span text:style-name="T9"> </text:span><text:span text:style-name="T15">ReservationSalleServiceImpl</text:span><text:span text:style-name="T12">() {</text:span></text:p>
            <text:p text:style-name="P13"><text:span text:style-name="T14"><text:tab/></text:span><text:span text:style-name="T14"><text:tab/></text:span><text:span text:style-name="T14">reservationSalleDao</text:span><text:span text:style-name="T12"> = </text:span><text:span text:style-name="T16">ReservationSalleDaoLocator</text:span><text:span text:style-name="T27">.get()</text:span><text:span text:style-name="T12">;</text:span></text:p>
            <text:p text:style-name="P13"><text:span text:style-name="T17"><text:tab/></text:span><text:span text:style-name="T12">}</text:span></text:p>
            <text:p text:style-name="P13"><text:span text:style-name="T13"><text:tab/></text:span></text:p>
            <text:p text:style-name="P13"><text:span text:style-name="T8"><text:tab/></text:span><text:span text:style-name="T8">public</text:span><text:span text:style-name="T9"> </text:span><text:span text:style-name="T8">void</text:span><text:span text:style-name="T9"> </text:span><text:span text:style-name="T15">reserver</text:span><text:span text:style-name="T12">(</text:span><text:span text:style-name="T10">ReservationSalle</text:span><text:span text:style-name="T9"> </text:span><text:span text:style-name="T18">reservationSalle</text:span><text:span text:style-name="T12">) {</text:span></text:p>
            <text:p text:style-name="P16"><text:span text:style-name="T22"><text:tab/></text:span><text:span text:style-name="T22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23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12"><text:tab/></text:span><text:span text:style-name="T12">}</text:span></text:p>
            <text:p text:style-name="P13"><text:span text:style-name="T12"><text:tab/></text:span></text:p>
            <text:p text:style-name="P13"><text:span text:style-name="T13"/></text:p>
            <text:p text:style-name="P13"><text:span text:style-name="T12">}</text:span></text:p>
          </draw:text-box>
        </draw:frame>
        <draw:custom-shape draw:style-name="gr7" draw:text-style-name="P17" draw:layer="layout" svg:width="14.6cm" svg:height="1.699cm" svg:x="10.6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28">public</text:span><text:span text:style-name="T29"> </text:span><text:span text:style-name="T28">class</text:span><text:span text:style-name="T29"> </text:span><text:span text:style-name="T30">ReservationSalleDaoLocator</text:span><text:span text:style-name="T31"> {</text:span></text:p>
            <text:p text:style-name="P13"><text:span text:style-name="T32"/></text:p>
            <text:p text:style-name="P13"><text:span text:style-name="T29"><text:tab/></text:span><text:span text:style-name="T28">private</text:span><text:span text:style-name="T29"> </text:span><text:span text:style-name="T28">static</text:span><text:span text:style-name="T29"> </text:span><text:span text:style-name="T33">ReservationSalleDao</text:span><text:span text:style-name="T29"> </text:span><text:span text:style-name="T34">reservationSalleDao</text:span><text:span text:style-name="T31">;</text:span></text:p>
            <text:p text:style-name="P13"><text:span text:style-name="T32"/></text:p>
            <text:p text:style-name="P13"><text:span text:style-name="T29"><text:tab/></text:span><text:span text:style-name="T28">public</text:span><text:span text:style-name="T29"> </text:span><text:span text:style-name="T28">static</text:span><text:span text:style-name="T29"> </text:span><text:span text:style-name="T33">ReservationSalleDao</text:span><text:span text:style-name="T29"> </text:span><text:span text:style-name="T35">get</text:span><text:span text:style-name="T31">() {</text:span></text:p>
            <text:p text:style-name="P13"><text:span text:style-name="T36"><text:tab/></text:span><text:span text:style-name="T36"><text:tab/></text:span><text:span text:style-name="T36">//Pattern singleton</text:span></text:p>
            <text:p text:style-name="P13"><text:span text:style-name="T29"><text:tab/></text:span><text:span text:style-name="T29"><text:tab/></text:span><text:span text:style-name="T28">if</text:span><text:span text:style-name="T31"> (</text:span><text:span text:style-name="T34">reservationSalleDao</text:span><text:span text:style-name="T31"> != </text:span><text:span text:style-name="T28">null</text:span><text:span text:style-name="T31">) {</text:span></text:p>
            <text:p text:style-name="P13"><text:span text:style-name="T29"><text:tab/></text:span><text:span text:style-name="T29"><text:tab/></text:span><text:span text:style-name="T29"><text:tab/></text:span><text:span text:style-name="T34">reservationSalleDao</text:span><text:span text:style-name="T31"> = </text:span><text:span text:style-name="T28">new</text:span><text:span text:style-name="T29"> </text:span><text:span text:style-name="T37">ReservationSalleDaoImpl</text:span><text:span text:style-name="T31">();</text:span></text:p>
            <text:p text:style-name="P13"><text:span text:style-name="T31"><text:tab/></text:span><text:span text:style-name="T31"><text:tab/></text:span><text:span text:style-name="T31">}</text:span></text:p>
            <text:p text:style-name="P13"><text:span text:style-name="T32"/></text:p>
            <text:p text:style-name="P13"><text:span text:style-name="T29"><text:tab/></text:span><text:span text:style-name="T29"><text:tab/></text:span><text:span text:style-name="T28">return</text:span><text:span text:style-name="T29"> </text:span><text:span text:style-name="T34">reservationSalleDao</text:span><text:span text:style-name="T31">;</text:span></text:p>
            <text:p text:style-name="P13"><text:span text:style-name="T32"/></text:p>
            <text:p text:style-name="P13"><text:span text:style-name="T3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ocator : Une solution partiel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Répond à une partie des besoins</text:p>
              </text:list-item>
              <text:list-item>
                <text:p>Mis en place dans certaines applis Insee</text:p>
              </text:list-item>
              <text:list-item>
                <text:p>Ne permet pas de faire apparaître les dépendances (cf diapos suivantes)</text:p>
              </text:list-item>
              <text:list-item>
                <text:p>Ne permet pas l’inversion de contrôle (cf suite)</text:p>
              </text:list-item>
              <text:list-item>
                <text:p>Autre solution : Mise en place de l’injection de dépendances…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va passer depuis l’extérieur, par ex. via le constructeur, les instances de classes tierces</text:p>
              </text:list-item>
              <text:list-item>
                <text:p text:style-name="P12">La classe n’instancie pas et ne se préoccupe pas du type concret qu’elle recevra</text:p>
              </text:list-item>
              <text:list-item>
                <text:p text:style-name="P12">→ Préserve l’abstraction</text:p>
              </text:list-item>
              <text:list-item>
                <text:p text:style-name="P12">Rend nécessaire une solution maison ou un framework de création/gestion des instances</text:p>
              </text:list-item>
              <text:list-item>
                <text:p>Permet de faire apparaître clairement les dépendances entre les clas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38">public</text:span><text:span text:style-name="T39"> </text:span><text:span text:style-name="T38">class</text:span><text:span text:style-name="T39"> </text:span><text:span text:style-name="T40">ReservationSalleServiceImpl</text:span><text:span text:style-name="T39"> </text:span><text:span text:style-name="T38">implements</text:span><text:span text:style-name="T39"> </text:span><text:span text:style-name="T41">ReservationSalleService</text:span><text:span text:style-name="T39"> </text:span><text:span text:style-name="T42">{</text:span></text:p>
            <text:p text:style-name="P13"><text:span text:style-name="T32"/></text:p>
            <text:p text:style-name="P13"><text:span text:style-name="T39"><text:tab/></text:span><text:span text:style-name="T38">private</text:span><text:span text:style-name="T39"> </text:span><text:span text:style-name="T41">ReservationSalleDao</text:span><text:span text:style-name="T39"> </text:span><text:span text:style-name="T43">reservationSalleDao</text:span><text:span text:style-name="T42">;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44">ReservationSalleServiceImpl</text:span><text:span text:style-name="T42">(</text:span><text:span text:style-name="T41">ReservationSalleDao</text:span><text:span text:style-name="T39"> </text:span><text:span text:style-name="T45">reservationSalleDao</text:span><text:span text:style-name="T42">) </text:span><text:span text:style-name="T42"><text:tab/></text:span><text:span text:style-name="T42">{</text:span></text:p>
            <text:p text:style-name="P13"><text:span text:style-name="T39"><text:tab/></text:span><text:span text:style-name="T39"><text:tab/></text:span><text:span text:style-name="T38">this</text:span><text:span text:style-name="T42">.</text:span><text:span text:style-name="T43">reservationSalleDao</text:span><text:span text:style-name="T42"> =</text:span><text:span text:style-name="T39"> </text:span><text:span text:style-name="T45">reservationSalleDao</text:span><text:span text:style-name="T42">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38">void</text:span><text:span text:style-name="T39"> </text:span><text:span text:style-name="T44">reserver</text:span><text:span text:style-name="T42">(</text:span><text:span text:style-name="T40">ReservationSalle</text:span><text:span text:style-name="T39"> </text:span><text:span text:style-name="T45">reservationSalle</text:span><text:span text:style-name="T42">) {</text:span></text:p>
            <text:p text:style-name="P16"><text:span text:style-name="T46"><text:tab/></text:span><text:span text:style-name="T46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47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4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38">public</text:span><text:span text:style-name="T39"> </text:span><text:span text:style-name="T38">class</text:span><text:span text:style-name="T39"> </text:span><text:span text:style-name="T40">ReservationSalleServiceImpl</text:span><text:span text:style-name="T39"> </text:span><text:span text:style-name="T38">implements</text:span><text:span text:style-name="T39"> </text:span><text:span text:style-name="T41">ReservationSalleService</text:span><text:span text:style-name="T39"> </text:span><text:span text:style-name="T42">{</text:span></text:p>
            <text:p text:style-name="P13"><text:span text:style-name="T32"/></text:p>
            <text:p text:style-name="P13"><text:span text:style-name="T39"><text:tab/></text:span><text:span text:style-name="T38">private</text:span><text:span text:style-name="T39"> </text:span><text:span text:style-name="T41">ReservationSalleDao</text:span><text:span text:style-name="T39"> </text:span><text:span text:style-name="T43">reservationSalleDao</text:span><text:span text:style-name="T42">;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44">ReservationSalleServiceImpl</text:span><text:span text:style-name="T42">(</text:span><text:span text:style-name="T41">ReservationSalleDao</text:span><text:span text:style-name="T39"> </text:span><text:span text:style-name="T45">reservationSalleDao</text:span><text:span text:style-name="T42">) </text:span><text:span text:style-name="T42"><text:tab/></text:span><text:span text:style-name="T42">{</text:span></text:p>
            <text:p text:style-name="P13"><text:span text:style-name="T39"><text:tab/></text:span><text:span text:style-name="T39"><text:tab/></text:span><text:span text:style-name="T38">this</text:span><text:span text:style-name="T42">.</text:span><text:span text:style-name="T43">reservationSalleDao</text:span><text:span text:style-name="T42"> =</text:span><text:span text:style-name="T39"> </text:span><text:span text:style-name="T45">reservationSalleDao</text:span><text:span text:style-name="T42">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38">void</text:span><text:span text:style-name="T39"> </text:span><text:span text:style-name="T44">reserver</text:span><text:span text:style-name="T42">(</text:span><text:span text:style-name="T40">ReservationSalle</text:span><text:span text:style-name="T39"> </text:span><text:span text:style-name="T45">reservationSalle</text:span><text:span text:style-name="T42">) {</text:span></text:p>
            <text:p text:style-name="P16"><text:span text:style-name="T46"><text:tab/></text:span><text:span text:style-name="T46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47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42">}</text:span></text:p>
          </draw:text-box>
        </draw:frame>
        <draw:custom-shape draw:style-name="gr7" draw:text-style-name="P17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38">public</text:span><text:span text:style-name="T39"> </text:span><text:span text:style-name="T38">class</text:span><text:span text:style-name="T39"> </text:span><text:span text:style-name="T40">ReservationSalleServiceImpl</text:span><text:span text:style-name="T39"> </text:span><text:span text:style-name="T38">implements</text:span><text:span text:style-name="T39"> </text:span><text:span text:style-name="T41">ReservationSalleService</text:span><text:span text:style-name="T39"> </text:span><text:span text:style-name="T42">{</text:span></text:p>
            <text:p text:style-name="P13"><text:span text:style-name="T32"/></text:p>
            <text:p text:style-name="P13"><text:span text:style-name="T39"><text:tab/></text:span><text:span text:style-name="T38">private</text:span><text:span text:style-name="T39"> </text:span><text:span text:style-name="T41">ReservationSalleDao</text:span><text:span text:style-name="T39"> </text:span><text:span text:style-name="T43">reservationSalleDao</text:span><text:span text:style-name="T42">;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44">ReservationSalleServiceImpl</text:span><text:span text:style-name="T42">(</text:span><text:span text:style-name="T41">ReservationSalleDao</text:span><text:span text:style-name="T39"> </text:span><text:span text:style-name="T45">reservationSalleDao</text:span><text:span text:style-name="T42">) </text:span><text:span text:style-name="T42"><text:tab/></text:span><text:span text:style-name="T42">{</text:span></text:p>
            <text:p text:style-name="P13"><text:span text:style-name="T39"><text:tab/></text:span><text:span text:style-name="T39"><text:tab/></text:span><text:span text:style-name="T38">this</text:span><text:span text:style-name="T42">.</text:span><text:span text:style-name="T43">reservationSalleDao</text:span><text:span text:style-name="T42"> =</text:span><text:span text:style-name="T39"> </text:span><text:span text:style-name="T45">reservationSalleDao</text:span><text:span text:style-name="T42">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39"><text:tab/></text:span><text:span text:style-name="T38">public</text:span><text:span text:style-name="T39"> </text:span><text:span text:style-name="T38">void</text:span><text:span text:style-name="T39"> </text:span><text:span text:style-name="T44">reserver</text:span><text:span text:style-name="T42">(</text:span><text:span text:style-name="T40">ReservationSalle</text:span><text:span text:style-name="T39"> </text:span><text:span text:style-name="T45">reservationSalle</text:span><text:span text:style-name="T42">) {</text:span></text:p>
            <text:p text:style-name="P16"><text:span text:style-name="T46"><text:tab/></text:span><text:span text:style-name="T46"><text:tab/></text:span><text:span text:style-name="T19">// Traitement nécessaire à la réservation</text:span></text:p>
            <text:p text:style-name="P16"><text:span text:style-name="T19"><text:tab/></text:span><text:span text:style-name="T19"><text:tab/></text:span><text:span text:style-name="T19">// par exemple vérifier la disponibilité etc.</text:span><text:span text:style-name="T47"><text:tab/></text:span></text:p>
            <text:p text:style-name="P16"><text:span text:style-name="T19"><text:tab/></text:span><text:span text:style-name="T19"><text:tab/></text:span><text:span text:style-name="T19">// Sauvegarde de la réservation</text:span></text:p>
            <text:p text:style-name="P16"><text:span text:style-name="T14"><text:tab/></text:span><text:span text:style-name="T14"><text:tab/></text:span><text:span text:style-name="T14">reservationSalleDao</text:span><text:span text:style-name="T20">.</text:span><text:span text:style-name="T21">persist</text:span><text:span text:style-name="T12">(</text:span><text:span text:style-name="T18">reservationSalle</text:span><text:span text:style-name="T12">);</text:span></text:p>
            <text:p text:style-name="P13"><text:span text:style-name="T42"><text:tab/></text:span><text:span text:style-name="T42">}</text:span></text:p>
            <text:p text:style-name="P13"><text:span text:style-name="T32"/></text:p>
            <text:p text:style-name="P13"><text:span text:style-name="T42">}</text:span></text:p>
          </draw:text-box>
        </draw:frame>
        <draw:custom-shape draw:style-name="gr7" draw:text-style-name="P17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1" draw:layer="layout" svg:width="25.199cm" svg:height="3.5cm" svg:x="1.401cm" svg:y="14.9cm" presentation:class="outline" presentation:user-transformed="true">
          <draw:text-box>
            <text:list text:style-name="L4">
              <text:list-item>
                <text:p>On voit à partir du constructeur le lien de dépendance entre <text:span text:style-name="T48">ReservationSalleService</text:span> et <text:s/><text:span text:style-name="T48">ReservationSalleDa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2cm" svg:x="1.4cm" svg:y="3.9cm" presentation:class="outline" presentation:user-transformed="true">
          <draw:text-box>
            <text:list text:style-name="L4">
              <text:list-item>
                <text:p>Création des instances centralisée et à l’extérieur des composants</text:p>
              </text:list-item>
              <text:list-item>
                <text:p text:style-name="P12">Possible réalisation maison, mais risque de malfaçon</text:p>
              </text:list-item>
              <text:list-item>
                <text:p text:style-name="P12">En général utilisation d’un framework : Spring, Google Guice</text:p>
              </text:list-item>
              <text:list-item>
                <text:p text:style-name="P12">Se charge de créer les instances, gérer leur cycle de vie, et de gérer les liens entre elles</text:p>
              </text:list-item>
              <text:list-item>
                <text:p text:style-name="P12">Le développeur décrit à Spring les instances, et peut se concentrer sur le code méti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’inversion de contrôl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incipe de l’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econd intérêt, peut-être le principal, de l’injection de dépendances</text:p>
              </text:list-item>
              <text:list-item>
                <text:p>Le framework se charge de gérer les instances de composants applicatifs</text:p>
              </text:list-item>
              <text:list-item>
                <text:p>Ce n’est plus le développeur qui va utiliser les classes d’une librairie (ex : Commons)</text:p>
              </text:list-item>
              <text:list-item>
                <text:p>C’est le framework qui pose un cadre de travail dans lequel s’insèrent les classes</text:p>
              </text:list-item>
              <text:list-item>
                <text:p>Le framework « prend la main »… et peut proposer beaucoup d’autres fonctionnalité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ffet positif du « lâcher prise »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 framework « prend le contrôle » sur le cycle de vie des composants de l’application</text:p>
              </text:list-item>
              <text:list-item>
                <text:p text:style-name="P12"><text:span text:style-name="T49">Il </text:span>gère l’articulation entre eux et peut les modifier à la création ou à l’exécution</text:p>
              </text:list-item>
              <text:list-item>
                <text:p>Le Pattern Proxy souvent utilisé par exemple</text:p>
              </text:list-item>
              <text:list-item>
                <text:p>Création de sous-classes avec des comportements supplémentaires</text:p>
              </text:list-item>
              <text:list-item>
                <text:p>Typiquement : ajout de l’ouverture/fermeture des transac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t la galaxie Spring f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C’est à partir de l’inversion de contrôle que Spring va pouvoir proposer de nombreux outils</text:p>
              </text:list-item>
              <text:list-item>
                <text:p>Gestion des properties, des profiles, gestion des transactions, programmation orientée aspect, gestion des batchs…</text:p>
              </text:list-item>
              <text:list-item>
                <text:p>La prise en charge du cycle de vie des composants ouvrira de nombreuses potentialités</text:p>
              </text:list-item>
              <text:list-item>
                <text:p>C’est une porte qui s’ouvre sur de nombreuses fenêtres…</text:p>
              </text:list-item>
              <text:list-item>
                <text:p>Ok j’arrê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1 : </text:span></text:p>
                <text:p text:style-name="P9"><text:span text:style-name="T5">Mise en place de l’injection </text:span></text:p>
                <text:p text:style-name="P9"><text:span text:style-name="T5">de dépendance par constructeur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e contexte d’application Sp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Spring va effectuer le rôle du pattern Locator</text:p>
              </text:list-item>
              <text:list-item>
                <text:p>On appelle « conteneur » l’élément qui va gérer le cycle de vie des composants applicatifs</text:p>
              </text:list-item>
              <text:list-item>
                <text:p>Création : Constitution des instances (new), gestion des inter-dépendances</text:p>
              </text:list-item>
              <text:list-item>
                <text:p>Mise à disposition selon plusieurs modes : instance unique (singleton) ou création à la volée (prototype) par ex</text:p>
              </text:list-item>
              <text:list-item>
                <text:p>Destruction : libération éventuelle des ressources (connexions, nettoyage dossier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e conteneur gère le cycle de vie des composants</text:p>
              </text:list-item>
              <text:list-item>
                <text:p>Il les tient à disposition et les distribue « à la demande »</text:p>
              </text:list-item>
              <text:list-item>
                <text:p>Le développeur aura pour tâche d’écrire le contenu des composants, c-à-d le code « métier »…</text:p>
              </text:list-item>
              <text:list-item>
                <text:p>Et de décrire à Spring les éventuelles opérations particulières à la création ou destruction</text:p>
              </text:list-item>
              <text:list-item>
                <text:p>Enfin de préciser leur durée de vie (singleton, prototype)</text:p>
              </text:list-item>
              <text:list-item>
                <text:p>Permet la prise en charge d’aspects techniques…</text:p>
              </text:list-item>
              <text:list-item>
                <text:p>Et la concentration sur la traduction de la logique métier qui est la tâche principale des développeu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a terminologie de Spring parle de « contexte d’application » pour le conteneur IoC</text:p>
              </text:list-item>
              <text:list-item>
                <text:p>Les instances des classes Java de composants sont appelées « beans »</text:p>
              </text:list-item>
              <text:list-item>
                <text:p>Le contexte d’application gère donc le cycle de vie des beans et leurs inter-dépendances et permet de les récupérer simple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 contexte d’applic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On a souvent un seul contexte d’application pour les applications simples</text:p>
              </text:list-item>
              <text:list-item>
                <text:p text:style-name="P12">Il est possible d’en configurer plusieurs, par exemple pour les différents modules (web, batch...)</text:p>
              </text:list-item>
              <text:list-item>
                <text:p text:style-name="P12"><text:span text:style-name="T49">Le contexte d’application est une classe interne à Spring qui implémente l’interface </text:span><text:span text:style-name="T50">ApplicationContext</text:span></text:p>
              </text:list-item>
              <text:list-item>
                <text:p>Différents types concrets sont disponibles selon la manière dont il est configuré</text:p>
              </text:list-item>
              <text:list-item>
                <text:p>On peut récupérer un bean directement depuis l’objet « context » ainsi :</text:p>
              </text:list-item>
            </text:list>
            <text:p text:style-name="P13"><text:span text:style-name="T51"><text:s text:c="18"/></text:span><text:span text:style-name="T52">context</text:span><text:span text:style-name="T53">.</text:span><text:span text:style-name="T54">getBean</text:span><text:span text:style-name="T55">(</text:span><text:span text:style-name="T56">"monBean"</text:span><text:span text:style-name="T55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3 méthodes de configur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3 manières de décrire les beans gérés par Spring</text:p>
              </text:list-item>
              <text:list-item>
                <text:p text:style-name="P12">Méthodes de configuration du contexte par ordre chronologique d’apparition :</text:p>
                <text:list>
                  <text:list-item>
                    <text:p>Via des fichiers XML : Permet d’externaliser la configuration des beans → <text:span text:style-name="T57">ClassPathXmlApplicationContext</text:span></text:p>
                  </text:list-item>
                  <text:list-item>
                    <text:p text:style-name="P18"><text:span text:style-name="T58">Via des annotations : Présentes directement au sein des composants qui seront gérés </text:span>→ <text:span text:style-name="T57">AnnotationConfigApplicationContext</text:span></text:p>
                  </text:list-item>
                  <text:list-item>
                    <text:p>En Java : Méthode dite « Java-based », constitution d’objet en Java et récupération par le conteneur à l’issue → <text:span text:style-name="T57">AnnotationConfigApplicationConte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Avantages et inconvénient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Chaque méthode présente ses avantages et inconvénients</text:p>
              </text:list-item>
              <text:list-item>
                <text:p text:style-name="P12">Méthode via fichier XML de plus en plus rare</text:p>
              </text:list-item>
              <text:list-item>
                <text:p text:style-name="P12">Les annotations se sont répandues : simplicité de mise en œuvre, lisibilité, peu verbeux</text:p>
              </text:list-item>
              <text:list-item>
                <text:p text:style-name="P12">« Java-based » intéressant car on dispose de toute la souplesse de Java</text:p>
              </text:list-item>
              <text:list-item>
                <text:p text:style-name="P12">Possibilité de mixer les méthodes en choisissant une méthode « centrale »</text:p>
              </text:list-item>
              <text:list-item>
                <text:p text:style-name="P12">Nous allons voir les différentes méthodes dans le cours</text:p>
              </text:list-item>
              <text:list-item>
                <text:p text:style-name="P12">Pour les TPs nous nous concentrerons sur les 2 plus récent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en XM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lusieurs méthod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Nous allons voir les différentes méthodes pour créer des beans</text:p>
              </text:list-item>
              <text:list-item>
                <text:p>La création d’un bean entraîne son ajout au sein du contexte d’application</text:p>
              </text:list-item>
              <text:list-item>
                <text:p>Il est donc mis à disposition de toutes les classes</text:p>
              </text:list-item>
              <text:list-item>
                <text:p>Nous verrons ensuite les différentes méthodes pour récupérer un bean</text:p>
              </text:list-item>
              <text:list-item>
                <text:p>La création des beans se fait en général au démarrage de l’application, lors de la création du contexte</text:p>
              </text:list-item>
              <text:list-item>
                <text:p>La configuration XML permet d’externaliser la logique IoC</text:p>
              </text:list-item>
              <text:list-item>
                <text:p>Permet théoriquement de modifier les implémentations utilisées sans toucher au code Jav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En XML la déclaration d’un bean se fait via la balise : </text:p>
                <text:p text:style-name="P6"><text:span text:style-name="T59">&lt;bean id=...&gt; … &lt;/bean&gt;</text:span></text:p>
              </text:list-item>
              <text:list-item>
                <text:p text:style-name="P12"><text:span text:style-name="T49">On l’identifie avec l’attribut : </text:span><text:span text:style-name="T60">id </text:span><text:span text:style-name="T49">(on peut aussi utiliser </text:span><text:span text:style-name="T60">name</text:span><text:span text:style-name="T49"> qui est propre à Spring)</text:span></text:p>
              </text:list-item>
              <text:list-item>
                <text:p text:style-name="P12"><text:span text:style-name="T49">La convention de nommage est le Camel-Case (majuscule à chaque nouveau mot, minuscule premier mot)</text:span></text:p>
              </text:list-item>
              <text:list-item>
                <text:p text:style-name="P12"><text:span text:style-name="T49">On pourra faire référence à cette instance avec : </text:span><text:span text:style-name="T60">ref= </text:span></text:p>
              </text:list-item>
              <text:list-item>
                <text:p text:style-name="P12"><text:span text:style-name="T49">On peut valoriser les attributs avec </text:span></text:p>
                <text:p text:style-name="P19"><text:span text:style-name="T60">&lt;property ref=« ... » /&gt; </text:span></text:p>
              </text:list-item>
              <text:list-item>
                <text:p text:style-name="P12"><text:span text:style-name="T49">Ou si il s’agit d’une valeur « en dur »</text:span></text:p>
                <text:p text:style-name="P19"><text:span text:style-name="T60">&lt;property value=« ... » /&gt;</text:span></text:p>
              </text:list-item>
              <text:list-item>
                <text:p text:style-name="P12"><text:span text:style-name="T49">En interne, Spring construira un objet de type </text:span><text:span text:style-name="T50">BeanDefinition </text:span><text:span text:style-name="T49">permettant la génération d’instances de ce bean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49">On passe des arguments au constructeur avec</text:span></text:p>
                <text:p text:style-name="P6"><text:span text:style-name="T49"><text:s/></text:span><text:span text:style-name="T60">&lt;constructor-arg ref=« ... » /&gt;</text:span></text:p>
              </text:list-item>
              <text:list-item>
                <text:p text:style-name="P12"><text:span text:style-name="T24">On répète la balise pour les différents paramètres du constructeur</text:span></text:p>
              </text:list-item>
              <text:list-item>
                <text:p text:style-name="P12"><text:span text:style-name="T24">On peut préciser le numéro de l’argument avec </text:span><text:span text:style-name="T60">index = « 0 »</text:span></text:p>
              </text:list-item>
              <text:list-item>
                <text:p text:style-name="P12"><text:span text:style-name="T24">Ou encore via son nom avec </text:span><text:span text:style-name="T60">name= « nomArg »</text:span></text:p>
              </text:list-item>
              <text:list-item>
                <text:p text:style-name="P12"><text:span text:style-name="T49">Par défaut, si rien n’est spécifié, Spring utilisera le constructeur vide pour créer le bean (s’il existe!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1">&lt;beans&gt;</text:span></text:p>
            <text:p text:style-name="P21"><text:span text:style-name="T61">&lt;bean id="reservationSalleService" </text:span></text:p>
            <text:p text:style-name="P21"><text:span text:style-name="T61"><text:s text:c="11"/></text:span><text:span text:style-name="T61">class="fr.insee.[...].ReservationSalleServiceImpl"&gt;</text:span></text:p>
            <text:p text:style-name="P20"><text:span text:style-name="T61"><text:s text:c="9"/></text:span><text:span text:style-name="T61">&lt;constructor-arg ref="reservationSalleDao"/&gt;</text:span></text:p>
            <text:p text:style-name="P20"><text:span text:style-name="T61"><text:s text:c="8"/></text:span><text:span text:style-name="T61">&lt;!-- Autre arguments pour le constructeur --&gt;</text:span></text:p>
            <text:p text:style-name="P20"><text:span text:style-name="T61"><text:s text:c="9"/></text:span><text:span text:style-name="T61">&lt;property name="nbSalles" value="11"/&gt;</text:span></text:p>
            <text:p text:style-name="P20"><text:span text:style-name="T61"><text:s text:c="8"/></text:span><text:span text:style-name="T61">&lt;!-- Autre properties,reste de la configuration --&gt;</text:span></text:p>
            <text:p text:style-name="P20"><text:span text:style-name="T61"><text:s text:c="3"/></text:span><text:span text:style-name="T61">&lt;/bean&gt;</text:span></text:p>
            <text:p text:style-name="P20"><text:span text:style-name="T61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2">Identifiant du bean</text:span></text:p>
          </draw:text-box>
        </draw:frame>
        <draw:line draw:style-name="gr10" draw:text-style-name="P4" draw:layer="layout" svg:x1="19.8cm" svg:y1="6.6cm" svg:x2="14.4cm" svg:y2="6cm">
          <text:p/>
        </draw:line>
        <draw:frame presentation:style-name="pr5" draw:text-style-name="P11" draw:layer="layout" svg:width="24.8cm" svg:height="14.4cm" svg:x="1.4cm" svg:y="3.2cm" presentation:class="outline" presentation:user-transformed="true">
          <draw:text-box>
            <text:p text:style-name="P20"><text:span text:style-name="T61">&lt;beans&gt;</text:span></text:p>
            <text:p text:style-name="P21"><text:span text:style-name="T61">&lt;bean id="reservationSalleService" </text:span></text:p>
            <text:p text:style-name="P21"><text:span text:style-name="T61"><text:s text:c="11"/></text:span><text:span text:style-name="T61">class="fr.insee.[...].ReservationSalleServiceImpl"&gt;</text:span></text:p>
            <text:p text:style-name="P20"><text:span text:style-name="T61"><text:s text:c="9"/></text:span><text:span text:style-name="T61">&lt;constructor-arg ref="reservationSalleDao"/&gt;</text:span></text:p>
            <text:p text:style-name="P20"><text:span text:style-name="T61"><text:s text:c="8"/></text:span><text:span text:style-name="T61">&lt;!-- Autre arguments pour le constructeur --&gt;</text:span></text:p>
            <text:p text:style-name="P20"><text:span text:style-name="T61"><text:s text:c="9"/></text:span><text:span text:style-name="T61">&lt;property name="nbSalles" value="11"/&gt;</text:span></text:p>
            <text:p text:style-name="P20"><text:span text:style-name="T61"><text:s text:c="8"/></text:span><text:span text:style-name="T61">&lt;!-- Autre properties,reste de la configuration --&gt;</text:span></text:p>
            <text:p text:style-name="P20"><text:span text:style-name="T61"><text:s text:c="3"/></text:span><text:span text:style-name="T61">&lt;/bean&gt;</text:span></text:p>
            <text:p text:style-name="P20"><text:span text:style-name="T61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2">Classpath de la classe du bean</text:span></text:p>
          </draw:text-box>
        </draw:frame>
        <draw:line draw:style-name="gr10" draw:text-style-name="P4" draw:layer="layout" svg:x1="19.8cm" svg:y1="6.6cm" svg:x2="14.6cm" svg:y2="7.6cm">
          <text:p/>
        </draw:line>
        <draw:frame presentation:style-name="pr5" draw:text-style-name="P11" draw:layer="layout" svg:width="24.8cm" svg:height="14.4cm" svg:x="1.4cm" svg:y="3.2cm" presentation:class="outline" presentation:user-transformed="true">
          <draw:text-box>
            <text:p text:style-name="P20"><text:span text:style-name="T61">&lt;beans&gt;</text:span></text:p>
            <text:p text:style-name="P21"><text:span text:style-name="T61">&lt;bean id="reservationSalleService" </text:span></text:p>
            <text:p text:style-name="P21"><text:span text:style-name="T61"><text:s text:c="11"/></text:span><text:span text:style-name="T61">class="fr.insee.[...].ReservationSalleServiceImpl"&gt;</text:span></text:p>
            <text:p text:style-name="P20"><text:span text:style-name="T61"><text:s text:c="9"/></text:span><text:span text:style-name="T61">&lt;constructor-arg ref="reservationSalleDao"/&gt;</text:span></text:p>
            <text:p text:style-name="P20"><text:span text:style-name="T61"><text:s text:c="8"/></text:span><text:span text:style-name="T61">&lt;!-- Autre arguments pour le constructeur --&gt;</text:span></text:p>
            <text:p text:style-name="P20"><text:span text:style-name="T61"><text:s text:c="9"/></text:span><text:span text:style-name="T61">&lt;property name="nbSalles" value="11"/&gt;</text:span></text:p>
            <text:p text:style-name="P20"><text:span text:style-name="T61"><text:s text:c="8"/></text:span><text:span text:style-name="T61">&lt;!-- Autre properties,reste de la configuration --&gt;</text:span></text:p>
            <text:p text:style-name="P20"><text:span text:style-name="T61"><text:s text:c="3"/></text:span><text:span text:style-name="T61">&lt;/bean&gt;</text:span></text:p>
            <text:p text:style-name="P20"><text:span text:style-name="T61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2">Passage de paramètre au constructeur</text:span></text:p>
          </draw:text-box>
        </draw:frame>
        <draw:line draw:style-name="gr10" draw:text-style-name="P4" draw:layer="layout" svg:x1="19.8cm" svg:y1="6.6cm" svg:x2="14.4cm" svg:y2="9.4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1">&lt;beans&gt;</text:span></text:p>
            <text:p text:style-name="P21"><text:span text:style-name="T61">&lt;bean id="reservationSalleService" </text:span></text:p>
            <text:p text:style-name="P21"><text:span text:style-name="T61"><text:s text:c="11"/></text:span><text:span text:style-name="T61">class="fr.insee.[...].ReservationSalleServiceImpl"&gt;</text:span></text:p>
            <text:p text:style-name="P20"><text:span text:style-name="T61"><text:s text:c="9"/></text:span><text:span text:style-name="T61">&lt;constructor-arg ref="reservationSalleDao"/&gt;</text:span></text:p>
            <text:p text:style-name="P20"><text:span text:style-name="T61"><text:s text:c="8"/></text:span><text:span text:style-name="T61">&lt;!-- Autre arguments pour le constructeur --&gt;</text:span></text:p>
            <text:p text:style-name="P20"><text:span text:style-name="T61"><text:s text:c="9"/></text:span><text:span text:style-name="T61">&lt;property name="nbSalles" value="11"/&gt;</text:span></text:p>
            <text:p text:style-name="P20"><text:span text:style-name="T61"><text:s text:c="8"/></text:span><text:span text:style-name="T61">&lt;!-- Autre properties,reste de la configuration --&gt;</text:span></text:p>
            <text:p text:style-name="P20"><text:span text:style-name="T61"><text:s text:c="3"/></text:span><text:span text:style-name="T61">&lt;/bean&gt;</text:span></text:p>
            <text:p text:style-name="P20"><text:span text:style-name="T61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2">Valorisation des properties</text:span></text:p>
          </draw:text-box>
        </draw:frame>
        <draw:line draw:style-name="gr10" draw:text-style-name="P4" draw:layer="layout" svg:x1="19.8cm" svg:y1="6.6cm" svg:x2="15.8cm" svg:y2="12.6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1">&lt;beans&gt;</text:span></text:p>
            <text:p text:style-name="P21"><text:span text:style-name="T61">&lt;bean id="reservationSalleService" </text:span></text:p>
            <text:p text:style-name="P21"><text:span text:style-name="T61"><text:s text:c="11"/></text:span><text:span text:style-name="T61">class="fr.insee.[...].ReservationSalleServiceImpl"&gt;</text:span></text:p>
            <text:p text:style-name="P20"><text:span text:style-name="T61"><text:s text:c="9"/></text:span><text:span text:style-name="T61">&lt;constructor-arg ref="reservationSalleDao"/&gt;</text:span></text:p>
            <text:p text:style-name="P20"><text:span text:style-name="T61"><text:s text:c="8"/></text:span><text:span text:style-name="T61">&lt;!-- Autre arguments pour le constructeur --&gt;</text:span></text:p>
            <text:p text:style-name="P20"><text:span text:style-name="T61"><text:s text:c="9"/></text:span><text:span text:style-name="T61">&lt;property name="nbSalles" value="11"/&gt;</text:span></text:p>
            <text:p text:style-name="P20"><text:span text:style-name="T61"><text:s text:c="8"/></text:span><text:span text:style-name="T61">&lt;!-- Autre properties,reste de la configuration --&gt;</text:span></text:p>
            <text:p text:style-name="P20"><text:span text:style-name="T61"><text:s text:c="3"/></text:span><text:span text:style-name="T61">&lt;/bean&gt;</text:span></text:p>
            <text:p text:style-name="P20"><text:span text:style-name="T61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Alternatives au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Il est possible de créer des beans via des méthodes autres que le constructeur</text:span></text:p>
              </text:list-item>
              <text:list-item>
                <text:p text:style-name="P12"><text:span text:style-name="T49">On peut utiliser une méthode statique, on valorisera alors l’attribut : </text:span><text:span text:style-name="T60">factory-method</text:span></text:p>
              </text:list-item>
              <text:list-item>
                <text:p text:style-name="P12"><text:span text:style-name="T49">Pour utiliser une méthode non statique, à partir d’un bean donc, on précisera les attributs : </text:span><text:span text:style-name="T60">factory-bean</text:span><text:span text:style-name="T49">, et </text:span><text:span text:style-name="T60">factory-method</text:span></text:p>
              </text:list-item>
              <text:list-item>
                <text:p text:style-name="P12"><text:span text:style-name="T49">Ces cas devraient être relativement rares</text:span></text:p>
              </text:list-item>
              <text:list-item>
                <text:p text:style-name="P12"><text:span text:style-name="T49">On utilise le plus souvent le constructeur, vide ou avec paramètr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Méthod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On créera ensuite le contexte à partir du fichier XML </text:span>: </text:p>
                <text:p text:style-name="P12"><text:span text:style-name="T63">ApplicationContext</text:span><text:span text:style-name="T64"> </text:span><text:span text:style-name="T65">context</text:span><text:span text:style-name="T66"> </text:span><text:span text:style-name="T67">=</text:span><text:span text:style-name="T66"> </text:span></text:p>
                <text:p text:style-name="P12"><text:span text:style-name="T66"><text:s text:c="4"/></text:span><text:span text:style-name="T68">new</text:span><text:span text:style-name="T66"> </text:span><text:span text:style-name="T69">ClassPathXmlApplicationContext</text:span><text:span text:style-name="T70">(</text:span><text:span text:style-name="T71">"reservation.xml"</text:span><text:span text:style-name="T70">)</text:span></text:p>
              </text:list-item>
              <text:list-item>
                <text:p text:style-name="P12"><text:span text:style-name="T49">On pourra aussi importer la config XML dans une classe </text:span><text:span text:style-name="T72">@Configuration</text:span><text:span text:style-name="T49"> Java avec </text:span><text:span text:style-name="T72">@ImportResource(</text:span><text:span text:style-name="T73">"classpath:fichier.xml"</text:span><text:span text:style-name="T72">)</text:span></text:p>
              </text:list-item>
              <text:list-item>
                <text:p text:style-name="P12">On peut récupérer le bean ainsi créé via son identifiant :</text:p>
                <text:p text:style-name="P24"><text:span text:style-name="T74">context</text:span><text:span text:style-name="T75">.</text:span><text:span text:style-name="T76">getBean</text:span><text:span text:style-name="T77">(</text:span><text:span text:style-name="T73">"reservationSalleService"</text:span><text:span text:style-name="T77">)</text:span></text:p>
              </text:list-item>
              <text:list-item>
                <text:p text:style-name="P12"><text:span text:style-name="T49">Dans la réalité, on utilise plutôt d’autres méthodes vues plus loin, par ex. via l’annotation : </text:span><text:span text:style-name="T72">@Autowired</text:span></text:p>
              </text:list-item>
              <text:list-item>
                <text:p text:style-name="P12"><text:span text:style-name="T49">Les configurations hybrides sont abordées plus loi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Découpage du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Pour des applis importantes, le fichier XML devient vite trop gros et illisible</text:span></text:p>
              </text:list-item>
              <text:list-item>
                <text:p text:style-name="P12"><text:span text:style-name="T49">On découpe donc le fichier XML contenant les beans en plusieurs fichiers</text:span></text:p>
              </text:list-item>
              <text:list-item>
                <text:p text:style-name="P12"><text:span text:style-name="T49">Plusieurs logiques de découpage, mais en général découpage par couches (Dao, controller, service...)</text:span></text:p>
              </text:list-item>
              <text:list-item>
                <text:p text:style-name="P12"><text:span text:style-name="T49">On utilise ensuite la balise </text:span><text:span text:style-name="T61">import </text:span><text:span text:style-name="T49">(y compris dans les fichiers découpés) : </text:span></text:p>
                <text:p text:style-name="P19"><text:span text:style-name="T61">&lt;import resource= « autre_fichier.xml » /&gt;</text:span></text:p>
              </text:list-item>
              <text:list-item>
                <text:p text:style-name="P12"><text:span text:style-name="T49">Et on construira le contexte avec un fichier central, « point d’entrée » pour Sp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avec annotatio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Idée de Spring au départ : être le moins intrusif possible</text:span></text:p>
              </text:list-item>
              <text:list-item>
                <text:p text:style-name="P12"><text:span text:style-name="T49">L’externalisation dans des fichiers XML permet de ne pas polluer le code</text:span></text:p>
              </text:list-item>
              <text:list-item>
                <text:p text:style-name="P12"><text:span text:style-name="T49">Problème : XML verbeux, pas ou peu d’autocomplétion, on perd la souplesse de Java…</text:span></text:p>
              </text:list-item>
              <text:list-item>
                <text:p text:style-name="P12"><text:span text:style-name="T49">Finalement apparition des annotations : ajout de « méta-données » ie code non-exécutable</text:span></text:p>
              </text:list-item>
              <text:list-item>
                <text:p text:style-name="P12"><text:span text:style-name="T49">Même cheminement du côté Hiberna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8">Une annotation principale : </text:span><text:span text:style-name="T79">@Componen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L’annotation <text:span text:style-name="T80">@Component</text:span> est l’annotation principale pour la déclaration de beans</text:p>
              </text:list-item>
              <text:list-item>
                <text:p text:style-name="P12">Elle se place au niveau de la déclaration de la classe</text:p>
              </text:list-item>
              <text:list-item>
                <text:p text:style-name="P12">On indique à Spring de créer un bean à partir de cette classe</text:p>
              </text:list-item>
              <text:list-item>
                <text:p text:style-name="P12">Spring choisit le constructeur de cette manière :</text:p>
                <text:list>
                  <text:list-item>
                    <text:p>Pas de constructeur → Choix du constructeur vide</text:p>
                  </text:list-item>
                  <text:list-item>
                    <text:p text:style-name="P18"><text:span text:style-name="T58">Constructeur unique → Choix de ce constructeur (depuis 4.3) </text:span></text:p>
                  </text:list-item>
                  <text:list-item>
                    <text:p text:style-name="P18"><text:span text:style-name="T58">Plusieurs constructeurs → Nécessité de choisir un des constructeurs avec l’annotation </text:span><text:span text:style-name="T80">@Autowired</text:span></text:p>
                  </text:list-item>
                </text:list>
              </text:list-item>
              <text:list-item>
                <text:p>Les paramètres du constructeur seront renseignés avec d’autres beans, par « auto-wiring » (expliqué plus loi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9">@Component</text:span><text:span text:style-name="T78"> et </text:span><text:span text:style-name="T79">@Valu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8"><text:span text:style-name="T49">Par défaut le nom du bean est le nom de la classe</text:span></text:p>
              </text:list-item>
              <text:list-item>
                <text:p text:style-name="P18"><text:span text:style-name="T49">On peut le spécifier via </text:span><text:span text:style-name="T80">@Component</text:span><text:span text:style-name="T81">(</text:span><text:span text:style-name="T82">"nomDuBean"</text:span><text:span text:style-name="T81">)</text:span></text:p>
              </text:list-item>
              <text:list-item>
                <text:p text:style-name="P18"><text:span text:style-name="T49">On pourra valoriser les attributs avec l’annotation </text:span><text:span text:style-name="T80">@Value</text:span><text:span text:style-name="T83"> </text:span></text:p>
              </text:list-item>
              <text:list-item>
                <text:p text:style-name="P18"><text:span text:style-name="T49">Possibilité de passer des valeurs « en dur » , ex :</text:span></text:p>
                <text:list>
                  <text:list-item>
                    <text:list>
                      <text:list-header>
                        <text:p><text:span text:style-name="T80">@Value(</text:span><text:span text:style-name="T82">"12"</text:span><text:span text:style-name="T80">)</text:span></text:p>
                        <text:p><text:span text:style-name="T84">private</text:span><text:span text:style-name="T85"> </text:span><text:span text:style-name="T86">Integer</text:span><text:span text:style-name="T85"> </text:span><text:span text:style-name="T87">nbSallesDispo</text:span><text:span text:style-name="T88">;</text:span></text:p>
                      </text:list-header>
                    </text:list>
                  </text:list-item>
                </text:list>
              </text:list-item>
              <text:list-item>
                <text:p text:style-name="P18"><text:span text:style-name="T49">Plus souvent, on injecte des properties avec le langage SpeL (cf partie Properties), ex :</text:span></text:p>
              </text:list-item>
            </text:list>
            <text:p text:style-name="P26"><text:span text:style-name="T80">@Value</text:span><text:span text:style-name="T81">(</text:span><text:span text:style-name="T82">"${batch.nomFichier}"</text:span><text:span text:style-name="T81">)</text:span></text:p>
            <text:p text:style-name="P26"><text:span text:style-name="T89">private</text:span><text:span text:style-name="T90"> </text:span><text:span text:style-name="T91">String</text:span><text:span text:style-name="T90"> </text:span><text:span text:style-name="T92">nomFichier</text:span><text:span text:style-name="T93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8">Les dérivés de </text:span><text:span text:style-name="T79">@Componen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8"><text:span text:style-name="T49">L’annotation de base </text:span><text:span text:style-name="T80">@Component</text:span><text:span text:style-name="T49"> permet de demander à Spring la création de beans</text:span></text:p>
              </text:list-item>
              <text:list-item>
                <text:p text:style-name="P18"><text:span text:style-name="T49">Spring propose plusieurs dérivés de cette annotation, appelés « stéréotypes » :</text:span></text:p>
                <text:list>
                  <text:list-item>
                    <text:p text:style-name="P18"><text:span text:style-name="T80">@Service </text:span><text:span text:style-name="T49">: Pour les composants de la couche service</text:span></text:p>
                  </text:list-item>
                  <text:list-item>
                    <text:p text:style-name="P18"><text:span text:style-name="T80">@Repository </text:span><text:span text:style-name="T49">: Pour les DAO, par ex. avec Spring-Data</text:span></text:p>
                  </text:list-item>
                  <text:list-item>
                    <text:p text:style-name="P18"><text:span text:style-name="T80">@Controller </text:span><text:span text:style-name="T49">: Pour la présentation, par ex. Spring-MVC</text:span></text:p>
                  </text:list-item>
                  <text:list-item>
                    <text:p text:style-name="P18"><text:span text:style-name="T80">@RestController </text:span><text:span text:style-name="T49">: Pour les classes exposant une API</text:span></text:p>
                  </text:list-item>
                </text:list>
              </text:list-item>
              <text:list-item>
                <text:p><text:span text:style-name="T49">Permet de typer plus fortement les beans créés</text:span></text:p>
              </text:list-item>
              <text:list-item>
                <text:p text:style-name="P18"><text:span text:style-name="T49">Permet de mettre en place des comportements différenciés</text:span></text:p>
              </text:list-item>
              <text:list-item>
                <text:p text:style-name="P18"><text:span text:style-name="T49">NB : avec </text:span><text:span text:style-name="T80">@Repository </text:span><text:span text:style-name="T49">certaines exceptions JDBC sont encapsulées dans des exceptions Sp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simplist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4"><text:span text:style-name="T49">Exemple sans injection de dépendances :</text:span></text:p>
                <text:p text:style-name="P27"><text:span text:style-name="T80">@Service</text:span></text:p>
                <text:p text:style-name="P27"><text:span text:style-name="T94">public</text:span><text:span text:style-name="T95"> </text:span><text:span text:style-name="T94">class</text:span><text:span text:style-name="T95"> </text:span><text:span text:style-name="T96">ReservationSalleServiceImpl</text:span><text:span text:style-name="T95"> </text:span><text:span text:style-name="T94">implements</text:span><text:span text:style-name="T95"> </text:span><text:span text:style-name="T97">ReservationSalleService</text:span><text:span text:style-name="T95"> </text:span><text:span text:style-name="T98">{</text:span></text:p>
                <text:p text:style-name="P27"><text:span text:style-name="T99"/></text:p>
                <text:p text:style-name="P28"><text:span text:style-name="T80">@Value</text:span><text:span text:style-name="T81">(</text:span><text:span text:style-name="T82">"12"</text:span><text:span text:style-name="T81">)</text:span></text:p>
                <text:p text:style-name="P28"><text:span text:style-name="T94">private</text:span><text:span text:style-name="T95"> </text:span><text:span text:style-name="T96">Integer</text:span><text:span text:style-name="T95"> </text:span><text:span text:style-name="T100">nbSallesDispo</text:span><text:span text:style-name="T81">;</text:span></text:p>
                <text:p text:style-name="P28"><text:span text:style-name="T99"/></text:p>
                <text:p text:style-name="P28"><text:span text:style-name="T81">//</text:span><text:span text:style-name="T81"><text:tab/></text:span><text:span text:style-name="T81">Suite des properties, constructeurs, méthodes…</text:span></text:p>
              </text:list-item>
              <text:list-item>
                <text:p text:style-name="P13"><text:span text:style-name="T49">Crée un bean au sein du container nommé «</text:span><text:span text:style-name="T101"> reservationSalleServiceImpl </text:span><text:span text:style-name="T49">»</text:span></text:p>
              </text:list-item>
              <text:list-item>
                <text:p text:style-name="P24"><text:span text:style-name="T49">Si on veut modifier le nom du bean : </text:span><text:span text:style-name="T80">@Service</text:span><text:span text:style-name="T88">(</text:span><text:span text:style-name="T102">"beanReservService"</text:span><text:span text:style-name="T88">)</text:span></text:p>
              </text:list-item>
            </text:list>
            <text:p text:style-name="P27"><text:span text:style-name="T8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mponent sc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9">Une fois les composants annotés, il faut activer la détection des annotations</text:span></text:p>
              </text:list-item>
              <text:list-item>
                <text:p text:style-name="P29"><text:span text:style-name="T49">En XML, on active la détection avec </text:span><text:span text:style-name="T103">component-scan</text:span><text:span text:style-name="T49"> :</text:span></text:p>
                <text:p text:style-name="P30"><text:span text:style-name="T104">&lt;</text:span><text:span text:style-name="T105">context:component-scan</text:span><text:span text:style-name="T106"> </text:span><text:span text:style-name="T107">base-package</text:span><text:span text:style-name="T108">=</text:span><text:span text:style-name="T109">"fr.insee.appli.services"</text:span><text:span text:style-name="T106"> </text:span><text:span text:style-name="T104">/&gt;</text:span></text:p>
              </text:list-item>
              <text:list-item>
                <text:p text:style-name="P29"><text:span text:style-name="T49">Avec les annotations, on active la détection au sein d’une classe annotée </text:span><text:span text:style-name="T110">@Configuration</text:span><text:span text:style-name="T49"> (cf plus loin) avec l’annotation </text:span><text:span text:style-name="T110">@ComponentScan</text:span></text:p>
              </text:list-item>
              <text:list-item>
                <text:p text:style-name="P29"><text:span text:style-name="T49">Ex :</text:span></text:p>
                <text:p text:style-name="P29"><text:span text:style-name="T111">@Configuration</text:span></text:p>
                <text:p text:style-name="P29"><text:span text:style-name="T111">@ComponentScan</text:span><text:span text:style-name="T112">(</text:span><text:span text:style-name="T113">"fr.insee.appli.services"</text:span><text:span text:style-name="T112">)</text:span></text:p>
                <text:p text:style-name="P29"><text:span text:style-name="T114">public</text:span><text:span text:style-name="T115"> </text:span><text:span text:style-name="T114">class</text:span><text:span text:style-name="T115"> </text:span><text:span text:style-name="T116">Application</text:span><text:span text:style-name="T112"> { … }</text:span></text:p>
              </text:list-item>
              <text:list-item>
                <text:p text:style-name="P29"><text:span text:style-name="T49">On peut cibler des packages assez haut dans l’arborescence</text:span></text:p>
              </text:list-item>
            </text:list>
            <text:p text:style-name="P29"><text:span text:style-name="T1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XML / Annotation : Remix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Il est possible, mais pas forcément souhaitable, de « mixer » les configurations en mode XML, Annotation et Java-based</text:span></text:p>
              </text:list-item>
              <text:list-item>
                <text:p text:style-name="P12"><text:span text:style-name="T49">Par exemple dans certaines applis Insee :</text:span></text:p>
                <text:list>
                  <text:list-item>
                    <text:p><text:span text:style-name="T49">Certains composants comme les connexions JDBC sont créés avec XML</text:span></text:p>
                  </text:list-item>
                  <text:list-item>
                    <text:p><text:span text:style-name="T49">Les composants de type Service, Repository et Controller avec les annotations</text:span></text:p>
                  </text:list-item>
                  <text:list-item>
                    <text:p><text:span text:style-name="T49">D’autres composants créés en mode Java-based</text:span></text:p>
                  </text:list-item>
                </text:list>
              </text:list-item>
              <text:list-item>
                <text:p><text:span text:style-name="T49">Découpage logique en amont nécessaire pour éviter les incohérences (cf partie dédiée plus loin)</text:span></text:p>
              </text:list-item>
              <text:list-item>
                <text:p><text:span text:style-name="T49">Spring est assez souple, mais sans doute certains cas particuliers peuvent poser problème</text:span></text:p>
              </text:list-item>
              <text:list-item>
                <text:p><text:span text:style-name="T49">Aujourd’hui, la tendance est à l’unification des configurations via annotations et full Java, et à l’abandon du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en mode Java-based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Le framework Spring a permis de mettre en œuvre l’injection de dépendance</text:span></text:p>
              </text:list-item>
              <text:list-item>
                <text:p text:style-name="P12"><text:span text:style-name="T49">Externalisation en XML du câblage interface/implémentation → découplage dans le code Java</text:span></text:p>
              </text:list-item>
              <text:list-item>
                <text:p text:style-name="P12"><text:span text:style-name="T49">L’utilisation des annotations a permis de revenir au code via l’introduction de meta-données</text:span></text:p>
              </text:list-item>
              <text:list-item>
                <text:p text:style-name="P12"><text:span text:style-name="T49">La configuration Java-based, ou full Java, est un retour à la simplicité et la puissance de Java</text:span></text:p>
              </text:list-item>
              <text:list-item>
                <text:p text:style-name="P12"><text:span text:style-name="T49">On a l’impression d’un retour arrière, mais en réalité la structure des applications a évolué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es beans avec @Be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On a toujours le container « au-dessus » de notre application</text:span></text:p>
              </text:list-item>
              <text:list-item>
                <text:p text:style-name="P12"><text:span text:style-name="T49">Mais on va injecter des beans en annotant des méthodes Java qui produise des objets</text:span></text:p>
              </text:list-item>
              <text:list-item>
                <text:p text:style-name="P12"><text:span text:style-name="T49">On récupère ainsi la souplesse et la puissance de Java</text:span></text:p>
              </text:list-item>
              <text:list-item>
                <text:p text:style-name="P12"><text:span text:style-name="T49">Simplification du point de vue du développeur</text:span></text:p>
              </text:list-item>
              <text:list-item>
                <text:p text:style-name="P12"><text:span text:style-name="T49">Possibilité de configuration dynamique qui était complexe ou impossible en XML/Anno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On crée une méthode qui renvoie un bean avec la configuration souhaitée :</text:span></text:p>
              </text:list-item>
            </text:list>
            <text:p text:style-name="P27"><text:span text:style-name="T106">@Bean</text:span></text:p>
            <text:p text:style-name="P27"><text:span text:style-name="T117">public</text:span><text:span text:style-name="T118"> </text:span><text:span text:style-name="T119">IReservationSalleService</text:span><text:span text:style-name="T118"> </text:span><text:span text:style-name="T120">reservationSalleService</text:span><text:span text:style-name="T121">() {</text:span></text:p>
            <text:p text:style-name="P28"><text:span text:style-name="T122">ReservationSalleServiceImpl</text:span><text:span text:style-name="T118"> </text:span><text:span text:style-name="T123">reservationSalleServiceImpl</text:span><text:span text:style-name="T118"> </text:span><text:span text:style-name="T121">=</text:span><text:span text:style-name="T118"> </text:span><text:span text:style-name="T117">new</text:span><text:span text:style-name="T118"> </text:span><text:span text:style-name="T124">ReservationSalleServiceImpl</text:span><text:span text:style-name="T121">();</text:span></text:p>
            <text:p text:style-name="P28"><text:span text:style-name="T125">reservationSalleServiceImpl</text:span><text:span text:style-name="T121">.</text:span><text:span text:style-name="T124">setNbSallesDispo</text:span><text:span text:style-name="T121">(</text:span><text:span text:style-name="T126">12</text:span><text:span text:style-name="T121">);</text:span></text:p>
            <text:p text:style-name="P28"><text:span text:style-name="T117">return</text:span><text:span text:style-name="T118"> </text:span><text:span text:style-name="T127">(</text:span><text:span text:style-name="T128">IReservationSalleService</text:span><text:span text:style-name="T127">)</text:span><text:span text:style-name="T118"> </text:span><text:span text:style-name="T125">reservationSalleServiceImpl</text:span><text:span text:style-name="T121">;</text:span></text:p>
            <text:p text:style-name="P27"><text:span text:style-name="T121">}</text:span></text:p>
            <text:list text:continue-numbering="true" text:style-name="L4">
              <text:list-item>
                <text:p text:style-name="P12"><text:span text:style-name="T49">On renvoie un objet typé avec une interface, ce qui permet de conserver le découplage</text:span></text:p>
              </text:list-item>
              <text:list-item>
                <text:p text:style-name="P12"><text:span text:style-name="T49">On configure au besoin le nom du bean comme avec </text:span><text:span text:style-name="T72">@Component</text:span><text:span text:style-name="T49"> : <text:s/></text:span><text:span text:style-name="T72">@Bean</text:span><text:span text:style-name="T129">(</text:span><text:span text:style-name="T56">"beanReservServ"</text:span><text:span text:style-name="T129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Où positionner les @Bean 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72">@Configuration</text:span><text:span text:style-name="T49"> est l’annotation dédiée pour les classes destinées à contenir des méthodes </text:span><text:span text:style-name="T72">@Bean</text:span></text:p>
              </text:list-item>
              <text:list-item>
                <text:p text:style-name="P12"><text:span text:style-name="T49">Les classes </text:span><text:span text:style-name="T72">@Configuration</text:span><text:span text:style-name="T49"> deviennent elles-mêmes des beans pour Spring</text:span></text:p>
              </text:list-item>
              <text:list-item>
                <text:p text:style-name="P12"><text:span text:style-name="T49">Spring utilise un proxy particulier (de type CGLIB) pour les classes </text:span><text:span text:style-name="T72">@Configuration</text:span></text:p>
              </text:list-item>
              <text:list-item>
                <text:p text:style-name="P12"><text:span text:style-name="T49">On peut mettre </text:span><text:span text:style-name="T72">@Bean</text:span><text:span text:style-name="T49"> dans des classes </text:span><text:span text:style-name="T72">@Component</text:span><text:span text:style-name="T49"> ou dérivés, mais toutes les fonctionnalités ne sont pas couvertes</text:span></text:p>
              </text:list-item>
              <text:list-item>
                <text:p text:style-name="P12"><text:span text:style-name="T49">Il est conseillé pour la validité et la lisibilité du code d’utiliser </text:span><text:span text:style-name="T72">@Bean</text:span><text:span text:style-name="T49"> au sein de classes </text:span><text:span text:style-name="T72">@Configur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8">Exemple d’utilisation classique de </text:span><text:span text:style-name="T72">@Bea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4cm" svg:y="4cm" presentation:class="outline" presentation:user-transformed="true">
          <draw:text-box>
            <text:p text:style-name="P13"><text:span text:style-name="T111">@Configuration</text:span></text:p>
            <text:p text:style-name="P13"><text:span text:style-name="T130">public</text:span><text:span text:style-name="T131"> </text:span><text:span text:style-name="T130">class</text:span><text:span text:style-name="T131"> </text:span><text:span text:style-name="T132">ReservationSalleConfiguration</text:span><text:span text:style-name="T133"> {</text:span></text:p>
            <text:p text:style-name="P27"><text:span text:style-name="T134">@Bean</text:span></text:p>
            <text:p text:style-name="P27"><text:span text:style-name="T68">public</text:span><text:span text:style-name="T66"> </text:span><text:span text:style-name="T135">ReservationSalleService</text:span><text:span text:style-name="T66"> </text:span><text:span text:style-name="T136">reservationSalleService</text:span><text:span text:style-name="T137">() {</text:span></text:p>
            <text:p text:style-name="P28"><text:span text:style-name="T138">ReservationSalleServiceImpl</text:span><text:span text:style-name="T66"> </text:span><text:span text:style-name="T139">reservationSalleServiceImpl</text:span><text:span text:style-name="T66"> </text:span><text:span text:style-name="T140">=</text:span><text:span text:style-name="T66"> </text:span><text:span text:style-name="T68">new</text:span><text:span text:style-name="T66"> </text:span><text:span text:style-name="T138">ReservationSalleServiceImpl</text:span><text:span text:style-name="T137">();</text:span></text:p>
            <text:p text:style-name="P28"><text:span text:style-name="T141">reservationSalleServiceImpl</text:span><text:span text:style-name="T137">.</text:span><text:span text:style-name="T66">setNbSallesDispo</text:span><text:span text:style-name="T137">(</text:span><text:span text:style-name="T142">12</text:span><text:span text:style-name="T137">);</text:span></text:p>
            <text:p text:style-name="P28"><text:span text:style-name="T68">return</text:span><text:span text:style-name="T137"> </text:span><text:span text:style-name="T143">(</text:span><text:span text:style-name="T144">ReservationSalleService</text:span><text:span text:style-name="T143">)</text:span><text:span text:style-name="T137"> </text:span><text:span text:style-name="T141">reservationSalleServiceImpl</text:span><text:span text:style-name="T137">;</text:span></text:p>
            <text:p text:style-name="P27"><text:span text:style-name="T137">}</text:span></text:p>
            <text:p text:style-name="P13"><text:span text:style-name="T13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17cm" svg:height="4.086cm" svg:x="7.415cm" svg:y="10cm" presentation:class="outline" presentation:user-transformed="true">
          <draw:text-box>
            <text:list text:style-name="L4">
              <text:list-header>
                <text:p text:style-name="P9"><text:span text:style-name="T5">La création du context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a porte d’entrée du framework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On a vu comment créer un contexte selon le mode de configuration choisi</text:span></text:p>
              </text:list-item>
              <text:list-item>
                <text:p text:style-name="P12"><text:span text:style-name="T49">Reste à voir les pratiques concrètes mises en œuvre</text:span></text:p>
              </text:list-item>
              <text:list-item>
                <text:p text:style-name="P12"><text:span text:style-name="T49">Il s’agit du mécanisme permettant à l’application de charger les beans Spring à son démarrage</text:span></text:p>
              </text:list-item>
              <text:list-item>
                <text:p text:style-name="P12"><text:span text:style-name="T49">Plusieurs méthodes selon le type d’application (web, batch)</text:span></text:p>
              </text:list-item>
              <text:list-item>
                <text:p text:style-name="P12"><text:span text:style-name="T49">On suppose ici qu’on utilise pas Spring-Boo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XML en mode Web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Avec une config en XML en mode web, on pourra initialiser le container avec un listener proposé par la librairie Spring-Web</text:span></text:p>
              </text:list-item>
              <text:list-item>
                <text:p text:style-name="P12"><text:span text:style-name="T49">Dans le fichier web.xml :</text:span></text:p>
                <text:p text:style-name="P12"><text:span text:style-name="T145">&lt;listener&gt;</text:span></text:p>
                <text:p text:style-name="P12"><text:span text:style-name="T145"><text:s text:c="8"/></text:span><text:span text:style-name="T145">&lt;listener-class&gt;</text:span></text:p>
                <text:list>
                  <text:list-item>
                    <text:list>
                      <text:list-header>
                        <text:p><text:span text:style-name="T146">org.springframework.web.context.ContextLoaderListener</text:span></text:p>
                      </text:list-header>
                    </text:list>
                    <text:p><text:span text:style-name="T145">&lt;/listener-class&gt;</text:span></text:p>
                  </text:list-item>
                </text:list>
                <text:p text:style-name="P12"><text:span text:style-name="T145">&lt;/listener&gt;</text:span></text:p>
              </text:list-item>
              <text:list-item>
                <text:p text:style-name="P12"><text:span text:style-name="T49">On renseigne ensuite la localisation du fichier :</text:span></text:p>
                <text:p text:style-name="P12"><text:span text:style-name="T147">&lt;context-param&gt;</text:span></text:p>
                <text:p text:style-name="P12"><text:span text:style-name="T147"><text:s text:c="8"/></text:span><text:span text:style-name="T147">&lt;param-name&gt;</text:span><text:span text:style-name="T148">contextConfigLocation</text:span><text:span text:style-name="T147">&lt;/param-name&gt;</text:span></text:p>
                <text:p text:style-name="P12"><text:span text:style-name="T147"><text:s text:c="8"/></text:span><text:span text:style-name="T147">&lt;param-value&gt;</text:span><text:span text:style-name="T148">/WEB-INF/spring.xml</text:span><text:span text:style-name="T147">&lt;/param-value&gt;</text:span></text:p>
                <text:p text:style-name="P12"><text:span text:style-name="T147">&lt;/context-param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annotation/Java en mode Web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Si on a une config via annotation/Java-Based, on pourra utiliser le mécanisme des </text:span><text:span text:style-name="T149">WebApplicationInitializer</text:span></text:p>
              </text:list-item>
              <text:list-item>
                <text:p text:style-name="P12"><text:span text:style-name="T49">Permettent d’initialiser des composants de configuration en Java, sans passer par le fichier web.xml</text:span></text:p>
              </text:list-item>
              <text:list-item>
                <text:p text:style-name="P12"><text:span text:style-name="T49">Ex. avec une classe </text:span><text:span text:style-name="T150">Application</text:span><text:span text:style-name="T129">.</text:span><text:span text:style-name="T151">class</text:span><text:span text:style-name="T152"> </text:span><text:span text:style-name="T49">annotée </text:span><text:span text:style-name="T80">@Configuration </text:span><text:span text:style-name="T49">:</text:span></text:p>
              </text:list-item>
            </text:list>
            <text:p text:style-name="P13"><text:span text:style-name="T152">public</text:span><text:span text:style-name="T153"> </text:span><text:span text:style-name="T152">class</text:span><text:span text:style-name="T153"> </text:span><text:span text:style-name="T154">MyWebAppInitializer</text:span><text:span text:style-name="T153"> </text:span><text:span text:style-name="T152">implements</text:span><text:span text:style-name="T153"> </text:span><text:span text:style-name="T155">WebApplicationInitializer</text:span><text:span text:style-name="T156"> {</text:span></text:p>
            <text:p text:style-name="P27"><text:span text:style-name="T157">@Override</text:span></text:p>
            <text:p text:style-name="P27"><text:span text:style-name="T152">public</text:span><text:span text:style-name="T153"> </text:span><text:span text:style-name="T152">void</text:span><text:span text:style-name="T153"> </text:span><text:span text:style-name="T158">onStartup</text:span><text:span text:style-name="T156">(</text:span><text:span text:style-name="T155">ServletContext</text:span><text:span text:style-name="T153"> </text:span><text:span text:style-name="T159">servletContext</text:span><text:span text:style-name="T156">) </text:span><text:span text:style-name="T152">throws</text:span><text:span text:style-name="T153"> </text:span><text:span text:style-name="T154">ServletException </text:span><text:span text:style-name="T156">{</text:span></text:p>
            <text:p text:style-name="P28"><text:span text:style-name="T154">AnnotationConfigWebApplicationContext</text:span><text:span text:style-name="T153"> </text:span><text:span text:style-name="T160">context</text:span><text:span text:style-name="T153"> </text:span><text:span text:style-name="T156">= </text:span><text:span text:style-name="T152">new</text:span><text:span text:style-name="T153"> </text:span><text:span text:style-name="T161">AnnotationConfigWebApplicationContext</text:span><text:span text:style-name="T156">();</text:span></text:p>
            <text:p text:style-name="P28"><text:span text:style-name="T162">context</text:span><text:span text:style-name="T156">.</text:span><text:span text:style-name="T161">register</text:span><text:span text:style-name="T156">(</text:span><text:span text:style-name="T154">Application</text:span><text:span text:style-name="T156">.</text:span><text:span text:style-name="T152">class</text:span><text:span text:style-name="T156">);</text:span></text:p>
            <text:p text:style-name="P28"><text:span text:style-name="T162">context</text:span><text:span text:style-name="T156">.</text:span><text:span text:style-name="T161">setServletContext</text:span><text:span text:style-name="T156">(</text:span><text:span text:style-name="T159">servletContext</text:span><text:span text:style-name="T156">);</text:span></text:p>
            <text:p text:style-name="P28"><text:span text:style-name="T155">ServletRegistration</text:span><text:span text:style-name="T156">.</text:span><text:span text:style-name="T155">Dynamic</text:span><text:span text:style-name="T153"> </text:span><text:span text:style-name="T160">servlet</text:span><text:span text:style-name="T153"> </text:span><text:span text:style-name="T156">= </text:span><text:span text:style-name="T159">servletContext</text:span><text:span text:style-name="T156">.</text:span><text:span text:style-name="T163">addServlet</text:span><text:span text:style-name="T156">(</text:span><text:span text:style-name="T164">"dispatcher"</text:span><text:span text:style-name="T156">,</text:span><text:span text:style-name="T153"> </text:span><text:span text:style-name="T152">new</text:span><text:span text:style-name="T153"> </text:span><text:span text:style-name="T161">DispatcherServlet</text:span><text:span text:style-name="T165">(</text:span><text:span text:style-name="T162">context</text:span><text:span text:style-name="T156">));</text:span></text:p>
            <text:p text:style-name="P28"><text:span text:style-name="T162">servlet</text:span><text:span text:style-name="T156">.</text:span><text:span text:style-name="T163">setLoadOnStartup</text:span><text:span text:style-name="T156">(</text:span><text:span text:style-name="T166">1</text:span><text:span text:style-name="T156">);</text:span></text:p>
            <text:p text:style-name="P28"><text:span text:style-name="T162">servlet</text:span><text:span text:style-name="T156">.</text:span><text:span text:style-name="T163">addMapping</text:span><text:span text:style-name="T165">(</text:span><text:span text:style-name="T164">"/"</text:span><text:span text:style-name="T156">);</text:span></text:p>
            <text:p text:style-name="P27"><text:span text:style-name="T156">}</text:span></text:p>
            <text:p text:style-name="P29"><text:span text:style-name="T15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annotation/Java en mode Batch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En mode batch (ou en mode embarqué) une pratique répandue est de déclarer la classe portant la méthode « main » comme un bean</text:span></text:p>
              </text:list-item>
              <text:list-item>
                <text:p text:style-name="P12"><text:span text:style-name="T49">On pourra lui faire porter les annotations de configuration permettant la création du contexte Spring et autres</text:span></text:p>
              </text:list-item>
              <text:list-item>
                <text:p text:style-name="P12"><text:span text:style-name="T49">Ex. :</text:span></text:p>
              </text:list-item>
            </text:list>
            <text:p text:style-name="P13"><text:span text:style-name="T112">@Configuration</text:span></text:p>
            <text:p text:style-name="P13"><text:span text:style-name="T112">@ComponentScan</text:span><text:span text:style-name="T167">(</text:span><text:span text:style-name="T168">"org.formation.spring.core"</text:span><text:span text:style-name="T167">)</text:span></text:p>
            <text:p text:style-name="P13"><text:span text:style-name="T112">@EnableBatchProcessing </text:span><text:span text:style-name="T167">//Permet la création des composants Spring-Batch</text:span></text:p>
            <text:p text:style-name="P13"><text:span text:style-name="T169">public</text:span><text:span text:style-name="T170"> </text:span><text:span text:style-name="T169">class</text:span><text:span text:style-name="T170"> </text:span><text:span text:style-name="T171">Application</text:span><text:span text:style-name="T167"> {</text:span></text:p>
            <text:p text:style-name="P27"><text:span text:style-name="T169">public</text:span><text:span text:style-name="T170"> </text:span><text:span text:style-name="T169">static</text:span><text:span text:style-name="T170"> </text:span><text:span text:style-name="T169">void</text:span><text:span text:style-name="T170"> </text:span><text:span text:style-name="T172">main</text:span><text:span text:style-name="T167">(</text:span><text:span text:style-name="T171">String</text:span><text:span text:style-name="T167">[] </text:span><text:span text:style-name="T173">args</text:span><text:span text:style-name="T167">) {</text:span></text:p>
            <text:p text:style-name="P28"><text:span text:style-name="T174">ApplicationContext</text:span><text:span text:style-name="T170"> </text:span><text:span text:style-name="T175">context</text:span><text:span text:style-name="T170"> </text:span><text:span text:style-name="T167">=</text:span><text:span text:style-name="T170"> </text:span><text:span text:style-name="T169">new</text:span><text:span text:style-name="T170"> </text:span><text:span text:style-name="T176">AnnotationConfigApplicationContext</text:span><text:span text:style-name="T167">(</text:span><text:span text:style-name="T171">Application</text:span><text:span text:style-name="T167">.</text:span><text:span text:style-name="T169">class</text:span><text:span text:style-name="T167">);</text:span></text:p>
            <text:p text:style-name="P28"><text:span text:style-name="T167">... //Suite traitement (ex. lancement des batchs ...)</text:span></text:p>
            <text:p text:style-name="P27"><text:span text:style-name="T167">}</text:span></text:p>
            <text:p text:style-name="P13"><text:span text:style-name="T16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u contexte pour les test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Pour les tests unitaires, on souhaitera aussi pouvoir récupérer les beans du contexte Spring</text:span></text:p>
              </text:list-item>
              <text:list-item>
                <text:p text:style-name="P12"><text:span text:style-name="T49">Plusieurs annotations permettent de recréer le contexte :</text:span></text:p>
                <text:list>
                  <text:list-item>
                    <text:list>
                      <text:list-item>
                        <text:p><text:span text:style-name="T49">Avec JUnit 4 :</text:span></text:p>
                        <text:p text:style-name="P24"><text:span text:style-name="T110">@RunWith</text:span><text:span text:style-name="T177">(</text:span><text:span text:style-name="T178">SpringRunner</text:span><text:span text:style-name="T177">.</text:span><text:span text:style-name="T179">class</text:span><text:span text:style-name="T177">)</text:span></text:p>
                        <text:p text:style-name="P24"><text:span text:style-name="T110">@ContextConfiguration</text:span><text:span text:style-name="T177">(</text:span><text:span text:style-name="T180">classes</text:span><text:span text:style-name="T181"> </text:span><text:span text:style-name="T177">=</text:span><text:span text:style-name="T181"> </text:span><text:span text:style-name="T178">Application</text:span><text:span text:style-name="T177">.</text:span><text:span text:style-name="T179">class</text:span><text:span text:style-name="T177">)</text:span></text:p>
                      </text:list-item>
                      <text:list-item>
                        <text:p><text:span text:style-name="T49">Avec JUnit 5:</text:span></text:p>
                        <text:p text:style-name="P24"><text:span text:style-name="T110">@ExtendWith</text:span><text:span text:style-name="T177">(</text:span><text:span text:style-name="T178">SpringExtension</text:span><text:span text:style-name="T177">.</text:span><text:span text:style-name="T179">class</text:span><text:span text:style-name="T177">)</text:span></text:p>
                        <text:p text:style-name="P24"><text:span text:style-name="T110">@ContextConfiguration</text:span><text:span text:style-name="T177">(</text:span><text:span text:style-name="T180">classes</text:span><text:span text:style-name="T181"> </text:span><text:span text:style-name="T177">=</text:span><text:span text:style-name="T181"> </text:span><text:span text:style-name="T178">Application</text:span><text:span text:style-name="T177">.</text:span><text:span text:style-name="T179">class</text:span><text:span text:style-name="T177">)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13"/></text:p>
            <text:list text:continue-numbering="true" text:style-name="L4">
              <text:list-item>
                <text:p text:style-name="P12"><text:span text:style-name="T49">En JUnit 4, on utilisera l’injection par attribut plutôt que celle par constructeur en raison de limitations JUnit :</text:span></text:p>
              </text:list-item>
            </text:list>
            <text:p text:style-name="P31"><text:span text:style-name="T157">@Autowired</text:span></text:p>
            <text:p text:style-name="P31"><text:span text:style-name="T152">private</text:span><text:span text:style-name="T153"> </text:span><text:span text:style-name="T154">ServiceATester</text:span><text:span text:style-name="T153"> </text:span><text:span text:style-name="T182">serviceATester</text:span><text:span text:style-name="T156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17cm" svg:height="4.086cm" svg:x="7.415cm" svg:y="10cm" presentation:class="outline" presentation:user-transformed="true">
          <draw:text-box>
            <text:list text:style-name="L4">
              <text:list-header>
                <text:p text:style-name="P9"><text:span text:style-name="T5">L’Autowi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Résumé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On a vu comment créer des beans et les injecter dans le container avec différentes méthodes :</text:span></text:p>
                <text:list>
                  <text:list-item>
                    <text:p><text:span text:style-name="T183">En XML avec une configuration externalisée</text:span></text:p>
                  </text:list-item>
                  <text:list-item>
                    <text:p><text:span text:style-name="T183">Via annotations en ajoutant des méta-données au code</text:span></text:p>
                  </text:list-item>
                  <text:list-item>
                    <text:p><text:span text:style-name="T183">En mode Java-based, en créant des instances d’objets Java destinés au container</text:span></text:p>
                  </text:list-item>
                </text:list>
              </text:list-item>
              <text:list-item>
                <text:p text:style-name="P12"><text:span text:style-name="T49">On a vu comment renseigner les attributs de beans de type basique avec </text:span><text:span text:style-name="T72">@Value</text:span><text:span text:style-name="T49"> ou </text:span><text:span text:style-name="T61">&lt;property … value=… /&gt;</text:span></text:p>
              </text:list-item>
              <text:list-item>
                <text:p text:style-name="P12"><text:span text:style-name="T49">On a vu comment faire référence à ces beans entre eux en XML, avec </text:span><text:span text:style-name="T61">&lt;property … ref=… /&gt;</text:span><text:span text:style-name="T49">, mais pas en Java/Anno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 de l’autowiring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L’injection de dépendance (DI) est au coeur du Framework Spring</text:span></text:p>
              </text:list-item>
              <text:list-item>
                <text:p text:style-name="P12"><text:span text:style-name="T183">Le mécanisme le plus utilisé pour la réaliser est l’autowiring, ou « auto-câblage »</text:span></text:p>
              </text:list-item>
              <text:list-item>
                <text:p text:style-name="P12"><text:span text:style-name="T183">Il s’agit de gérer l’injection de dépendance de manière naturelle avec un code et une configuration minimaliste</text:span></text:p>
              </text:list-item>
              <text:list-item>
                <text:p text:style-name="P12"><text:span text:style-name="T183">Spring utilise alors une détection automatique du bean à injecter, on parle d’« appairage »</text:span></text:p>
              </text:list-item>
              <text:list-item>
                <text:p text:style-name="P12"><text:span text:style-name="T183">Plusieurs modes d’appairage existent : par type, par nom, par constructeu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Différence selon les configuration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L’autowiring n’est pas géré de la même manière en XML et en annotation/Java</text:span></text:p>
              </text:list-item>
              <text:list-item>
                <text:p text:style-name="P12"><text:span text:style-name="T183">Reflète l’évolution de Spring : explicitation vers déclaration minimale</text:span></text:p>
              </text:list-item>
              <text:list-item>
                <text:p text:style-name="P12"><text:span text:style-name="T183">XML : pas d’autowiring par défaut</text:span></text:p>
                <text:p text:style-name="P12"><text:span text:style-name="T183">→ </text:span><text:span text:style-name="T183">Volonté d’explicitation des choix de configuration</text:span></text:p>
              </text:list-item>
              <text:list-item>
                <text:p text:style-name="P12"><text:span text:style-name="T183">Annotation/Java : autowiring par défaut en mode constructeur</text:span></text:p>
                <text:p text:style-name="P12"><text:span text:style-name="T183">→ </text:span><text:span text:style-name="T183">Volonté de réduction de la configuration à des choix jugés pertinents pour la majorité des cas</text:span></text:p>
              </text:list-item>
              <text:list-item>
                <text:p text:style-name="P12"><text:span text:style-name="T183">Avec la généralisation des principes de l’IoC et DI, choix de méthodes moins verbeuses et plus automatiqu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s différents modes d’appairag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Principe : On indique à Spring d’utiliser l’autowiring pour un attribut ou argument</text:span></text:p>
                <text:list>
                  <text:list-header>
                    <text:p><text:span text:style-name="T183">→ </text:span><text:span text:style-name="T183">Détection du ou des beans candidats</text:span></text:p>
                  </text:list-header>
                </text:list>
              </text:list-item>
              <text:list-item>
                <text:p text:style-name="P12"><text:span text:style-name="T49">2 </text:span><text:span text:style-name="T183">principaux types d’appairage existent :</text:span></text:p>
                <text:list>
                  <text:list-item>
                    <text:p><text:span text:style-name="T183">Par type : mode le plus utilisé, il se base sur le type de l’interface ou de la classe</text:span></text:p>
                  </text:list-item>
                  <text:list-item>
                    <text:p><text:span text:style-name="T183">Par nom : recherche d’un bean ayant le même nom que l’attribut ou l’argument de la méthode</text:span></text:p>
                  </text:list-item>
                </text:list>
              </text:list-item>
              <text:list-item>
                <text:p text:style-name="P12"><text:span text:style-name="T183">On parle aussi d’autowiring de type « constructeur », mais celui-ci utilise en fait les 2 précédents (vu plus loi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 : 3 niveaux d’utilis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L’autowiring peut-être utilisé à 3 niveaux :</text:span></text:p>
                <text:list>
                  <text:list-item>
                    <text:p><text:span text:style-name="T183">Constructeur : appairage des arguments du constructeur et injection au moment de la création du bean</text:span></text:p>
                  </text:list-item>
                  <text:list-item>
                    <text:p><text:span text:style-name="T183">Attribut : appairage de l’attribut de la classe et renseignement une fois l’instance créée par réflexivité</text:span></text:p>
                  </text:list-item>
                  <text:list-item>
                    <text:p><text:span text:style-name="T49">Setter : appairage de l’argument du setter, appel </text:span><text:span text:style-name="T183">du setter après la cré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2"><text:span text:style-name="T78">L’annotation </text:span><text:span text:style-name="T72">@Autowired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3.8cm" svg:x="1.4cm" svg:y="4cm" presentation:class="outline" presentation:user-transformed="true">
          <draw:text-box>
            <text:list text:style-name="L4">
              <text:list-item>
                <text:p text:style-name="P12"><text:span text:style-name="T49">La manière la plus simple de réaliser la DI est d’utiliser l’annotation </text:span><text:span text:style-name="T80">@Autowired</text:span><text:span text:style-name="T183"> </text:span></text:p>
              </text:list-item>
              <text:list-item>
                <text:p text:style-name="P12"><text:span text:style-name="T183">Cette annotation peut donc s’utiliser au niveau classe, setter, ou attribut</text:span></text:p>
              </text:list-item>
              <text:list-item>
                <text:p text:style-name="P12"><text:span text:style-name="T183">Elle réalise par défaut un appairage via le type de l’attribut</text:span></text:p>
              </text:list-item>
              <text:list-item>
                <text:p text:style-name="P12"><text:span text:style-name="T49">Il est aussi possible d’injecter des collections et des tableaux</text:span></text:p>
              </text:list-item>
              <text:list-item>
                <text:p text:style-name="P12"><text:span text:style-name="T49">L’appairage se fait alors sur le type d’objets contenu, il peut alors être nécessaire de qualifier le bean (cf partie suivant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2"><text:span text:style-name="T72">@Autowired</text:span><text:span text:style-name="T78"> et le paramètre </text:span><text:span text:style-name="T180">required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5cm" svg:x="1.4cm" svg:y="4cm" presentation:class="outline" presentation:user-transformed="true">
          <draw:text-box>
            <text:list text:style-name="L4">
              <text:list-item>
                <text:p text:style-name="P12">Si la dépendance ne peut être satisfaite avec les beans du container</text:p>
                <text:p text:style-name="P12">→ <text:span text:style-name="T184">NoSuchBeanDefinitionException !</text:span></text:p>
              </text:list-item>
              <text:list-item>
                <text:p text:style-name="P12"><text:span text:style-name="T72">@Autowired</text:span> dispose d’un paramètre <text:span text:style-name="T185">required=</text:span> qui attend un booléen et vaut <text:span text:style-name="T179">true</text:span> par défaut</text:p>
              </text:list-item>
              <text:list-item>
                <text:p text:style-name="P12"><text:span text:style-name="T49">Si </text:span><text:span text:style-name="T185">required=</text:span><text:span text:style-name="T186">false</text:span><text:span text:style-name="T185"> </text:span>la dépendance est alors définie comme « optionnelle »</text:p>
                <text:p text:style-name="P12"><text:span text:style-name="T49">→ </text:span><text:span text:style-name="T49">Aucune exception n’est levée, l’attribut ou l’argument vaut </text:span><text:span text:style-name="T185">nul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0"/></text:p>
            <text:p text:style-name="P13"><text:span text:style-name="T110"/></text:p>
            <text:p text:style-name="P13"><text:span text:style-name="T110">@Service</text:span></text:p>
            <text:p text:style-name="P13"><text:span text:style-name="T187">public</text:span><text:span text:style-name="T188"> </text:span><text:span text:style-name="T187">class</text:span><text:span text:style-name="T188"> </text:span><text:span text:style-name="T189">ReservationSalleServiceImpl</text:span><text:span text:style-name="T190"> {</text:span></text:p>
            <text:p text:style-name="P13"><text:span text:style-name="T110"/></text:p>
            <text:p text:style-name="P13"><text:span text:style-name="T110">@Autowired</text:span></text:p>
            <text:p text:style-name="P13"><text:span text:style-name="T187">private</text:span><text:span text:style-name="T188"> </text:span><text:span text:style-name="T191">ReservationSalleDao</text:span><text:span text:style-name="T188"> </text:span><text:span text:style-name="T192">reservationSalleDao</text:span><text:span text:style-name="T190">;</text:span></text:p>
            <text:p text:style-name="P13"><text:span text:style-name="T193">...</text:span></text:p>
            <text:p text:style-name="P13"><text:span text:style-name="T19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0"/></text:p>
            <text:p text:style-name="P13"><text:span text:style-name="T110"/></text:p>
            <text:p text:style-name="P13"><text:span text:style-name="T110">@Service</text:span></text:p>
            <text:p text:style-name="P13"><text:span text:style-name="T187">public</text:span><text:span text:style-name="T188"> </text:span><text:span text:style-name="T187">class</text:span><text:span text:style-name="T188"> </text:span><text:span text:style-name="T189">ReservationSalleServiceImpl</text:span><text:span text:style-name="T190"> {</text:span></text:p>
            <text:p text:style-name="P13"><text:span text:style-name="T110"/></text:p>
            <text:p text:style-name="P13"><text:span text:style-name="T110">@Autowired</text:span></text:p>
            <text:p text:style-name="P13"><text:span text:style-name="T187">private</text:span><text:span text:style-name="T188"> </text:span><text:span text:style-name="T191">ReservationSalleDao</text:span><text:span text:style-name="T188"> </text:span><text:span text:style-name="T192">reservationSalleDao</text:span><text:span text:style-name="T190">;</text:span></text:p>
            <text:p text:style-name="P13"><text:span text:style-name="T193">...</text:span></text:p>
            <text:p text:style-name="P13"><text:span text:style-name="T193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5.8cm" svg:y2="8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94">Attention : L’ Autowiring n’est possible que sur un bean 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0"/></text:p>
            <text:p text:style-name="P13"><text:span text:style-name="T110"/></text:p>
            <text:p text:style-name="P13"><text:span text:style-name="T110">@Service</text:span></text:p>
            <text:p text:style-name="P13"><text:span text:style-name="T187">public</text:span><text:span text:style-name="T188"> </text:span><text:span text:style-name="T187">class</text:span><text:span text:style-name="T188"> </text:span><text:span text:style-name="T189">ReservationSalleServiceImpl</text:span><text:span text:style-name="T190"> {</text:span></text:p>
            <text:p text:style-name="P13"><text:span text:style-name="T110"/></text:p>
            <text:p text:style-name="P13"><text:span text:style-name="T110">@Autowired</text:span></text:p>
            <text:p text:style-name="P13"><text:span text:style-name="T187">private</text:span><text:span text:style-name="T188"> </text:span><text:span text:style-name="T191">ReservationSalleDao</text:span><text:span text:style-name="T188"> </text:span><text:span text:style-name="T192">reservationSalleDao</text:span><text:span text:style-name="T190">;</text:span></text:p>
            <text:p text:style-name="P13"><text:span text:style-name="T193">...</text:span></text:p>
            <text:p text:style-name="P13"><text:span text:style-name="T193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6.8cm" svg:y2="12.2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94">L’annotation @Autowired active l’autowir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0"/></text:p>
            <text:p text:style-name="P13"><text:span text:style-name="T110"/></text:p>
            <text:p text:style-name="P13"><text:span text:style-name="T110">@Service</text:span></text:p>
            <text:p text:style-name="P13"><text:span text:style-name="T187">public</text:span><text:span text:style-name="T188"> </text:span><text:span text:style-name="T187">class</text:span><text:span text:style-name="T188"> </text:span><text:span text:style-name="T189">ReservationSalleServiceImpl</text:span><text:span text:style-name="T190"> {</text:span></text:p>
            <text:p text:style-name="P13"><text:span text:style-name="T110"/></text:p>
            <text:p text:style-name="P13"><text:span text:style-name="T110">@Autowired</text:span></text:p>
            <text:p text:style-name="P13"><text:span text:style-name="T187">private</text:span><text:span text:style-name="T188"> </text:span><text:span text:style-name="T191">ReservationSalleDao</text:span><text:span text:style-name="T188"> </text:span><text:span text:style-name="T192">reservationSalleDao</text:span><text:span text:style-name="T190">;</text:span></text:p>
            <text:p text:style-name="P13"><text:span text:style-name="T193">...</text:span></text:p>
            <text:p text:style-name="P13"><text:span text:style-name="T193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1.8cm" svg:y2="13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95">Spring cherche au sein du container un bean implémentant l’interface ou le type déclar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0"/></text:p>
            <text:p text:style-name="P13"><text:span text:style-name="T110"/></text:p>
            <text:p text:style-name="P13"><text:span text:style-name="T110">@Service</text:span></text:p>
            <text:p text:style-name="P13"><text:span text:style-name="T187">public</text:span><text:span text:style-name="T188"> </text:span><text:span text:style-name="T187">class</text:span><text:span text:style-name="T188"> </text:span><text:span text:style-name="T189">ReservationSalleServiceImpl</text:span><text:span text:style-name="T190"> {</text:span></text:p>
            <text:p text:style-name="P13"><text:span text:style-name="T110"/></text:p>
            <text:p text:style-name="P13"><text:span text:style-name="T110">@Autowired</text:span></text:p>
            <text:p text:style-name="P13"><text:span text:style-name="T187">private</text:span><text:span text:style-name="T188"> </text:span><text:span text:style-name="T191">ReservationSalleDao</text:span><text:span text:style-name="T188"> </text:span><text:span text:style-name="T192">reservationSalleDao</text:span><text:span text:style-name="T190">;</text:span></text:p>
            <text:p text:style-name="P13"><text:span text:style-name="T193">...</text:span></text:p>
            <text:p text:style-name="P13"><text:span text:style-name="T193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8.6cm" svg:y2="13.2cm">
          <text:p/>
        </draw:line>
        <draw:frame draw:style-name="gr11" draw:text-style-name="P23" draw:layer="layout" svg:width="6.2cm" svg:height="4.64cm" svg:x="20.1cm" svg:y="3.581cm">
          <draw:text-box>
            <text:p text:style-name="P6"><text:span text:style-name="T195">Si un seul bean est trouvé, Spring se charge de renseigner <text:s/>l’attribut à la création de l’instance via réflexivit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0"/></text:p>
            <text:p text:style-name="P13"><text:span text:style-name="T110"/></text:p>
            <text:p text:style-name="P13"><text:span text:style-name="T110">@Service</text:span></text:p>
            <text:p text:style-name="P13"><text:span text:style-name="T187">public</text:span><text:span text:style-name="T188"> </text:span><text:span text:style-name="T187">class</text:span><text:span text:style-name="T188"> </text:span><text:span text:style-name="T189">ReservationSalleServiceImpl</text:span><text:span text:style-name="T190"> {</text:span></text:p>
            <text:p text:style-name="P13"><text:span text:style-name="T110"/></text:p>
            <text:p text:style-name="P13"><text:span text:style-name="T110">@Autowired</text:span></text:p>
            <text:p text:style-name="P13"><text:span text:style-name="T187">private</text:span><text:span text:style-name="T188"> </text:span><text:span text:style-name="T191">ReservationSalleDao</text:span><text:span text:style-name="T188"> </text:span><text:span text:style-name="T192">reservationSalleDao</text:span><text:span text:style-name="T190">;</text:span></text:p>
            <text:p text:style-name="P13"><text:span text:style-name="T193">...</text:span></text:p>
            <text:p text:style-name="P13"><text:span text:style-name="T193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5.8cm" svg:y2="15.2cm">
          <text:p/>
        </draw:line>
        <draw:frame draw:style-name="gr12" draw:text-style-name="P23" draw:layer="layout" svg:width="6.2cm" svg:height="4.013cm" svg:x="20.2cm" svg:y="3.887cm">
          <draw:text-box>
            <text:p text:style-name="P6"><text:span text:style-name="T195">Si aucun ou plusieurs beans matchent, une exception est levée</text:span></text:p>
          </draw:text-box>
        </draw:frame>
        <draw:frame draw:style-name="gr13" draw:text-style-name="P33" draw:layer="layout" svg:width="27.8cm" svg:height="6.6cm" svg:x="0.1cm" svg:y="13.9cm">
          <draw:text-box>
            <text:p text:style-name="P6"><text:span text:style-name="T196">NoSuchBeanDefinitionException </text:span></text:p>
            <text:p text:style-name="P6"><text:span text:style-name="T197"/></text:p>
            <text:p text:style-name="P6"><text:span text:style-name="T196">ou NoUniqueBeanDefinitionException 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5.8cm" svg:x="1.4cm" svg:y="4cm" presentation:class="outline" presentation:user-transformed="true">
          <draw:text-box>
            <text:list text:style-name="L4">
              <text:list-item>
                <text:p text:style-name="P12"><text:span text:style-name="T183">L’autowiring peut aussi s’utiliser au niveau des méthodes « setter »</text:span></text:p>
              </text:list-item>
              <text:list-item>
                <text:p text:style-name="P12"><text:span text:style-name="T49">Spring invoquera la méthode setter en lui </text:span><text:span text:style-name="T183">injectant un bean correspondant à l’argument</text:span></text:p>
              </text:list-item>
              <text:list-item>
                <text:p text:style-name="P12"><text:span text:style-name="T183">De même si aucun bean, ou plusieurs beans sont trouvés une exception est levée</text:span></text:p>
              </text:list-item>
              <text:list-item>
                <text:p text:style-name="P12"><text:span text:style-name="T183">On pourra au besoin ajouter du code supplémentaire (configuration par ex.)</text:span></text:p>
              </text:list-item>
              <text:list-item>
                <text:p text:style-name="P12"><text:span text:style-name="T183">Exemple simpliste (pas de code supplémentaire) :</text:span></text:p>
                <text:p text:style-name="P12"><text:span text:style-name="T183"/></text:p>
              </text:list-item>
            </text:list>
          </draw:text-box>
        </draw:frame>
        <draw:frame presentation:style-name="pr7" draw:text-style-name="P11" draw:layer="layout" svg:width="24.8cm" svg:height="9.8cm" svg:x="1.2cm" svg:y="10.2cm" presentation:class="outline" presentation:user-transformed="true">
          <draw:text-box>
            <text:p text:style-name="P13"><text:span text:style-name="T198">@Service</text:span></text:p>
            <text:p text:style-name="P13"><text:span text:style-name="T199">public</text:span><text:span text:style-name="T200"> </text:span><text:span text:style-name="T199">class</text:span><text:span text:style-name="T200"> </text:span><text:span text:style-name="T201">ReservationSalleServiceImpl</text:span><text:span text:style-name="T202"> {</text:span></text:p>
            <text:p text:style-name="P27"><text:span text:style-name="T203">private</text:span><text:span text:style-name="T204"> </text:span><text:span text:style-name="T205">ReservationSalleDao</text:span><text:span text:style-name="T204"> </text:span><text:span text:style-name="T206">reservationSalleDao</text:span><text:span text:style-name="T207">;</text:span></text:p>
            <text:p text:style-name="P27"><text:span text:style-name="T207">...</text:span></text:p>
            <text:p text:style-name="P27"><text:span text:style-name="T198">@Autowired</text:span></text:p>
            <text:p text:style-name="P27"><text:span text:style-name="T203">public</text:span><text:span text:style-name="T204"> </text:span><text:span text:style-name="T203">void</text:span><text:span text:style-name="T204"> </text:span><text:span text:style-name="T208">setReservationSalleDao</text:span><text:span text:style-name="T209">(</text:span><text:span text:style-name="T205">ReservationSalleDao</text:span><text:span text:style-name="T204"> </text:span><text:span text:style-name="T210">reservationSalleDao</text:span><text:span text:style-name="T209">) {</text:span></text:p>
            <text:p text:style-name="P28"><text:span text:style-name="T203">this</text:span><text:span text:style-name="T209">.</text:span><text:span text:style-name="T206">reservationSalleDao</text:span><text:span text:style-name="T204"> </text:span><text:span text:style-name="T209">= </text:span><text:span text:style-name="T210">reservationSalleDao</text:span><text:span text:style-name="T209">;</text:span></text:p>
            <text:p text:style-name="P27"><text:span text:style-name="T209">}</text:span></text:p>
            <text:p text:style-name="P27"><text:span text:style-name="T207">...</text:span></text:p>
            <text:p text:style-name="P13"><text:span text:style-name="T20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9.8cm" svg:x="1.2cm" svg:y="10.2cm" presentation:class="outline" presentation:user-transformed="true">
          <draw:text-box>
            <text:p text:style-name="P13"><text:span text:style-name="T198">@Service</text:span></text:p>
            <text:p text:style-name="P13"><text:span text:style-name="T199">public</text:span><text:span text:style-name="T200"> </text:span><text:span text:style-name="T199">class</text:span><text:span text:style-name="T200"> </text:span><text:span text:style-name="T201">ReservationSalleServiceImpl</text:span><text:span text:style-name="T202"> {</text:span></text:p>
            <text:p text:style-name="P27"><text:span text:style-name="T203">private</text:span><text:span text:style-name="T204"> </text:span><text:span text:style-name="T205">ReservationSalleDao</text:span><text:span text:style-name="T204"> </text:span><text:span text:style-name="T206">reservationSalleDao</text:span><text:span text:style-name="T207">;</text:span></text:p>
            <text:p text:style-name="P27"><text:span text:style-name="T207">...</text:span></text:p>
            <text:p text:style-name="P27"><text:span text:style-name="T198">@Autowired</text:span></text:p>
            <text:p text:style-name="P27"><text:span text:style-name="T203">public</text:span><text:span text:style-name="T204"> </text:span><text:span text:style-name="T203">void</text:span><text:span text:style-name="T204"> </text:span><text:span text:style-name="T208">setReservationSalleDao</text:span><text:span text:style-name="T209">(</text:span><text:span text:style-name="T205">ReservationSalleDao</text:span><text:span text:style-name="T204"> </text:span><text:span text:style-name="T210">reservationSalleDao</text:span><text:span text:style-name="T209">) {</text:span></text:p>
            <text:p text:style-name="P28"><text:span text:style-name="T203">this</text:span><text:span text:style-name="T209">.</text:span><text:span text:style-name="T206">reservationSalleDao</text:span><text:span text:style-name="T204"> </text:span><text:span text:style-name="T209">= </text:span><text:span text:style-name="T210">reservationSalleDao</text:span><text:span text:style-name="T209">;</text:span></text:p>
            <text:p text:style-name="P27"><text:span text:style-name="T209">}</text:span></text:p>
            <text:p text:style-name="P27"><text:span text:style-name="T207">...</text:span></text:p>
            <text:p text:style-name="P13"><text:span text:style-name="T202">}</text:span></text:p>
          </draw:text-box>
        </draw:frame>
        <draw:custom-shape draw:style-name="gr14" draw:text-style-name="P4" draw:layer="layout" svg:width="4.4cm" svg:height="0.999cm" svg:x="1.6cm" svg:y="1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1" draw:layer="layout" svg:width="24.8cm" svg:height="5.8cm" svg:x="1.4cm" svg:y="4.101cm" presentation:class="outline" presentation:user-transformed="true">
          <draw:text-box>
            <text:list text:style-name="L4">
              <text:list-item>
                <text:p text:style-name="P12"><text:span text:style-name="T183">L’autowiring peut aussi s’utiliser au niveau des méthodes « setter »</text:span></text:p>
              </text:list-item>
              <text:list-item>
                <text:p text:style-name="P12"><text:span text:style-name="T49">Spring invoquera la méthode setter en lui </text:span><text:span text:style-name="T183">injectant un bean correspondant à l’argument</text:span></text:p>
              </text:list-item>
              <text:list-item>
                <text:p text:style-name="P12"><text:span text:style-name="T183">De même si aucun bean, ou plusieurs beans sont trouvés une exception est levée</text:span></text:p>
              </text:list-item>
              <text:list-item>
                <text:p text:style-name="P12"><text:span text:style-name="T183">On pourra au besoin ajouter du code supplémentaire (configuration par ex.)</text:span></text:p>
              </text:list-item>
              <text:list-item>
                <text:p text:style-name="P12"><text:span text:style-name="T183">Exemple simpliste (pas de code supplémentaire) :</text:span></text:p>
                <text:p text:style-name="P12"><text:span text:style-name="T18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0.6cm" svg:x="1.2cm" svg:y="10.2cm" presentation:class="outline" presentation:user-transformed="true">
          <draw:text-box>
            <text:p text:style-name="P13"><text:span text:style-name="T198">@Service</text:span></text:p>
            <text:p text:style-name="P13"><text:span text:style-name="T199">public</text:span><text:span text:style-name="T200"> </text:span><text:span text:style-name="T199">class</text:span><text:span text:style-name="T200"> </text:span><text:span text:style-name="T201">ReservationSalleServiceImpl</text:span><text:span text:style-name="T202"> {</text:span></text:p>
            <text:p text:style-name="P27"><text:span text:style-name="T203">private</text:span><text:span text:style-name="T204"> </text:span><text:span text:style-name="T205">ReservationSalleDao</text:span><text:span text:style-name="T204"> </text:span><text:span text:style-name="T206">reservationSalleDao</text:span><text:span text:style-name="T207">;</text:span></text:p>
            <text:p text:style-name="P27"><text:span text:style-name="T207">...</text:span></text:p>
            <text:p text:style-name="P27"><text:span text:style-name="T198">@Autowired</text:span></text:p>
            <text:p text:style-name="P27"><text:span text:style-name="T203">public</text:span><text:span text:style-name="T204"> </text:span><text:span text:style-name="T203">void</text:span><text:span text:style-name="T204"> </text:span><text:span text:style-name="T208">setReservationSalleDao</text:span><text:span text:style-name="T209">(</text:span><text:span text:style-name="T205">ReservationSalleDao</text:span><text:span text:style-name="T204"> </text:span><text:span text:style-name="T210">reservationSalleDao</text:span><text:span text:style-name="T209">) {</text:span></text:p>
            <text:p text:style-name="P28"><text:span text:style-name="T203">this</text:span><text:span text:style-name="T209">.</text:span><text:span text:style-name="T206">reservationSalleDao</text:span><text:span text:style-name="T204"> </text:span><text:span text:style-name="T209">= </text:span><text:span text:style-name="T210">reservationSalleDao</text:span><text:span text:style-name="T209">;</text:span></text:p>
            <text:p text:style-name="P28"><text:span text:style-name="T211">reservationSalleDao</text:span><text:span text:style-name="T212">.</text:span><text:span text:style-name="T213">setNbSallesDispo</text:span><text:span text:style-name="T212">(</text:span><text:span text:style-name="T214">11</text:span><text:span text:style-name="T212">);</text:span></text:p>
            <text:p text:style-name="P27"><text:span text:style-name="T209">}</text:span></text:p>
            <text:p text:style-name="P27"><text:span text:style-name="T207">...</text:span></text:p>
            <text:p text:style-name="P13"><text:span text:style-name="T202">}</text:span></text:p>
          </draw:text-box>
        </draw:frame>
        <draw:custom-shape draw:style-name="gr15" draw:text-style-name="P4" draw:layer="layout" svg:width="13cm" svg:height="1.6cm" svg:x="2.8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2" draw:layer="layout" svg:width="7.4cm" svg:height="5cm" svg:x="19.691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91cm" svg:y1="12.8cm" svg:x2="15.6cm" svg:y2="17.4cm">
          <text:p/>
        </draw:line>
        <draw:frame draw:style-name="gr12" draw:text-style-name="P23" draw:layer="layout" svg:width="6.2cm" svg:height="4.013cm" svg:x="20.291cm" svg:y="10.287cm">
          <draw:text-box>
            <text:p text:style-name="P6"><text:span text:style-name="T195">Possibilité d’ajouter des lignes de code (configuration par ex.)</text:span></text:p>
          </draw:text-box>
        </draw:frame>
        <draw:frame presentation:style-name="pr5" draw:text-style-name="P11" draw:layer="layout" svg:width="24.8cm" svg:height="5.8cm" svg:x="1.4cm" svg:y="4.101cm" presentation:class="outline" presentation:user-transformed="true">
          <draw:text-box>
            <text:list text:style-name="L4">
              <text:list-item>
                <text:p text:style-name="P12"><text:span text:style-name="T183">L’autowiring peut aussi s’utiliser au niveau des méthodes « setter »</text:span></text:p>
              </text:list-item>
              <text:list-item>
                <text:p text:style-name="P12"><text:span text:style-name="T49">Spring invoquera la méthode setter en lui </text:span><text:span text:style-name="T183">injectant un bean correspondant à l’argument</text:span></text:p>
              </text:list-item>
              <text:list-item>
                <text:p text:style-name="P12"><text:span text:style-name="T183">De même si aucun bean, ou plusieurs beans sont trouvés une exception est levée</text:span></text:p>
              </text:list-item>
              <text:list-item>
                <text:p text:style-name="P12"><text:span text:style-name="T183">On pourra au besoin ajouter du code supplémentaire (configuration par ex.)</text:span></text:p>
              </text:list-item>
              <text:list-item>
                <text:p text:style-name="P12"><text:span text:style-name="T183">Exemple avec code supplémentaire :</text:span></text:p>
                <text:p text:style-name="P12"><text:span text:style-name="T18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6cm" svg:y="3.857cm" presentation:class="outline" presentation:user-transformed="true">
          <draw:text-box>
            <text:list text:style-name="L4">
              <text:list-item>
                <text:p text:style-name="P12"><text:span text:style-name="T183">Enfin, l’autowiring peut aussi s’utiliser au niveau du constructeur</text:span></text:p>
              </text:list-item>
              <text:list-item>
                <text:p text:style-name="P12"><text:span text:style-name="T183">De la même manière qu’au niveau setter, Spring injectera un bean pour chaque argument en se basant essentiellement sur son type</text:span></text:p>
              </text:list-item>
              <text:list-item>
                <text:p text:style-name="P12"><text:span text:style-name="T49">Si plusieurs constructeurs sont définis, l’un doit être annoté </text:span><text:span text:style-name="T110">@Autowired</text:span><text:span text:style-name="T49"> pour indiquer à Spring le constructeur à utiliser</text:span></text:p>
              </text:list-item>
              <text:list-item>
                <text:p text:style-name="P12"><text:span text:style-name="T49">Si aucun constructeur n’est défini, c’est le constructeur vide qui existe alors par défaut qui sera utilisé</text:span></text:p>
              </text:list-item>
              <text:list-item>
                <text:p text:style-name="P12"><text:span text:style-name="T49">Il s’agit de la méthode d’injection préconisée en termes de bonnes pratiques(explication plus loin)</text:span></text:p>
              </text:list-item>
              <text:list-item>
                <text:p text:style-name="P12"><text:span text:style-name="T18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1">@Service</text:span></text:p>
            <text:p text:style-name="P13"><text:span text:style-name="T215">public</text:span><text:span text:style-name="T216"> </text:span><text:span text:style-name="T215">class</text:span><text:span text:style-name="T216"> </text:span><text:span text:style-name="T217">ReservationSalleServiceImpl</text:span><text:span text:style-name="T218"> </text:span><text:span text:style-name="T219">{</text:span></text:p>
            <text:p text:style-name="P27"><text:span text:style-name="T169"/></text:p>
            <text:p text:style-name="P27"><text:span text:style-name="T169">private</text:span><text:span text:style-name="T170"> </text:span><text:span text:style-name="T174">ReservationSalleDao</text:span><text:span text:style-name="T170"> </text:span><text:span text:style-name="T220">reservationSalleDao</text:span><text:span text:style-name="T167">;</text:span></text:p>
            <text:p text:style-name="P27"><text:span text:style-name="T169"/></text:p>
            <text:p text:style-name="P27"><text:span text:style-name="T169">public</text:span><text:span text:style-name="T170"> </text:span><text:span text:style-name="T172">ReservationSalleServiceImpl</text:span><text:span text:style-name="T221">(</text:span><text:span text:style-name="T174">ReservationSalleDao</text:span><text:span text:style-name="T170"> </text:span><text:span text:style-name="T173">reservationSalleDao</text:span><text:span text:style-name="T221">) {</text:span></text:p>
            <text:p text:style-name="P28"><text:span text:style-name="T169">this</text:span><text:span text:style-name="T222">.</text:span><text:span text:style-name="T220">reservationSalleDao</text:span><text:span text:style-name="T170"> </text:span><text:span text:style-name="T221">= </text:span><text:span text:style-name="T173">reservationSalleDao</text:span><text:span text:style-name="T221">;</text:span></text:p>
            <text:p text:style-name="P27"><text:span text:style-name="T221">}</text:span></text:p>
            <text:p text:style-name="P27"><text:span text:style-name="T221"/></text:p>
            <text:p text:style-name="P27"><text:span text:style-name="T221">...</text:span></text:p>
            <text:p text:style-name="P13"><text:span text:style-name="T21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1">@Service</text:span></text:p>
            <text:p text:style-name="P13"><text:span text:style-name="T215">public</text:span><text:span text:style-name="T216"> </text:span><text:span text:style-name="T215">class</text:span><text:span text:style-name="T216"> </text:span><text:span text:style-name="T217">ReservationSalleServiceImpl</text:span><text:span text:style-name="T218"> </text:span><text:span text:style-name="T219">{</text:span></text:p>
            <text:p text:style-name="P27"><text:span text:style-name="T169"/></text:p>
            <text:p text:style-name="P27"><text:span text:style-name="T169">private</text:span><text:span text:style-name="T170"> </text:span><text:span text:style-name="T174">ReservationSalleDao</text:span><text:span text:style-name="T170"> </text:span><text:span text:style-name="T220">reservationSalleDao</text:span><text:span text:style-name="T167">;</text:span></text:p>
            <text:p text:style-name="P27"><text:span text:style-name="T169"/></text:p>
            <text:p text:style-name="P27"><text:span text:style-name="T111">@Autowired</text:span></text:p>
            <text:p text:style-name="P27"><text:span text:style-name="T169">public</text:span><text:span text:style-name="T170"> </text:span><text:span text:style-name="T172">ReservationSalleServiceImpl</text:span><text:span text:style-name="T221">(</text:span><text:span text:style-name="T174">ReservationSalleDao</text:span><text:span text:style-name="T170"> </text:span><text:span text:style-name="T173">reservationSalleDao</text:span><text:span text:style-name="T221">) {</text:span></text:p>
            <text:p text:style-name="P28"><text:span text:style-name="T169">this</text:span><text:span text:style-name="T222">.</text:span><text:span text:style-name="T220">reservationSalleDao</text:span><text:span text:style-name="T170"> </text:span><text:span text:style-name="T221">= </text:span><text:span text:style-name="T173">reservationSalleDao</text:span><text:span text:style-name="T221">;</text:span></text:p>
            <text:p text:style-name="P27"><text:span text:style-name="T221">}</text:span></text:p>
            <text:p text:style-name="P27"><text:span text:style-name="T221"/></text:p>
            <text:p text:style-name="P27"><text:span text:style-name="T221">... //Autres constructeurs... </text:span></text:p>
            <text:p text:style-name="P13"><text:span text:style-name="T219">}</text:span></text:p>
          </draw:text-box>
        </draw:frame>
        <draw:custom-shape draw:style-name="gr16" draw:text-style-name="P22" draw:layer="layout" svg:width="7.4cm" svg:height="4.1cm" svg:x="19.991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991cm" svg:y1="5.4cm" svg:x2="6.8cm" svg:y2="10.4cm">
          <text:p/>
        </draw:line>
        <draw:frame draw:style-name="gr17" draw:text-style-name="P23" draw:layer="layout" svg:width="6.2cm" svg:height="3.613cm" svg:x="20.591cm" svg:y="3.387cm">
          <draw:text-box>
            <text:p text:style-name="P6"><text:span text:style-name="T195">Précision nécessaire si plusieurs constructeurs défini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L’autowiring diffère entre les configurations XML et en mode annotation/Java based</text:span></text:p>
              </text:list-item>
              <text:list-item>
                <text:p text:style-name="P12"><text:span text:style-name="T183">En XML, il n’y a pas d’autowiring par défaut</text:span></text:p>
              </text:list-item>
              <text:list-item>
                <text:p text:style-name="P12"><text:span text:style-name="T49">On peut l’activer au niveau d’un bean avec l’attribut </text:span><text:span text:style-name="T61">autowire= </text:span><text:span text:style-name="T183">:</text:span></text:p>
                <text:list>
                  <text:list-item>
                    <text:list>
                      <text:list-item>
                        <text:p><text:span text:style-name="T183">« constructor » : active l’autowire au niveau du constructeur</text:span></text:p>
                      </text:list-item>
                      <text:list-item>
                        <text:p><text:span text:style-name="T183">« byType » : active l’autowire pour l’ensemble des attributs avec appairage par type</text:span></text:p>
                      </text:list-item>
                      <text:list-item>
                        <text:p><text:span text:style-name="T183">« byName » : active l’autowire pour l’ensemble des attributs avec appairage par nom</text:span></text:p>
                      </text:list-item>
                    </text:list>
                  </text:list-item>
                </text:list>
              </text:list-item>
              <text:list-item>
                <text:p><text:span text:style-name="T49">On peut aussi l’activer pour l’ensemble des beans au niveau de la balise </text:span><text:span text:style-name="T61">&lt;beans&gt;</text:span><text:span text:style-name="T183"> avec par ex :</text:span></text:p>
                <text:p text:style-name="P6"><text:span text:style-name="T223">&lt;beans default-autowire="byType"&gt;</text:span></text:p>
              </text:list-item>
              <text:list-item>
                <text:p><text:span text:style-name="T183">Il n’y a pas en revanche d’autowiring de type setter en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2 : </text:span></text:p>
                <text:p text:style-name="P9"><text:span text:style-name="T5">Mise en place Spring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mbiguïté : Quel est le bon bean 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3">L’autowiring est la manière la moins verbeuse et la plus naturelle d’injecter les beans</text:span></text:p>
              </text:list-item>
              <text:list-item>
                <text:p text:style-name="P12"><text:span text:style-name="T183">Dans la majorité, voire la totalité des cas, il n’y a pas d’ambiguïté à lever au niveau du bean à injecter</text:span></text:p>
              </text:list-item>
              <text:list-item>
                <text:p text:style-name="P12"><text:span text:style-name="T183">En cas d’ambiguïté, c’est à dire que plusieurs beans matchent, des outils existent pour les résoudre…</text:span></text:p>
              </text:list-item>
              <text:list-item>
                <text:p text:style-name="P12"><text:span text:style-name="T183">… </text:span><text:span text:style-name="T183">Mais 1ere étape : chercher à ré-organiser son code pour éviter les ambiguïtés non-nécessaires !</text:span></text:p>
              </text:list-item>
              <text:list-item>
                <text:p text:style-name="P24"><text:span text:style-name="T49">Si impossibilité, recours à <text:s/></text:span><text:span text:style-name="T80">@Qualifier</text:span><text:span text:style-name="T224"> </text:span><text:span text:style-name="T49">, <text:s/></text:span><text:span text:style-name="T80">@Primary</text:span><text:span text:style-name="T111"> </text:span><text:span text:style-name="T49">(vus plus loi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p text:style-name="P6">Constructor VS Setter</text:p>
          </draw:text-box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Autowiring : Attributs/Setter VS Constructeu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Face aux multiples possibilités offertes par Spring : Quelles sont les pratiques recommandées ?</text:p>
              </text:list-item>
              <text:list-item>
                <text:p>En mode annotation/Java-based, l’autowiring au niveau attribut est peu verbeux : une seule annotation, pas besoin de définir de constructeur</text:p>
              </text:list-item>
              <text:list-item>
                <text:p>Pas de problème avec les dépendances circulaires</text:p>
              </text:list-item>
              <text:list-item>
                <text:p>Le recours à l’injection au niveau attribut, ou setter est tentant… </text:p>
              </text:list-item>
              <text:list-item>
                <text:p>Mais en termes de bonnes pratiques, c’est l’injection de dépendances via le constructeur qui est recommandé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Pourquoi préférer le mode constructeur ?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Gestion robuste des dépendances : l’objet est créé avec toutes ses dépendances d’emblée, pas d’états inconsistants ou partiels</text:p>
              </text:list-item>
              <text:list-item>
                <text:p text:style-name="P12">Lisibilité du code : les dépendances entre les classes apparaissent clairement à travers le constructeur</text:p>
              </text:list-item>
              <text:list-item>
                <text:p>Immutabilité : permet de déclarer les attributs en <text:span text:style-name="T151">final</text:span><text:span text:style-name="T49">. C</text:span>’est une propriété recherchée, elle permet par ex. de disposer d’objets multi-thread et plus simple à tester</text:p>
              </text:list-item>
              <text:list-item>
                <text:p>Testabilité : l’injection par constructeur permet de tester plus facilement, par exemple en injectant les mocks des dépendances</text:p>
              </text:list-item>
              <text:list-item>
                <text:p>Découplage : pas de setter déclaré, donc couplage plus fai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Le problème des dépendances circulaire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e principal problème du mode d’injection via constructeur est qu’il ne permet pas les dépendances circulaires</text:p>
              </text:list-item>
              <text:list-item>
                <text:p><text:span text:style-name="T49">Une </text:span><text:span text:style-name="T226">BeanCurrentlyInCreationException</text:span> sera levée si une dépendance circulaire est détectée</text:p>
              </text:list-item>
              <text:list-item>
                <text:p>Le meilleur moyen de résoudre le problème reste la réorganisation du code : utilisation des interfaces, séparations plus claires des responsabilités…</text:p>
              </text:list-item>
              <text:list-item>
                <text:p>Il est possible aussi d’avoir recours à l’injection via setter ou attribut pour ces beans seulement</text:p>
              </text:list-item>
              <text:list-item>
                <text:p text:style-name="P12"><text:span text:style-name="T49">Enfin, on peut utiliser les méthodes d’initialisation, avec par exemple </text:span><text:span text:style-name="T72">@PostConstruct</text:span><text:span text:style-name="T49"> pour configurer le bean après création ou encore utiliser </text:span><text:span text:style-name="T72">@Lazy</text:span><text:span text:style-name="T49">…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2">@Lazy</text:span><text:span text:style-name="T227">, </text:span><text:span text:style-name="T72">@Depends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Le problème des dépendances circulaires peut aussi être résolu par </text:span><text:span text:style-name="T72">@Lazy</text:span><text:span text:style-name="T49">, ou </text:span><text:span text:style-name="T72">@DependsOn</text:span></text:p>
              </text:list-item>
              <text:list-item>
                <text:p text:style-name="P12"><text:span text:style-name="T72">@Lazy</text:span><text:span text:style-name="T49"> permet de retarder la création d’un bean utilisé au niveau classe ou sur une méthode </text:span><text:span text:style-name="T72">@Bean</text:span></text:p>
              </text:list-item>
              <text:list-item>
                <text:p><text:span text:style-name="T72">@Lazy</text:span> peut aussi permettre de retarder l’injection d’une dépendance particulière au niveau attribut, ou encore être utilisé au niveau de l’argument d’un constructeur</text:p>
              </text:list-item>
              <text:list-item>
                <text:p><text:span text:style-name="T72">@DependsOn </text:span>permet de signifier à Spring qu’un bean dépend d’un autre et doit être créé après lui</text:p>
              </text:list-item>
              <text:list-item>
                <text:p>Ces annotations sont à utiliser avec parcimonie car elles peuvent complexifier le débogga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a levée des ambiguïté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Se poser les bonnes questions...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Il y a ambiguïté si plusieurs beans peuvent matcher une dépendance</text:p>
              </text:list-item>
              <text:list-item>
                <text:p>De même, la meilleure manière de résoudre le problème peut-être la réorganisation du code :</text:p>
                <text:list>
                  <text:list-item>
                    <text:p>Redéfinition des responsabilités</text:p>
                  </text:list-item>
                  <text:list-item>
                    <text:p>Création d’interfaces supplémentaires</text:p>
                  </text:list-item>
                  <text:list-item>
                    <text:p>Création de nouveaux beans</text:p>
                  </text:list-item>
                </text:list>
              </text:list-item>
              <text:list-item>
                <text:p>Dans le cas (rare) où l’ambiguïté reste nécessaire, plusieurs méthodes existent…</text:p>
              </text:list-item>
              <text:list-item>
                <text:p>En cas d’injection de listes ou de tableaux par exemple, la qualification peut être nécessaire</text:p>
              </text:list-item>
              <text:list-item>
                <text:p>Mais il s’agit d’un cas assez peu classiqu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@Primary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ette annotation permet d’indiquer à Spring le candidat par défaut à choisir en cas d’ambiguïté</text:p>
              </text:list-item>
              <text:list-item>
                <text:p text:style-name="P24"><text:span text:style-name="T49">Elle se positionne soit sur une classe </text:span><text:span text:style-name="T72">@Component</text:span><text:span text:style-name="T49"> ou dérivés, ex. :</text:span></text:p>
                <text:p text:style-name="P27"><text:span text:style-name="T106">@Service</text:span></text:p>
                <text:p text:style-name="P27"><text:span text:style-name="T106">@Primary</text:span></text:p>
                <text:p text:style-name="P27"><text:span text:style-name="T117">public</text:span><text:span text:style-name="T118"> </text:span><text:span text:style-name="T117">class</text:span><text:span text:style-name="T118"> </text:span><text:span text:style-name="T122">ReservationSalleServiceImpl</text:span><text:span text:style-name="T121"> {</text:span></text:p>
              </text:list-item>
              <text:list-item>
                <text:p text:style-name="P24"><text:span text:style-name="T49">Soit sur une méthode annotée </text:span><text:span text:style-name="T72">@Bean</text:span><text:span text:style-name="T49"> :</text:span></text:p>
                <text:p text:style-name="P27"><text:span text:style-name="T106">@Bean</text:span></text:p>
                <text:p text:style-name="P27"><text:span text:style-name="T106">@Primary</text:span></text:p>
                <text:p text:style-name="P27"><text:span text:style-name="T117">public</text:span><text:span text:style-name="T118"> </text:span><text:span text:style-name="T122">ReservationSalleServiceImpl</text:span><text:span text:style-name="T118"> </text:span><text:span text:style-name="T228">getReservationSalleImpl</text:span><text:span text:style-name="T127">()</text:span><text:span text:style-name="T121"> {...}</text:span></text:p>
              </text:list-item>
              <text:list-item>
                <text:p text:style-name="P24"><text:span text:style-name="T49">Enfin en XML avec l’attribut </text:span><text:span text:style-name="T60">primary="true"</text:span></text:p>
              </text:list-item>
              <text:list-item>
                <text:p text:style-name="P24"><text:span text:style-name="T24">Mais s’assurer au préalable de la pertinence d’avoir 2 instances de la même interface au sein du contain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2"><text:span text:style-name="T229">@Qualifie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9">Cette annotation permet de créer des catégories de beans, ex : </text:span><text:span text:style-name="T80">@Qualifier</text:span><text:span text:style-name="T230">(</text:span><text:span text:style-name="T82">"festif"</text:span><text:span text:style-name="T230">)</text:span></text:p>
              </text:list-item>
              <text:list-item>
                <text:p text:style-name="P29"><text:span text:style-name="T49">Elle se positionne de même que </text:span><text:span text:style-name="T72">@Primary</text:span><text:span text:style-name="T49">, soit sur une classe </text:span><text:span text:style-name="T72">@Component</text:span><text:span text:style-name="T49"> ou dérivés, soit sur une méthode annotée </text:span><text:span text:style-name="T72">@Bean</text:span></text:p>
              </text:list-item>
              <text:list-item>
                <text:p text:style-name="P29"><text:span text:style-name="T49">On pourra alors spécifier lors de l’injection sur un attribut, un setter la catégorie à laquelle doit appartenir le bean</text:span></text:p>
              </text:list-item>
              <text:list-item>
                <text:p text:style-name="P29"><text:span text:style-name="T49">De même au sein d’une fonction sujette à l’injection (constructeur, ou création de bean) on pourra spécifier la catégorie de l’argument</text:span></text:p>
              </text:list-item>
              <text:list-item>
                <text:p text:style-name="P29"><text:span text:style-name="T49">Ex :</text:span></text:p>
              </text:list-item>
            </text:list>
            <text:p text:style-name="P29"><text:span text:style-name="T111">@Autowired</text:span></text:p>
            <text:p text:style-name="P29"><text:span text:style-name="T169">public</text:span><text:span text:style-name="T170"> </text:span><text:span text:style-name="T169">void</text:span><text:span text:style-name="T170"> </text:span><text:span text:style-name="T172">setReservationSalleDao</text:span><text:span text:style-name="T231">(</text:span><text:span text:style-name="T111">@Qualifier</text:span><text:span text:style-name="T231">(</text:span><text:span text:style-name="T168">"festif"</text:span><text:span text:style-name="T231">) </text:span><text:span text:style-name="T174">ReservationSalleDao</text:span><text:span text:style-name="T170"> </text:span><text:span text:style-name="T173">reservationSalleDao</text:span><text:span text:style-name="T231">) {</text:span></text:p>
            <text:p text:style-name="P27"><text:span text:style-name="T173">reservationSalleDao</text:span><text:span text:style-name="T231">.</text:span><text:span text:style-name="T232">setNbSallesDispo</text:span><text:span text:style-name="T231">(</text:span><text:span text:style-name="T233">11</text:span><text:span text:style-name="T231">);</text:span></text:p>
            <text:p text:style-name="P29"><text:span text:style-name="T23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es annotations standards pour la DI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Standard VS propriétair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omme pour Hibernate, avec l’apparition de la norme JPA, Java a intégré l’injection de dépendances dans ses standards</text:p>
              </text:list-item>
              <text:list-item>
                <text:p>Apparition de plusieurs annotations standards permettant de réaliser l’injection de dépendances</text:p>
              </text:list-item>
              <text:list-item>
                <text:p>Permet de ne pas dépendre de l’implémentation</text:p>
                <text:p text:style-name="P34"><text:span text:style-name="T49">→ </text:span><text:span text:style-name="T49">Théoriquement meilleure portabilité de l’applic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32"><text:span text:style-name="T227">JSR 330 : </text:span><text:span text:style-name="T229">@Injec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9">Possibilité de remplacer </text:span><text:span text:style-name="T110">@Autowired</text:span><text:span text:style-name="T49"> par </text:span><text:span text:style-name="T110">@Inject</text:span><text:span text:style-name="T49">, de même appairage par type</text:span></text:p>
              </text:list-item>
              <text:list-item>
                <text:p text:style-name="P20"><text:span text:style-name="T49">Fonctionnalités de base pour l’injection</text:span></text:p>
              </text:list-item>
              <text:list-item>
                <text:p text:style-name="P20"><text:span text:style-name="T49">Pas d’attribut </text:span><text:span text:style-name="T234">required</text:span><text:span text:style-name="T49"> disponible, par défaut lève une exception si aucun bean disponible</text:span></text:p>
              </text:list-item>
              <text:list-item>
                <text:p text:style-name="P20"><text:span text:style-name="T49">Certaines fonctionnalités pas dispo ex. l’injection de collection ou de tableaux</text:span></text:p>
              </text:list-item>
              <text:list-item>
                <text:p text:style-name="P20"><text:span text:style-name="T49">Peut s’utiliser avec </text:span><text:span text:style-name="T110">@Primary</text:span><text:span text:style-name="T49">, </text:span><text:span text:style-name="T110">@Qualifi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32"><text:span text:style-name="T227">JSR 250 : </text:span><text:span text:style-name="T229">@Resourc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9">Possible aussi de remplacer </text:span><text:span text:style-name="T80">@Autowired</text:span><text:span text:style-name="T49"> par </text:span><text:span text:style-name="T80">@Resource</text:span></text:p>
              </text:list-item>
              <text:list-item>
                <text:p text:style-name="P29"><text:span text:style-name="T49">La différence avec </text:span><text:span text:style-name="T80">@Inject</text:span><text:span text:style-name="T49"> est dans le type d’appairage</text:span></text:p>
              </text:list-item>
              <text:list-item>
                <text:p text:style-name="P29"><text:span text:style-name="T49">Appairage par nom et non par type</text:span></text:p>
              </text:list-item>
              <text:list-item>
                <text:p text:style-name="P29"><text:span text:style-name="T49">De même que </text:span><text:span text:style-name="T80">@Inject</text:span><text:span text:style-name="T49"> pas de possibilité de rendre l’injection optionnelle</text:span></text:p>
              </text:list-item>
              <text:list-item>
                <text:p text:style-name="P29"><text:span text:style-name="T49">Peut-être utilisé sur les constructeurs, setter ou attribu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3 : </text:span></text:p>
                <text:p text:style-name="P9"><text:span text:style-name="T5">Levée ambiguïtés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Initialisation et destruction des bea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35">Le besoi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avoir besoin de configurer un bean après sa création</text:p>
              </text:list-item>
              <text:list-item>
                <text:p>Exemples typiques :</text:p>
                <text:list>
                  <text:list-item>
                    <text:list>
                      <text:list-item>
                        <text:p>Accès à une base de données</text:p>
                      </text:list-item>
                      <text:list-item>
                        <text:p>Accès à une API</text:p>
                      </text:list-item>
                      <text:list-item>
                        <text:p>Chargement de données de cache</text:p>
                      </text:list-item>
                    </text:list>
                  </text:list-item>
                </text:list>
              </text:list-item>
              <text:list-item>
                <text:p>On peut aussi avoir besoin d’effectuer des traitements avant la destruction d’un bean</text:p>
                <text:list>
                  <text:list-item>
                    <text:list>
                      <text:list-item>
                        <text:p>Fermeture de connexions</text:p>
                      </text:list-item>
                      <text:list-item>
                        <text:p>Nettoyage dossiers de fichiers temporaires</text:p>
                      </text:list-item>
                      <text:list-item>
                        <text:p>Libération sockets résea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Méthodes via annotation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2 annotations permettant de configurer ces méthodes directement dans le bean</text:p>
              </text:list-item>
              <text:list-item>
                <text:p><text:span text:style-name="T49"><text:s/></text:span><text:span text:style-name="T80">@PostConstruct</text:span><text:span text:style-name="T49"> et </text:span><text:span text:style-name="T80">@PreDestroy </text:span>permettent de définir les méthodes qui seront appelées après création et avant destruction</text:p>
              </text:list-item>
              <text:list-item>
                <text:p>Ces annotations ne sont pas propres à Spring mais définies par la JSR 250</text:p>
              </text:list-item>
              <text:list-item>
                <text:p><text:span text:style-name="T49">Pour Java 11 et ultérieur, il est nécessaire d’ajouter la dépendance </text:span><text:span text:style-name="T6">javax.annotation-api</text:span> pour en disposer</text:p>
              </text:list-item>
              <text:list-item>
                <text:p><text:span text:style-name="T49"><text:s/></text:span><text:span text:style-name="T49">Exemple de configuration connexion API : </text:span></text:p>
              </text:list-item>
            </text:list>
            <text:p text:style-name="P13"><text:span text:style-name="T236">@PostConstruct</text:span></text:p>
            <text:p text:style-name="P13"><text:span text:style-name="T237">public</text:span><text:span text:style-name="T238"> </text:span><text:span text:style-name="T237">void</text:span><text:span text:style-name="T238"> </text:span><text:span text:style-name="T239">init</text:span><text:span text:style-name="T240">() {</text:span></text:p>
            <text:p text:style-name="P27"><text:span text:style-name="T241">restTemplate</text:span><text:span text:style-name="T240">.</text:span><text:span text:style-name="T242">getInterceptors</text:span><text:span text:style-name="T240">().</text:span><text:span text:style-name="T243">add</text:span><text:span text:style-name="T240">(</text:span><text:span text:style-name="T237">new</text:span><text:span text:style-name="T238"> </text:span><text:span text:style-name="T242">ClientHttpRequestInterceptor</text:span><text:span text:style-name="T240">() {</text:span></text:p>
            <text:p text:style-name="P28"><text:span text:style-name="T236">@Override</text:span></text:p>
            <text:p text:style-name="P28"><text:span text:style-name="T237">public</text:span><text:span text:style-name="T238"> </text:span><text:span text:style-name="T244">ClientHttpResponse</text:span><text:span text:style-name="T238"> </text:span><text:span text:style-name="T239">intercept</text:span><text:span text:style-name="T240">(</text:span><text:span text:style-name="T244">HttpRequest</text:span><text:span text:style-name="T238"> </text:span><text:span text:style-name="T245">request</text:span><text:span text:style-name="T240">, </text:span><text:span text:style-name="T237">byte</text:span><text:span text:style-name="T246">[]</text:span><text:span text:style-name="T238"> </text:span><text:span text:style-name="T245">body</text:span><text:span text:style-name="T240">, </text:span><text:span text:style-name="T244">ClientHttpRequestExecution</text:span><text:span text:style-name="T238"> </text:span><text:span text:style-name="T245">execution</text:span><text:span text:style-name="T240">) </text:span><text:span text:style-name="T237">throws</text:span><text:span text:style-name="T238"> </text:span><text:span text:style-name="T247">IOException</text:span><text:span text:style-name="T240"> {</text:span></text:p>
            <text:p text:style-name="P31"><text:span text:style-name="T245">request</text:span><text:span text:style-name="T240">.</text:span><text:span text:style-name="T243">getHeaders</text:span><text:span text:style-name="T240">().</text:span><text:span text:style-name="T242">add</text:span><text:span text:style-name="T240">(</text:span><text:span text:style-name="T248">"Authorization"</text:span><text:span text:style-name="T240">, </text:span><text:span text:style-name="T248">"Bearer "</text:span><text:span text:style-name="T240"> + </text:span><text:span text:style-name="T241">apiKey</text:span><text:span text:style-name="T240">);</text:span></text:p>
            <text:p text:style-name="P31"><text:span text:style-name="T237">return</text:span><text:span text:style-name="T238"> </text:span><text:span text:style-name="T245">execution</text:span><text:span text:style-name="T240">.</text:span><text:span text:style-name="T243">execute</text:span><text:span text:style-name="T240">(</text:span><text:span text:style-name="T245">request</text:span><text:span text:style-name="T240">, </text:span><text:span text:style-name="T245">body</text:span><text:span text:style-name="T240">);</text:span></text:p>
            <text:p text:style-name="P28"><text:span text:style-name="T240">}</text:span></text:p>
            <text:p text:style-name="P27"><text:span text:style-name="T240">});</text:span></text:p>
            <text:p text:style-name="P13"><text:span text:style-name="T2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Méthodes via interface et XML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Spring propose aussi 2 interfaces : <text:span text:style-name="T249">InitializingBean</text:span><text:span text:style-name="T49"> <text:s/>et </text:span><text:span text:style-name="T249">DisposableBean</text:span><text:span text:style-name="T49"> </text:span></text:p>
              </text:list-item>
              <text:list-item>
                <text:p><text:span text:style-name="T49">Permettent de définir respectivement les méthodes : </text:span><text:span text:style-name="T250">afterPropertiesSet</text:span><text:span text:style-name="T251">()</text:span><text:span text:style-name="T49"> et </text:span><text:span text:style-name="T250">destroy</text:span><text:span text:style-name="T251">()</text:span></text:p>
              </text:list-item>
              <text:list-item>
                <text:p text:style-name="P12"><text:span text:style-name="T49">En XML, on pourra définir les attribut : <text:s/></text:span><text:span text:style-name="T61">init-method= </text:span><text:span text:style-name="T49">et </text:span><text:span text:style-name="T61">destroy-method=</text:span></text:p>
              </text:list-item>
              <text:list-item>
                <text:p><text:span text:style-name="T49">Enfin, pour des besoins de configuration plus poussés, on pourra définir des </text:span><text:span text:style-name="T249">BeanPostProcessor</text:span></text:p>
              </text:list-item>
              <text:list-item>
                <text:p><text:span text:style-name="T49">Par exemple pour étendre ou modifier les comportements des beans (proxy, wrapper…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Bean’s Scop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Notion de « scope »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e scope, c-à-d la « portée » d’un bean, est comparable à la notion de durée de vie</text:p>
              </text:list-item>
              <text:list-item>
                <text:p>On a vu que l’injection de dépendances permet la mise en œuvre du pattern Singleton</text:p>
              </text:list-item>
              <text:list-item>
                <text:p>Le scope des beans est configuré en mode « singleton » dans la grande majorité des cas</text:p>
              </text:list-item>
              <text:list-item>
                <text:p>Mais dans certains cas, les données portées par le bean ne doivent pas être partagées</text:p>
              </text:list-item>
              <text:list-item>
                <text:p>Typiquement : dans un contexte multi-thread, pour des données liées à la session utilisateu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3"><text:span text:style-name="T252">@Scop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49">Spring propose une annotation </text:span><text:span text:style-name="T252">@Scope</text:span> pour définir le scope du bean</text:p>
              </text:list-item>
              <text:list-item>
                <text:p><text:span text:style-name="T49">Par défaut le scope est </text:span><text:span text:style-name="T82">singleton</text:span>, ie instance unique avec une durée de vie infinie</text:p>
              </text:list-item>
              <text:list-item>
                <text:p><text:span text:style-name="T49">Plusieurs valeurs peuvent être utilisées pour définir </text:span><text:span text:style-name="T252">@Scope(</text:span><text:span text:style-name="T253">scopeName</text:span><text:span text:style-name="T254"> </text:span><text:span text:style-name="T255">= « ... »</text:span><text:span text:style-name="T252">)</text:span> :</text:p>
                <text:list>
                  <text:list-item>
                    <text:list>
                      <text:list-item>
                        <text:p text:style-name="P13"><text:span text:style-name="T164">prototype</text:span><text:span text:style-name="T256"> : Création d’un nouveau bean à chaque demande</text:span></text:p>
                      </text:list-item>
                      <text:list-item>
                        <text:p text:style-name="P35"><text:span text:style-name="T164">request</text:span><text:span text:style-name="T256"> : Durée de vie correspondant à la requête HTTP</text:span></text:p>
                      </text:list-item>
                      <text:list-item>
                        <text:p text:style-name="P35"><text:span text:style-name="T164">session</text:span><text:span text:style-name="T256"> : Durée de vie correspondant à la durée de la session HTT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Cas d’utilis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a modification du scope doit correspondre à des cas relativement rares</text:p>
              </text:list-item>
              <text:list-item>
                <text:p><text:span text:style-name="T49">Par exemple, si les classes Controller portent des données utilisateurs, elles doivent absolument redéfinir un scope</text:span></text:p>
              </text:list-item>
              <text:list-item>
                <text:p>Mais on évite en général de faire porter aux beans des données liées au contexte, car on nuit alors à l’immutabilité de l’objet</text:p>
              </text:list-item>
              <text:list-item>
                <text:p>Cela pose typiquement des problèmes dans un contexte multi-thread</text:p>
              </text:list-item>
              <text:list-item>
                <text:p text:style-name="P12"><text:span text:style-name="T49">En XML, on définira le scope via l’attribut </text:span><text:span text:style-name="T61">scope=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Scope et Spring Batch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257">Pour ses besoins propres, Spring Batch propose 2 scopes particuliers</text:span></text:p>
              </text:list-item>
              <text:list-item>
                <text:p><text:span text:style-name="T252">@StepScope </text:span><text:span text:style-name="T257">: Permet de conserver un bean en vie pendant la durée d’une étape d’un job</text:span></text:p>
              </text:list-item>
              <text:list-item>
                <text:p text:style-name="P12"><text:span text:style-name="T252">@JobScope </text:span><text:span text:style-name="T257">: Permet de conserver un bean en vie pendant la durée d’un job</text:span></text:p>
              </text:list-item>
              <text:list-item>
                <text:p text:style-name="P12"><text:span text:style-name="T257">Peut-être utile pour en cas de répétition de job sans redémarrage ou de job complexe</text:span></text:p>
              </text:list-item>
              <text:list-item>
                <text:p text:style-name="P12"><text:span text:style-name="T49">En cas de besoin particulier il est possible de définir ses propres scopes en implémentant la classe</text:span><text:span text:style-name="T257"> </text:span><text:span text:style-name="T258">Scop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2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Héritage entre bea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Fonctionnement de l’héritage en XML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réutiliser la configuration d’un bean via l’héritage</text:p>
              </text:list-item>
              <text:list-item>
                <text:p><text:span text:style-name="T49">En XML, avec la balise </text:span><text:span text:style-name="T61">parent=</text:span> on peut réutiliser la configuration d’un bean</text:p>
              </text:list-item>
              <text:list-item>
                <text:p>La valorisation des properties est héritée aussi, et peut-être surchargée</text:p>
              </text:list-item>
              <text:list-item>
                <text:p>Il n’y a pas nécessairement besoin d’un héritage en Java…</text:p>
              </text:list-item>
              <text:list-item>
                <text:p>… mais cela semble plus naturel ! → KIS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Fonctionnement de l’héritage en Java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Avec </text:span><text:span text:style-name="T252">@Configuration</text:span><text:span text:style-name="T49"> on peut de même réutiliser la configuration d’une méthode </text:span><text:span text:style-name="T252">@Bean</text:span></text:p>
              </text:list-item>
              <text:list-item>
                <text:p text:style-name="P12"><text:span text:style-name="T49">Les 2 classes, parent et enfant, doivent alors être annotées avec </text:span><text:span text:style-name="T252">@Configuration</text:span></text:p>
              </text:list-item>
              <text:list-item>
                <text:p text:style-name="P12"><text:span text:style-name="T49">Les 2 méthodes doivent être annotées </text:span><text:span text:style-name="T252">@Bean</text:span></text:p>
              </text:list-item>
              <text:list-item>
                <text:p text:style-name="P12">Un seul bean sera créé en cas de surcharge pour éviter les conflits, celui de la classe fille </text:p>
              </text:list-item>
              <text:list-item>
                <text:p text:style-name="P12">Ce type de configuration devrait rester relativement rare car peut réduire la lisibilité du c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Digression : Héritage VS composi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9">L’héritage fait partie des notions de base Java… </text:span></text:p>
              </text:list-item>
              <text:list-item>
                <text:p text:style-name="P12"><text:span text:style-name="T49">Mais son utilisation excessive peut réduire la lisibilité du code et accroît le couplage</text:span></text:p>
              </text:list-item>
              <text:list-item>
                <text:p text:style-name="P12"><text:span text:style-name="T49">Ex : un trop grand nombre de niveaux d’héritage</text:span></text:p>
              </text:list-item>
              <text:list-item>
                <text:p text:style-name="P12"><text:span text:style-name="T49">On peut lui préférer la composition, ie la définition de composants/attributs communs</text:span></text:p>
              </text:list-item>
              <text:list-item>
                <text:p text:style-name="P12"><text:span text:style-name="T49">Il s’agit d’un vieux débat… mais toujours d’actualité :</text:span></text:p>
                <text:p text:style-name="P19"><text:span text:style-name="T49">https://www.youtube.com/watch?v=wfMtDGfHWp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4 : </text:span></text:p>
                <text:p text:style-name="P9"><text:span text:style-name="T5">Initialisation et destruction des beans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onfiguration XML/Java remix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Mix or not mix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Dans l’absolu : préférable de ne pas mixer les différents types de configuration </text:p>
              </text:list-item>
              <text:list-item>
                <text:p>Peut être nécessaire : </text:p>
                <text:list>
                  <text:list-item>
                    <text:list>
                      <text:list-item>
                        <text:p>pour migrer une application ancienne en XML vers une config annotation/Java based</text:p>
                      </text:list-item>
                      <text:list-item>
                        <text:p>pour avoir une séparation claire du code métier et de considérations techniques</text:p>
                      </text:list-item>
                      <text:list-item>
                        <text:p>pour utiliser XML avec certaines librairies pour gagner en lisibilité (ex. librairie gérant des flux Spring Batch, Apache Camel)</text:p>
                      </text:list-item>
                    </text:list>
                  </text:list-item>
                </text:list>
              </text:list-item>
              <text:list-item>
                <text:p>La documentation officielle propose alors 2 approches : <text:a xlink:href="https://docs.spring.io/spring-framework/reference/core/beans/java/composing-configuration-classes.html#beans-java-combining" xlink:type="simple">lien_doc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XML Centric configur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choisir une configuration centrée sur les fichiers XML</text:p>
              </text:list-item>
              <text:list-item>
                <text:p text:style-name="P20"><text:span text:style-name="T49">On va avoir un fichier XML contenant le tag </text:span><text:span text:style-name="T61">&lt;context:component-scan base-package=«…»/&gt;</text:span></text:p>
              </text:list-item>
              <text:list-item>
                <text:p text:style-name="P20"><text:span text:style-name="T49">On aura des beans déclarés en XML et classes annotées, ex. avec </text:span><text:span text:style-name="T252">@Configuration</text:span></text:p>
              </text:list-item>
              <text:list-item>
                <text:p text:style-name="P36"><text:span text:style-name="T49">On créera le context à partir du fichier XML avec </text:span><text:span text:style-name="T259">ClassPathXmlApplicationContext</text:span></text:p>
              </text:list-item>
              <text:list-item>
                <text:p text:style-name="P20"><text:span text:style-name="T49">On peut mettre en œuvre cette approche pour migrer des applications ancienn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52">@Configuration</text:span><text:span text:style-name="T225"> centric configur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<text:span text:style-name="T49">aura une configuration centrée sur des classes </text:span><text:span text:style-name="T252">@Configuration</text:span><text:span text:style-name="T49"> </text:span></text:p>
              </text:list-item>
              <text:list-item>
                <text:p text:style-name="P12"><text:span text:style-name="T49">Et on importera le contenu de fichiers de config XML dans ces classes avec </text:span><text:span text:style-name="T252">@ImportResource(</text:span><text:span text:style-name="T82">«classpath:fichier.xml»</text:span><text:span text:style-name="T252">)</text:span></text:p>
              </text:list-item>
              <text:list-item>
                <text:p><text:span text:style-name="T49">Ce type de configuration se prête plus à l’intégration d’XML pour certaines librairies</text:span></text:p>
              </text:list-item>
              <text:list-item>
                <text:p><text:span text:style-name="T49">Par exemple la création des beans spring-batch en annotation/Java-based…</text:span></text:p>
              </text:list-item>
              <text:list-item>
                <text:p><text:span text:style-name="T49">Et la constitution du flux des batch en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Spring Tools Suit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Où sont mes beans ?!!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Il peut être difficile de naviguer parmi les beans Spring</text:p>
              </text:list-item>
              <text:list-item>
                <text:p>En particulier en cas de configurations multiples !</text:p>
              </text:list-item>
              <text:list-item>
                <text:p>Spring propose un petit plugin Eclipse nommée Spring Tools Suite, ou en version stand-alone</text:p>
              </text:list-item>
              <text:list-item>
                <text:p><text:span text:style-name="T49">Offre des fonctionnalités liées à Spring Boot </text:span>(démarrage appli, autocomplétion properties), Spring Rest (liste des endpoints d’API)</text:p>
              </text:list-item>
              <text:list-item>
                <text:p>Et propose une fenêtre « Spring Symbols » permettant de retrouver ses bea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Spring Symbol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8cm" svg:height="13.597cm" svg:x="1cm" svg:y="4.222cm">
          <draw:image xlink:href="Pictures/1000000000000556000002D051CBC061096F0F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Spring Symbol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999cm" svg:height="15cm" svg:x="1.001cm" svg:y="3.6cm">
          <draw:image xlink:href="Pictures/1000000000000556000002D097FAA71F536E482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onclus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5">Récap’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’injection de dépendance et l’inversion de contrôle sont des pratiques structurantes</text:p>
              </text:list-item>
              <text:list-item>
                <text:p>Spring offre un cadre permettant une mise en œuvre simple et éprouvée</text:p>
              </text:list-item>
              <text:list-item>
                <text:p>La configuration par annotations, ou Java-based, est peu verbeuse, lisible, et souple</text:p>
              </text:list-item>
              <text:list-item>
                <text:p>Spring offre ensuite de nombreuses fonctionnalités via ses extensions…</text:p>
              </text:list-item>
              <text:list-item>
                <text:p>A suivre… <text:s/></text:p>
              </text:list-item>
            </text:list>
          </draw:text-box>
        </draw:frame>
        <draw:frame draw:style-name="gr1" draw:text-style-name="P4" draw:layer="layout" svg:width="1.618cm" svg:height="1.433cm" svg:x="8.582cm" svg:y="16.1cm">
          <draw:image xlink:href="Pictures/10000000000000A70000009470CAF5BAC9FC6D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8" draw:style-name="dp3" draw:master-page-name="Modele_5f_Insee_5f_V42" presentation:presentation-page-layout-name="AL3T1" presentation:use-date-time-name="dtd1">
        <office:forms form:automatic-focus="false" form:apply-design-mode="false"/>
        <draw:frame presentation:style-name="pr8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8" draw:text-style-name="P38" draw:layer="layout" svg:width="15cm" svg:height="6.293cm" svg:x="7.6cm" svg:y="13.8cm">
          <draw:text-box>
            <text:p><text:span text:style-name="T260">Prénom Nom</text:span><text:span text:style-name="T261"> </text:span><text:span text:style-name="T262">Philippe SABAA</text:span></text:p>
            <text:p><text:span text:style-name="T263">Mél : philippe.sabaa@insee.fr</text:span></text:p>
            <text:p text:style-name="P37"><text:span text:style-name="T264">Prénom Nom</text:span><text:span text:style-name="T265"> </text:span><text:span text:style-name="T266">Clément LAURONT </text:span></text:p>
            <text:p text:style-name="P37"><text:span text:style-name="T263">Mél : clement.lauront@insee.fr</text:span></text:p>
            <text:p text:style-name="P37"><text:span text:style-name="T263"/></text:p>
            <text:p><text:span text:style-name="T263">Avec la participation attentive et bienveillante de </text:span><text:span text:style-name="T267">Valentin Batard</text:span><text:span text:style-name="T263"> (dans le rôle du PO)</text:span></text:p>
            <text:p><text:span text:style-name="T263"/></text:p>
            <text:p text:style-name="P15"><text:span text:style-name="T268">Insee</text:span></text:p>
            <text:p text:style-name="P15"><text:span text:style-name="T269">Établissement : </text:span><text:span text:style-name="T270">SNDI - N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10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/>
    <style:font-face style:name="Consolas1" svg:font-family="Consolas" style:font-adornments="Gras" style:font-pitch="variable"/>
    <style:font-face style:name="Consolas2" svg:font-family="Consolas"/>
    <style:font-face style:name="Consolas3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modern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pitch="variable"/>
    <style:font-face style:name="Segoe UI1" svg:font-family="'Segoe UI'" style:font-family-generic="modern" style:font-pitch="variable"/>
    <style:font-face style:name="Segoe UI2" svg:font-family="'Segoe UI'" style:font-family-generic="swiss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 style:font-charset="x-symbol"/>
    <style:font-face style:name="Segoe UI5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sans-serif" svg:font-family="sans-serif, Arial" style:font-adornments="Gras"/>
    <style:font-face style:name="sans-serif1" svg:font-family="sans-serif, Arial" style:font-adornments="Gras" style:font-pitch="variable"/>
    <style:font-face style:name="sans-serif2" svg:font-family="sans-serif, Arial"/>
    <style:font-face style:name="sans-serif3" svg:font-family="sans-serif, Arial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4" fo:font-size="24pt" fo:language="fr" fo:country="FR" style:font-name-asian="Segoe UI5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9DT16H22M59S</meta:editing-duration>
    <meta:editing-cycles>2300</meta:editing-cycles>
    <meta:generator>LibreOffice/7.5.9.2$Windows_X86_64 LibreOffice_project/cdeefe45c17511d326101eed8008ac4092f278a9</meta:generator>
    <dc:title>Modele_Insee_V4</dc:title>
    <meta:initial-creator>Philippe SABAA</meta:initial-creator>
    <dc:date>2024-03-27T14:42:59.289000000</dc:date>
    <dc:creator>Philippe Sabaa</dc:creator>
    <meta:document-statistic meta:object-count="788"/>
  </office:meta>
</office:document-meta>
</file>